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415cm" table:align="left"/>
    </style:style>
    <style:style style:name="Tabela1.A" style:family="table-column">
      <style:table-column-properties style:column-width="2.274cm"/>
    </style:style>
    <style:style style:name="Tabela1.B" style:family="table-column">
      <style:table-column-properties style:column-width="1.034cm"/>
    </style:style>
    <style:style style:name="Tabela1.C" style:family="table-column">
      <style:table-column-properties style:column-width="2.108cm"/>
    </style:style>
    <style:style style:name="Tabela1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.C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C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C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C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" style:family="table">
      <style:table-properties style:width="4.062cm" table:align="left"/>
    </style:style>
    <style:style style:name="Tabela2.A" style:family="table-column">
      <style:table-column-properties style:column-width="4.062cm"/>
    </style:style>
    <style:style style:name="Tabela2.A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2.A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.A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.A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" style:family="table">
      <style:table-properties style:width="9.326cm" table:align="left"/>
    </style:style>
    <style:style style:name="Tabela3.A" style:family="table-column">
      <style:table-column-properties style:column-width="4.36cm"/>
    </style:style>
    <style:style style:name="Tabela3.B" style:family="table-column">
      <style:table-column-properties style:column-width="4.965cm"/>
    </style:style>
    <style:style style:name="Tabela3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3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4.006cm"/>
    </style:style>
    <style:style style:name="Tabela4.B" style:family="table-column">
      <style:table-column-properties style:column-width="12.995cm"/>
    </style:style>
    <style:style style:name="Tabela4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4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.A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3.533cm"/>
    </style:style>
    <style:style style:name="Tabela5.B" style:family="table-column">
      <style:table-column-properties style:column-width="3.468cm"/>
    </style:style>
    <style:style style:name="Tabela5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5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3.543cm"/>
    </style:style>
    <style:style style:name="Tabela6.B" style:family="table-column">
      <style:table-column-properties style:column-width="2.344cm"/>
    </style:style>
    <style:style style:name="Tabela6.C" style:family="table-column">
      <style:table-column-properties style:column-width="1.113cm"/>
    </style:style>
    <style:style style:name="Tabela6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6.C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1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1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1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2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2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3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3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3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4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4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4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5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5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5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.A6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6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C6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7" style:family="table">
      <style:table-properties style:width="3.325cm" table:align="left"/>
    </style:style>
    <style:style style:name="Tabela7.A" style:family="table-column">
      <style:table-column-properties style:column-width="3.325cm"/>
    </style:style>
    <style:style style:name="Tabela7.A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7.A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" style:family="table">
      <style:table-properties style:width="13.78cm" table:align="left"/>
    </style:style>
    <style:style style:name="Tabela8.A" style:family="table-column">
      <style:table-column-properties style:column-width="1.06cm"/>
    </style:style>
    <style:style style:name="Tabela8.B" style:family="table-column">
      <style:table-column-properties style:column-width="2.247cm"/>
    </style:style>
    <style:style style:name="Tabela8.C" style:family="table-column">
      <style:table-column-properties style:column-width="3.06cm"/>
    </style:style>
    <style:style style:name="Tabela8.D" style:family="table-column">
      <style:table-column-properties style:column-width="3.341cm"/>
    </style:style>
    <style:style style:name="Tabela8.E" style:family="table-column">
      <style:table-column-properties style:column-width="1.187cm"/>
    </style:style>
    <style:style style:name="Tabela8.F" style:family="table-column">
      <style:table-column-properties style:column-width="2.884cm"/>
    </style:style>
    <style:style style:name="Tabela8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8.F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C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D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E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F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" style:family="table">
      <style:table-properties style:width="8.488cm" table:align="left"/>
    </style:style>
    <style:style style:name="Tabela9.A" style:family="table-column">
      <style:table-column-properties style:column-width="4.912cm"/>
    </style:style>
    <style:style style:name="Tabela9.B" style:family="table-column">
      <style:table-column-properties style:column-width="3.575cm"/>
    </style:style>
    <style:style style:name="Tabela9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9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" style:family="table">
      <style:table-properties style:width="7.066cm" table:align="left"/>
    </style:style>
    <style:style style:name="Tabela10.A" style:family="table-column">
      <style:table-column-properties style:column-width="1.06cm"/>
    </style:style>
    <style:style style:name="Tabela10.B" style:family="table-column">
      <style:table-column-properties style:column-width="2.247cm"/>
    </style:style>
    <style:style style:name="Tabela10.C" style:family="table-column">
      <style:table-column-properties style:column-width="3.759cm"/>
    </style:style>
    <style:style style:name="Tabela10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0.C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C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" style:family="table">
      <style:table-properties style:width="11.832cm" table:align="left"/>
    </style:style>
    <style:style style:name="Tabela11.A" style:family="table-column">
      <style:table-column-properties style:column-width="11.142cm"/>
    </style:style>
    <style:style style:name="Tabela11.B" style:family="table-column">
      <style:table-column-properties style:column-width="0.69cm"/>
    </style:style>
    <style:style style:name="Tabela11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1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" style:family="table">
      <style:table-properties style:width="3.387cm" table:align="left"/>
    </style:style>
    <style:style style:name="Tabela12.A" style:family="table-column">
      <style:table-column-properties style:column-width="1.06cm"/>
    </style:style>
    <style:style style:name="Tabela12.B" style:family="table-column">
      <style:table-column-properties style:column-width="2.327cm"/>
    </style:style>
    <style:style style:name="Tabela12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2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15.358cm"/>
    </style:style>
    <style:style style:name="Tabela14.B" style:family="table-column">
      <style:table-column-properties style:column-width="1.642cm"/>
    </style:style>
    <style:style style:name="Tabela14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4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5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5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6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6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7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7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8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8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9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9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0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0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.A1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1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5" style:family="table">
      <style:table-properties style:width="12.312cm" table:align="left"/>
    </style:style>
    <style:style style:name="Tabela15.A" style:family="table-column">
      <style:table-column-properties style:column-width="11.199cm"/>
    </style:style>
    <style:style style:name="Tabela15.B" style:family="table-column">
      <style:table-column-properties style:column-width="1.113cm"/>
    </style:style>
    <style:style style:name="Tabela15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5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5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5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5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5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" style:family="table">
      <style:table-properties style:width="8.816cm" table:align="left"/>
    </style:style>
    <style:style style:name="Tabela16.A" style:family="table-column">
      <style:table-column-properties style:column-width="1.06cm"/>
    </style:style>
    <style:style style:name="Tabela16.B" style:family="table-column">
      <style:table-column-properties style:column-width="2.247cm"/>
    </style:style>
    <style:style style:name="Tabela16.C" style:family="table-column">
      <style:table-column-properties style:column-width="0.961cm"/>
    </style:style>
    <style:style style:name="Tabela16.D" style:family="table-column">
      <style:table-column-properties style:column-width="4.547cm"/>
    </style:style>
    <style:style style:name="Tabela16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6.D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2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3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4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4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5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5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.A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C5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D5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3" style:family="table">
      <style:table-properties style:width="6.422cm" table:align="left"/>
    </style:style>
    <style:style style:name="Tabela13.A" style:family="table-column">
      <style:table-column-properties style:column-width="5.733cm"/>
    </style:style>
    <style:style style:name="Tabela13.B" style:family="table-column">
      <style:table-column-properties style:column-width="0.69cm"/>
    </style:style>
    <style:style style:name="Tabela13.A1" style:family="table-cell">
      <style:table-cell-properties style:vertical-align="middle" fo:background-color="#c0c0c0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ela13.B1" style:family="table-cell">
      <style:table-cell-properties style:vertical-align="middle" fo:background-color="#c0c0c0" style:border-line-width="0cm 0.004cm 0.002cm" fo:padding="0.049cm" fo:border="0.05pt double #808080">
        <style:background-image/>
      </style:table-cell-properties>
    </style:style>
    <style:style style:name="Tabela1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3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3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3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3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paragraph-rsid="014fd113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150847f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0847f" fo:background-color="#ffffff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135af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20cbb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2abc6" fo:background-color="#ffffff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2e1ec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bold" officeooo:rsid="0150847f" officeooo:paragraph-rsid="0153e2da" fo:background-color="#ffffff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000000" fo:background-color="#ffffff"/>
    </style:style>
    <style:style style:name="P12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officeooo:paragraph-rsid="015135af"/>
    </style:style>
    <style:style style:name="P15" style:family="paragraph" style:parent-style-name="Standard">
      <style:paragraph-properties style:line-height-at-least="0.503cm"/>
      <style:text-properties officeooo:paragraph-rsid="01520cbb"/>
    </style:style>
    <style:style style:name="P16" style:family="paragraph" style:parent-style-name="Standard">
      <style:paragraph-properties style:line-height-at-least="0.503cm"/>
      <style:text-properties officeooo:paragraph-rsid="0152e1ec"/>
    </style:style>
    <style:style style:name="P1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5d20b" officeooo:paragraph-rsid="0122241f"/>
    </style:style>
    <style:style style:name="P1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rsid="00b5d20b" officeooo:paragraph-rsid="0122241f" fo:background-color="#ffffff"/>
    </style:style>
    <style:style style:name="P1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color="#008000" style:font-name="Consolas" fo:font-size="10.5pt" fo:font-weight="normal" officeooo:paragraph-rsid="014fd113" fo:background-color="#ffffff"/>
    </style:style>
    <style:style style:name="P20" style:family="paragraph" style:parent-style-name="Standard">
      <style:paragraph-properties fo:margin-left="0cm" fo:margin-right="0cm" fo:margin-top="0cm" fo:margin-bottom="0.25cm" loext:contextual-spacing="false" style:line-height-at-least="0.503cm" fo:text-align="justify" style:justify-single-word="false" fo:text-indent="0cm" style:auto-text-indent="false"/>
      <style:text-properties fo:color="#000000" style:font-name="Consolas" fo:font-size="10.5pt" fo:font-weight="bold" officeooo:rsid="0150847f" officeooo:paragraph-rsid="015135af" fo:background-color="#ffffff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.25cm" loext:contextual-spacing="false" style:line-height-at-least="0.503cm" fo:text-align="justify" style:justify-single-word="false" fo:text-indent="0cm" style:auto-text-indent="false"/>
      <style:text-properties fo:color="#000000" style:font-name="Consolas" fo:font-size="10.5pt" fo:font-weight="bold" officeooo:rsid="0150847f" officeooo:paragraph-rsid="0152abc6" fo:background-color="#ffffff" style:font-weight-asian="bold" style:font-weight-complex="bold"/>
    </style:style>
    <style:style style:name="P22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5d20b" officeooo:paragraph-rsid="014fd113"/>
    </style:style>
    <style:style style:name="P23" style:family="paragraph" style:parent-style-name="Subtitle">
      <style:text-properties officeooo:rsid="014f88ab" officeooo:paragraph-rsid="014f88ab"/>
    </style:style>
    <style:style style:name="T1" style:family="text">
      <style:text-properties fo:font-weight="normal"/>
    </style:style>
    <style:style style:name="T2" style:family="text">
      <style:text-properties officeooo:rsid="010aa152"/>
    </style:style>
    <style:style style:name="T3" style:family="text">
      <style:text-properties officeooo:rsid="014f88ab"/>
    </style:style>
    <style:style style:name="T4" style:family="text">
      <style:text-properties fo:color="#0000ff"/>
    </style:style>
    <style:style style:name="T5" style:family="text">
      <style:text-properties fo:color="#0000ff" style:font-name="Consolas" fo:font-size="10.5pt" fo:font-weight="normal"/>
    </style:style>
    <style:style style:name="T6" style:family="text">
      <style:text-properties fo:color="#0000ff" style:font-name="Consolas" fo:font-size="10.5pt" fo:font-weight="normal" fo:background-color="#ffffff" loext:char-shading-value="0"/>
    </style:style>
    <style:style style:name="T7" style:family="text">
      <style:text-properties fo:color="#000000" style:font-name="Consolas" fo:font-size="10.5pt" fo:font-weight="normal" fo:background-color="#ffffff" loext:char-shading-value="0"/>
    </style:style>
    <style:style style:name="T8" style:family="text">
      <style:text-properties fo:color="#000000" style:font-name="Consolas" fo:font-size="10.5pt" fo:font-weight="bold" officeooo:rsid="0150847f" fo:background-color="#ffffff" loext:char-shading-value="0" style:font-weight-asian="bold" style:font-weight-complex="bold"/>
    </style:style>
    <style:style style:name="T9" style:family="text">
      <style:text-properties fo:color="#000000" style:font-name="Consolas" fo:font-size="10.5pt" fo:font-weight="bold" officeooo:rsid="0152e1ec" fo:background-color="#ffffff" loext:char-shading-value="0" style:font-weight-asian="bold" style:font-weight-complex="bold"/>
    </style:style>
    <style:style style:name="T10" style:family="text">
      <style:text-properties fo:color="#a31515"/>
    </style:style>
    <style:style style:name="T11" style:family="text">
      <style:text-properties fo:color="#a31515" style:font-name="Consolas" fo:font-size="10.5pt" fo:font-weight="normal"/>
    </style:style>
    <style:style style:name="T12" style:family="text">
      <style:text-properties fo:color="#008000" style:font-name="Consolas" fo:font-size="10.5pt" fo:font-weight="normal" fo:background-color="#ffffff" loext:char-shading-value="0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795e26"/>
    </style:style>
    <style:style style:name="T15" style:family="text">
      <style:text-properties fo:color="#795e26" style:font-name="Consolas" fo:font-size="10.5pt" fo:font-weight="normal"/>
    </style:style>
    <style:style style:name="T16" style:family="text">
      <style:text-properties fo:color="#09885a" style:font-name="Consolas" fo:font-size="10.5pt" fo:font-weight="normal"/>
    </style:style>
    <style:style style:name="T17" style:family="text">
      <style:text-properties officeooo:rsid="015135af"/>
    </style:style>
    <style:style style:name="T18" style:family="text">
      <style:text-properties officeooo:rsid="01520cbb"/>
    </style:style>
    <style:style style:name="T19" style:family="text">
      <style:text-properties officeooo:rsid="0152abc6"/>
    </style:style>
    <style:style style:name="T20" style:family="text">
      <style:text-properties officeooo:rsid="0152e1ec"/>
    </style:style>
    <style:style style:name="T21" style:family="text">
      <style:text-properties officeooo:rsid="0153e2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2">1 </text:span>de <text:span text:style-name="T2">IBD</text:span></text:p>
      <text:p text:style-name="P23">SBBD25 anos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<text:span text:style-name="T3">Questão A</text:span></text:h>
      <text:p text:style-name="P17"><text:span text:style-name="T12">/*QUESTAO 1*/</text:span></text:p>
      <text:p text:style-name="P3"><text:span text:style-name="T4">SELECT</text:span> edicao_num, ano, cNome <text:span text:style-name="T4">FROM</text:span> edicao <text:span text:style-name="T4">JOIN</text:span> (</text:p>
      <text:p text:style-name="P3"><text:span text:style-name="T4">SELECT</text:span> id <text:span text:style-name="T4">AS</text:span> cid, nome <text:span text:style-name="T4">AS</text:span> cNome <text:span text:style-name="T4">FROM</text:span> cidade <text:span text:style-name="T4">WHERE</text:span> estado_id = (</text:p>
      <text:p text:style-name="P3"><text:span text:style-name="T4">SELECT</text:span> id <text:span text:style-name="T4">FROM</text:span> estado <text:span text:style-name="T4">WHERE</text:span> sigla = <text:span text:style-name="T10">'SP'</text:span>))</text:p>
      <text:p text:style-name="P3"><text:span text:style-name="T4">AS</text:span> temp <text:span text:style-name="T4">ON</text:span> cidade_id = cid;</text:p>
      <text:p text:style-name="P3"/>
      <text:p text:style-name="P5">RESULTADO – 4 registr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edicao_num</text:p>
          </table:table-cell>
          <table:table-cell table:style-name="Tabela1.A1" office:value-type="string">
            <text:p text:style-name="Table_20_Contents">ano</text:p>
          </table:table-cell>
          <table:table-cell table:style-name="Tabela1.C1" office:value-type="string">
            <text:p text:style-name="Table_20_Contents">cnome</text:p>
          </table:table-cell>
        </table:table-row>
        <table:table-row>
          <table:table-cell table:style-name="Tabela1.A4" office:value-type="string">
            <text:p text:style-name="Table_20_Contents">4</text:p>
          </table:table-cell>
          <table:table-cell table:style-name="Tabela1.B4" office:value-type="string">
            <text:p text:style-name="Table_20_Contents">1989</text:p>
          </table:table-cell>
          <table:table-cell table:style-name="Tabela1.C4" office:value-type="string">
            <text:p text:style-name="Table_20_Contents">Campinas</text:p>
          </table:table-cell>
        </table:table-row>
        <table:table-row>
          <table:table-cell table:style-name="Tabela1.A4" office:value-type="string">
            <text:p text:style-name="Table_20_Contents">23</text:p>
          </table:table-cell>
          <table:table-cell table:style-name="Tabela1.B4" office:value-type="string">
            <text:p text:style-name="Table_20_Contents">2008</text:p>
          </table:table-cell>
          <table:table-cell table:style-name="Tabela1.C4" office:value-type="string">
            <text:p text:style-name="Table_20_Contents">Campinas</text:p>
          </table:table-cell>
        </table:table-row>
        <table:table-row>
          <table:table-cell table:style-name="Tabela1.A4" office:value-type="string">
            <text:p text:style-name="Table_20_Contents">11</text:p>
          </table:table-cell>
          <table:table-cell table:style-name="Tabela1.B4" office:value-type="string">
            <text:p text:style-name="Table_20_Contents">1996</text:p>
          </table:table-cell>
          <table:table-cell table:style-name="Tabela1.C4" office:value-type="string">
            <text:p text:style-name="Table_20_Contents">São Carlos</text:p>
          </table:table-cell>
        </table:table-row>
        <table:table-row>
          <table:table-cell table:style-name="Tabela1.A5" office:value-type="string">
            <text:p text:style-name="Table_20_Contents">9</text:p>
          </table:table-cell>
          <table:table-cell table:style-name="Tabela1.B5" office:value-type="string">
            <text:p text:style-name="Table_20_Contents">1994</text:p>
          </table:table-cell>
          <table:table-cell table:style-name="Tabela1.C5" office:value-type="string">
            <text:p text:style-name="Table_20_Contents">São Carlos</text:p>
          </table:table-cell>
        </table:table-row>
      </table:table>
      <text:p text:style-name="P4"/>
      <text:p text:style-name="P18">/*QUESTAO 2*/</text:p>
      <text:p text:style-name="P3"><text:span text:style-name="T4">SELECT</text:span> nome <text:span text:style-name="T4">FROM</text:span> pesquisador <text:span text:style-name="T4">LEFT JOIN</text:span> (</text:p>
      <text:p text:style-name="P3"><text:span text:style-name="T4">SELECT</text:span> pesquisador_id, nome <text:span text:style-name="T4">AS</text:span> anome <text:span text:style-name="T4">FROM</text:span> pesquisador <text:span text:style-name="T4">JOIN</text:span></text:p>
      <text:p text:style-name="P3">autor <text:span text:style-name="T4">ON</text:span> pesquisador.id = pesquisador_id)</text:p>
      <text:p text:style-name="P3"><text:span text:style-name="T4">AS</text:span> temp <text:span text:style-name="T4">ON</text:span> pesquisador.id = pesquisador_id <text:span text:style-name="T4">WHERE</text:span> pesquisador_id IS <text:span text:style-name="T4">NULL</text:span>;</text:p>
      <text:p text:style-name="P13"/>
      <text:p text:style-name="P6">RESULTADO – <text:span text:style-name="T17">3</text:span> registro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nome</text:p>
          </table:table-cell>
        </table:table-row>
        <table:table-row>
          <table:table-cell table:style-name="Tabela2.A3" office:value-type="string">
            <text:p text:style-name="Table_20_Contents">Murilo S. de Camargo</text:p>
          </table:table-cell>
        </table:table-row>
        <table:table-row>
          <table:table-cell table:style-name="Tabela2.A3" office:value-type="string">
            <text:p text:style-name="Table_20_Contents">Itana Gimenes</text:p>
          </table:table-cell>
        </table:table-row>
        <table:table-row>
          <table:table-cell table:style-name="Tabela2.A4" office:value-type="string">
            <text:p text:style-name="Table_20_Contents">Valéria Elias</text:p>
          </table:table-cell>
        </table:table-row>
      </table:table>
      <text:p text:style-name="P14"/>
      <text:p text:style-name="P12">/*QUESTAO 3*/</text:p>
      <text:p text:style-name="P3"><text:span text:style-name="T4">SELECT</text:span> nome <text:span text:style-name="T4">AS</text:span> peNome, paNome <text:span text:style-name="T4">FROM</text:span> pesquisador <text:span text:style-name="T4">JOIN</text:span> (</text:p>
      <text:p text:style-name="P11">    <text:span text:style-name="T5">SELECT</text:span><text:span text:style-name="T13"> id </text:span><text:span text:style-name="T5">AS</text:span><text:span text:style-name="T13"> paId, nome </text:span><text:span text:style-name="T5">As</text:span><text:span text:style-name="T13"> paNome </text:span><text:span text:style-name="T5">FROM</text:span><text:span text:style-name="T13"> pais </text:span><text:span text:style-name="T5">WHERE</text:span><text:span text:style-name="T13"> nome != </text:span><text:span text:style-name="T11">'brasil'</text:span><text:span text:style-name="T13">)</text:span></text:p>
      <text:p text:style-name="P3"><text:span text:style-name="T4">AS</text:span> temp <text:span text:style-name="T4">ON</text:span> pais_id = paId <text:span text:style-name="T4">WHERE</text:span> sexo = <text:span text:style-name="T10">'F'</text:span>;</text:p>
      <text:p text:style-name="P13"/>
      <text:p text:style-name="P6">RESULTADO – <text:span text:style-name="T17">11</text:span> registros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nome</text:p>
          </table:table-cell>
          <table:table-cell table:style-name="Tabela3.B1" office:value-type="string">
            <text:p text:style-name="Table_20_Contents">paNome</text:p>
          </table:table-cell>
        </table:table-row>
        <table:table-row>
          <table:table-cell table:style-name="Tabela3.A11" office:value-type="string">
            <text:p text:style-name="Table_20_Contents">Vania Maria Ponte Vidal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able:table-row>
          <table:table-cell table:style-name="Tabela3.A11" office:value-type="string">
            <text:p text:style-name="Table_20_Contents">Marianne Winslett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able:table-row>
          <table:table-cell table:style-name="Tabela3.A11" office:value-type="string">
            <text:p text:style-name="Table_20_Contents">Vera Choi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able:table-row>
          <table:table-cell table:style-name="Tabela3.A11" office:value-type="string">
            <text:p text:style-name="Table_20_Contents">Margareth H. Dunham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able:table-row>
          <table:table-cell table:style-name="Tabela3.A11" office:value-type="string">
            <text:p text:style-name="Table_20_Contents">Susan B. Davidson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able:table-row>
          <table:table-cell table:style-name="Tabela3.A11" office:value-type="string">
            <text:p text:style-name="Table_20_Contents">Sharma Chakravarthy</text:p>
          </table:table-cell>
          <table:table-cell table:style-name="Tabela3.B11" office:value-type="string">
            <text:p text:style-name="Table_20_Contents">Estados Unidos da América</text:p>
          </table:table-cell>
        </table:table-row>
        <text:soft-page-break/>
        <table:table-row>
          <table:table-cell table:style-name="Tabela3.A11" office:value-type="string">
            <text:p text:style-name="Table_20_Contents">Brigitte Kerhervê</text:p>
          </table:table-cell>
          <table:table-cell table:style-name="Tabela3.B11" office:value-type="string">
            <text:p text:style-name="Table_20_Contents">França</text:p>
          </table:table-cell>
        </table:table-row>
        <table:table-row>
          <table:table-cell table:style-name="Tabela3.A11" office:value-type="string">
            <text:p text:style-name="Table_20_Contents">Marie Christine Fauvet</text:p>
          </table:table-cell>
          <table:table-cell table:style-name="Tabela3.B11" office:value-type="string">
            <text:p text:style-name="Table_20_Contents">França</text:p>
          </table:table-cell>
        </table:table-row>
        <table:table-row>
          <table:table-cell table:style-name="Tabela3.A11" office:value-type="string">
            <text:p text:style-name="Table_20_Contents">Claudia Roncancio</text:p>
          </table:table-cell>
          <table:table-cell table:style-name="Tabela3.B11" office:value-type="string">
            <text:p text:style-name="Table_20_Contents">França</text:p>
          </table:table-cell>
        </table:table-row>
        <table:table-row>
          <table:table-cell table:style-name="Tabela3.A11" office:value-type="string">
            <text:p text:style-name="Table_20_Contents">Estehr Hochsztain</text:p>
          </table:table-cell>
          <table:table-cell table:style-name="Tabela3.B11" office:value-type="string">
            <text:p text:style-name="Table_20_Contents">Uruguai</text:p>
          </table:table-cell>
        </table:table-row>
        <table:table-row>
          <table:table-cell table:style-name="Tabela3.A12" office:value-type="string">
            <text:p text:style-name="Table_20_Contents">Andrómaca Tasistro</text:p>
          </table:table-cell>
          <table:table-cell table:style-name="Tabela3.B12" office:value-type="string">
            <text:p text:style-name="Table_20_Contents">Uruguai</text:p>
          </table:table-cell>
        </table:table-row>
      </table:table>
      <text:p text:style-name="P6"/>
      <text:p text:style-name="P13"><text:span text:style-name="T12">/*QUESTAO 4*/</text:span></text:p>
      <text:p text:style-name="P3"><text:span text:style-name="T4">SELECT</text:span> pesquisador.nome <text:span text:style-name="T4">AS</text:span> pNome, titulo <text:span text:style-name="T4">FROM</text:span> pesquisador <text:span text:style-name="T4">JOIN</text:span></text:p>
      <text:p text:style-name="P3">autor <text:span text:style-name="T4">ON</text:span> pesquisador.id = pesquisador_id <text:span text:style-name="T4">JOIN</text:span></text:p>
      <text:p text:style-name="P3">instituicao <text:span text:style-name="T4">ON</text:span> instituicao_id = instituicao.id <text:span text:style-name="T4">JOIN</text:span></text:p>
      <text:p text:style-name="P3">autoria <text:span text:style-name="T4">ON</text:span> autor.id = autor_id <text:span text:style-name="T4">JOIN</text:span></text:p>
      <text:p text:style-name="P3">artigo <text:span text:style-name="T4">ON</text:span> artigo_id = artigo.id</text:p>
      <text:p text:style-name="P3"><text:span text:style-name="T4">WHERE</text:span> instituicao.nome = <text:span text:style-name="T10">'UFMG'</text:span> <text:span text:style-name="T4">and</text:span> sexo = <text:span text:style-name="T10">'M'</text:span>;</text:p>
      <text:p text:style-name="P13"/>
      <text:p text:style-name="P6">RESULTADO – <text:span text:style-name="T17">42</text:span> registros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pNome</text:p>
          </table:table-cell>
          <table:table-cell table:style-name="Tabela4.B1" office:value-type="string">
            <text:p text:style-name="Table_20_Contents">titulo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 Protótipo de Otimizador de Consultas a Banco de Dados Relacionais com Base de Conhecimento Multinível</text:p>
          </table:table-cell>
        </table:table-row>
        <table:table-row>
          <table:table-cell table:style-name="Tabela4.A42" office:value-type="string">
            <text:p text:style-name="Table_20_Contents">Eduardo Fernades Barbosa</text:p>
          </table:table-cell>
          <table:table-cell table:style-name="Tabela4.B42" office:value-type="string">
            <text:p text:style-name="Table_20_Contents">Estrutura de Dados e Métodos de Acesso para Discos Óticos de Apenas-Leitura</text:p>
          </table:table-cell>
        </table:table-row>
        <table:table-row>
          <table:table-cell table:style-name="Tabela4.A42" office:value-type="string">
            <text:p text:style-name="Table_20_Contents">Nívio Ziviani</text:p>
          </table:table-cell>
          <table:table-cell table:style-name="Tabela4.B42" office:value-type="string">
            <text:p text:style-name="Table_20_Contents">Estrutura de Dados e Métodos de Acesso para Discos Óticos de Apenas-Leitura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Metodologia para a Especificação dos Aspectos Dinâmicos de um Sistema de Informação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Técnica para Obtenção de Esquema E-R a partir de Texto Originado na Análise de Requisitos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F-G a Fuzzy Algebra for Approximate Answering in Database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Discussão sobre o Mapeamento Relacional Correto de Estruturas Complexas de Especialização em Esquemas Entidade-Relacionamento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Abordagem para a implementação de um Modelo Temporal Orientado a Objetos usando SGBD's Relacionais</text:p>
          </table:table-cell>
        </table:table-row>
        <table:table-row>
          <table:table-cell table:style-name="Tabela4.A42" office:value-type="string">
            <text:p text:style-name="Table_20_Contents">João Marcos B. Cavalcanti</text:p>
          </table:table-cell>
          <table:table-cell table:style-name="Tabela4.B42" office:value-type="string">
            <text:p text:style-name="Table_20_Contents">Uma Abordagem para a implementação de um Modelo Temporal Orientado a Objetos usando SGBD's Relacionai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Abordagem para a Modelagem de Tarefas de Escritórios Usando Redes de Petri</text:p>
          </table:table-cell>
        </table:table-row>
        <table:table-row>
          <table:table-cell table:style-name="Tabela4.A42" office:value-type="string">
            <text:p text:style-name="Table_20_Contents">Vicente de Paula Teixeira</text:p>
          </table:table-cell>
          <table:table-cell table:style-name="Tabela4.B42" office:value-type="string">
            <text:p text:style-name="Table_20_Contents">Uma Abordagem para a Modelagem de Tarefas de Escritórios Usando Redes de Petri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Nova Geração de Sistemas de Gerência de Banco de Dado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 Modelo para Projeto Físico de Bancos de Dados Relacionais</text:p>
          </table:table-cell>
        </table:table-row>
        <table:table-row>
          <table:table-cell table:style-name="Tabela4.A42" office:value-type="string">
            <text:p text:style-name="Table_20_Contents">Cléber Holstácio de Melo</text:p>
          </table:table-cell>
          <table:table-cell table:style-name="Tabela4.B42" office:value-type="string">
            <text:p text:style-name="Table_20_Contents">Um Modelo para Projeto Físico de Bancos de Dados Relacionais</text:p>
          </table:table-cell>
        </table:table-row>
        <table:table-row>
          <table:table-cell table:style-name="Tabela4.A42" office:value-type="string">
            <text:p text:style-name="Table_20_Contents">Denilson Alves Pereira</text:p>
          </table:table-cell>
          <table:table-cell table:style-name="Tabela4.B42" office:value-type="string">
            <text:p text:style-name="Table_20_Contents">Proposta de Extensões a Linguagem SQL para Suportar Gerenciamento de Modelo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Interface Cooperativa para Consultas a Banco de Dados Relacionais</text:p>
          </table:table-cell>
        </table:table-row>
        <text:soft-page-break/>
        <table:table-row>
          <table:table-cell table:style-name="Tabela4.A42" office:value-type="string">
            <text:p text:style-name="Table_20_Contents">Claudiney V. Ramos</text:p>
          </table:table-cell>
          <table:table-cell table:style-name="Tabela4.B42" office:value-type="string">
            <text:p text:style-name="Table_20_Contents">Uma Interface Cooperativa para Consultas a Banco de Dados Relacionais</text:p>
          </table:table-cell>
        </table:table-row>
        <table:table-row>
          <table:table-cell table:style-name="Tabela4.A42" office:value-type="string">
            <text:p text:style-name="Table_20_Contents">Antonio Américo Trivellato Messias</text:p>
          </table:table-cell>
          <table:table-cell table:style-name="Tabela4.B42" office:value-type="string">
            <text:p text:style-name="Table_20_Contents">ExtratER - Extração Semi-automática de Esquemas E-R a Partir de Texto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a Abordagem Orientada a Objetos para o Projeto Lógico de Bancos de Dados Relacionai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Sobre a Manutenção da Consistência de Representações Relacionais Otimizadas de Esquemas ER</text:p>
          </table:table-cell>
        </table:table-row>
        <table:table-row>
          <table:table-cell table:style-name="Tabela4.A42" office:value-type="string">
            <text:p text:style-name="Table_20_Contents">Altigran S. da Silva</text:p>
          </table:table-cell>
          <table:table-cell table:style-name="Tabela4.B42" office:value-type="string">
            <text:p text:style-name="Table_20_Contents">Sobre a Manutenção da Consistência de Representações Relacionais Otimizadas de Esquemas ER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Uma Interface Baseada em Campos Estrelares para Consultas a Bases de Dados Textuais</text:p>
          </table:table-cell>
        </table:table-row>
        <table:table-row>
          <table:table-cell table:style-name="Tabela4.A42" office:value-type="string">
            <text:p text:style-name="Table_20_Contents">Rodrigo O. R. Antunes</text:p>
          </table:table-cell>
          <table:table-cell table:style-name="Tabela4.B42" office:value-type="string">
            <text:p text:style-name="Table_20_Contents">Uma Interface Baseada em Campos Estrelares para Consultas a Bases de Dados Textuais</text:p>
          </table:table-cell>
        </table:table-row>
        <table:table-row>
          <table:table-cell table:style-name="Tabela4.A42" office:value-type="string">
            <text:p text:style-name="Table_20_Contents">Gustavo C. G. Mendonça</text:p>
          </table:table-cell>
          <table:table-cell table:style-name="Tabela4.B42" office:value-type="string">
            <text:p text:style-name="Table_20_Contents">Uma Interface Baseada em Campos Estrelares para Consultas a Bases de Dados Textuais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Ordenação de Respostas Aproximadas Baseada no Modelo AutoClass</text:p>
          </table:table-cell>
        </table:table-row>
        <table:table-row>
          <table:table-cell table:style-name="Tabela4.A42" office:value-type="string">
            <text:p text:style-name="Table_20_Contents">Guilherme Tavares de Assis</text:p>
          </table:table-cell>
          <table:table-cell table:style-name="Tabela4.B42" office:value-type="string">
            <text:p text:style-name="Table_20_Contents">Ordenação de Respostas Aproximadas Baseada no Modelo AutoClas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Projeto / Reprojeto de Banco de Dados Relacionais: a Ferramenta DB-Tool</text:p>
          </table:table-cell>
        </table:table-row>
        <table:table-row>
          <table:table-cell table:style-name="Tabela4.A42" office:value-type="string">
            <text:p text:style-name="Table_20_Contents">Anderson A. Ferreira</text:p>
          </table:table-cell>
          <table:table-cell table:style-name="Tabela4.B42" office:value-type="string">
            <text:p text:style-name="Table_20_Contents">Projeto / Reprojeto de Banco de Dados Relacionais: a Ferramenta DB-Tool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Um Modelo para Recuperação de Informação Especializada Aplicado a Bases de Dados Médicas Semi-Estruturadas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Um Modelo para Recuperação de Informação Especializada Aplicado a Bases de Dados Médicas Semi-Estruturadas</text:p>
          </table:table-cell>
        </table:table-row>
        <table:table-row>
          <table:table-cell table:style-name="Tabela4.A42" office:value-type="string">
            <text:p text:style-name="Table_20_Contents">Luciano R. S. Lima</text:p>
          </table:table-cell>
          <table:table-cell table:style-name="Tabela4.B42" office:value-type="string">
            <text:p text:style-name="Table_20_Contents">Um Modelo para Recuperação de Informação Especializada Aplicado a Bases de Dados Médicas Semi-Estruturadas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Especificação de Consultas Incompletas em Banco de Dados Relacionais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Especificação de Consultas Incompletas em Banco de Dados Relacionais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Uma técnica de Filtragem para Recuperação de Informação</text:p>
          </table:table-cell>
        </table:table-row>
        <table:table-row>
          <table:table-cell table:style-name="Tabela4.A42" office:value-type="string">
            <text:p text:style-name="Table_20_Contents">Gustavo C. G. Mendonça</text:p>
          </table:table-cell>
          <table:table-cell table:style-name="Tabela4.B42" office:value-type="string">
            <text:p text:style-name="Table_20_Contents">Uma técnica de Filtragem para Recuperação de Informação</text:p>
          </table:table-cell>
        </table:table-row>
        <table:table-row>
          <table:table-cell table:style-name="Tabela4.A42" office:value-type="string">
            <text:p text:style-name="Table_20_Contents">Ilmério R. da Silva</text:p>
          </table:table-cell>
          <table:table-cell table:style-name="Tabela4.B42" office:value-type="string">
            <text:p text:style-name="Table_20_Contents">Uma técnica de Filtragem para Recuperação de Informação</text:p>
          </table:table-cell>
        </table:table-row>
        <table:table-row>
          <table:table-cell table:style-name="Tabela4.A42" office:value-type="string">
            <text:p text:style-name="Table_20_Contents">Alberto Henrique Frade Laender</text:p>
          </table:table-cell>
          <table:table-cell table:style-name="Tabela4.B42" office:value-type="string">
            <text:p text:style-name="Table_20_Contents">Codificação Automática de Documentos em Bases de Dados Médicas: Um Estudo Comparativo</text:p>
          </table:table-cell>
        </table:table-row>
        <table:table-row>
          <table:table-cell table:style-name="Tabela4.A42" office:value-type="string">
            <text:p text:style-name="Table_20_Contents">Luciano R. S. de Lima</text:p>
          </table:table-cell>
          <table:table-cell table:style-name="Tabela4.B42" office:value-type="string">
            <text:p text:style-name="Table_20_Contents">Codificação Automática de Documentos em Bases de Dados Médicas: Um Estudo Comparativo</text:p>
          </table:table-cell>
        </table:table-row>
        <table:table-row>
          <table:table-cell table:style-name="Tabela4.A42" office:value-type="string">
            <text:p text:style-name="Table_20_Contents">Berthier A. N. Ribeiro</text:p>
          </table:table-cell>
          <table:table-cell table:style-name="Tabela4.B42" office:value-type="string">
            <text:p text:style-name="Table_20_Contents">Avaliação de Desempenho de um Modelo Bayesiano para Recuperação de Informação em Bibliotecas Digitais</text:p>
          </table:table-cell>
        </table:table-row>
        <table:table-row>
          <table:table-cell table:style-name="Tabela4.A42" office:value-type="string">
            <text:p text:style-name="Table_20_Contents">Ilmério R. da Silva</text:p>
          </table:table-cell>
          <table:table-cell table:style-name="Tabela4.B42" office:value-type="string">
            <text:p text:style-name="Table_20_Contents">Avaliação de Desempenho de um Modelo Bayesiano para Recuperação de Informação em Bibliotecas Digitais</text:p>
          </table:table-cell>
        </table:table-row>
        <table:table-row>
          <table:table-cell table:style-name="Tabela4.A42" office:value-type="string">
            <text:p text:style-name="Table_20_Contents">Saulo M. R. Ricci</text:p>
          </table:table-cell>
          <table:table-cell table:style-name="Tabela4.B42" office:value-type="string">
            <text:p text:style-name="Table_20_Contents">A Multi-view Approach for Detecting Non-Cooperative Users in Online Video Sharing Systems</text:p>
          </table:table-cell>
        </table:table-row>
        <table:table-row>
          <table:table-cell table:style-name="Tabela4.A43" office:value-type="string">
            <text:p text:style-name="Table_20_Contents">Fabrício Benevenuto</text:p>
          </table:table-cell>
          <table:table-cell table:style-name="Tabela4.B43" office:value-type="string">
            <text:p text:style-name="Table_20_Contents">A Multi-view Approach for Detecting Non-Cooperative Users in Online Video Sharing Systems</text:p>
          </table:table-cell>
        </table:table-row>
      </table:table>
      <text:p text:style-name="P6"/>
      <text:p text:style-name="P13"><text:soft-page-break/><text:span text:style-name="T12">/*QUESTAO 5*/</text:span></text:p>
      <text:p text:style-name="P3"><text:span text:style-name="T4">SELECT</text:span> artigo.titulo <text:span text:style-name="T4">AS</text:span> aTitulo, sessao.titulo <text:span text:style-name="T4">AS</text:span> sTitulo <text:span text:style-name="T4">FROM</text:span> artigo <text:span text:style-name="T4">JOIN</text:span></text:p>
      <text:p text:style-name="P11">    <text:span text:style-name="T13">sessao </text:span><text:span text:style-name="T5">ON</text:span><text:span text:style-name="T13"> sessao_id = sessao.id</text:span></text:p>
      <text:p text:style-name="P3"><text:span text:style-name="T4">WHERE</text:span> edicao_id = (<text:span text:style-name="T4">SELECT</text:span> id <text:span text:style-name="T4">FROM</text:span> edicao <text:span text:style-name="T4">WHERE</text:span> ano = <text:span text:style-name="T10">'2010'</text:span>) <text:span text:style-name="T4">AND</text:span> sessao.titulo = <text:span text:style-name="T10">'Information Retrieval'</text:span> <text:span text:style-name="T4">OR</text:span> sessao.titulo = <text:span text:style-name="T10">'Web Applications'</text:span>;</text:p>
      <text:p text:style-name="P17"/>
      <text:p text:style-name="P20">RESULTADO – <text:span text:style-name="T17">6</text:span> registro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aTitulo</text:p>
          </table:table-cell>
          <table:table-cell table:style-name="Tabela5.B1" office:value-type="string">
            <text:p text:style-name="Table_20_Contents">sTitulo</text:p>
          </table:table-cell>
        </table:table-row>
        <table:table-row>
          <table:table-cell table:style-name="Tabela5.A6" office:value-type="string">
            <text:p text:style-name="Table_20_Contents">A Multi-view Approach for Detecting Non-Cooperative Users in Online Video Sharing Systems</text:p>
          </table:table-cell>
          <table:table-cell table:style-name="Tabela5.B6" office:value-type="string">
            <text:p text:style-name="Table_20_Contents">Web Applications</text:p>
          </table:table-cell>
        </table:table-row>
        <table:table-row>
          <table:table-cell table:style-name="Tabela5.A6" office:value-type="string">
            <text:p text:style-name="Table_20_Contents">A Context-Dependent Supervised Learning Approach to Sentiment Detection in Large Textual Databases</text:p>
          </table:table-cell>
          <table:table-cell table:style-name="Tabela5.B6" office:value-type="string">
            <text:p text:style-name="Table_20_Contents">Web Applications</text:p>
          </table:table-cell>
        </table:table-row>
        <table:table-row>
          <table:table-cell table:style-name="Tabela5.A6" office:value-type="string">
            <text:p text:style-name="Table_20_Contents">Indexing Web Form Constraints</text:p>
          </table:table-cell>
          <table:table-cell table:style-name="Tabela5.B6" office:value-type="string">
            <text:p text:style-name="Table_20_Contents">Web Applications</text:p>
          </table:table-cell>
        </table:table-row>
        <table:table-row>
          <table:table-cell table:style-name="Tabela5.A6" office:value-type="string">
            <text:p text:style-name="Table_20_Contents">WCL2R: A Benchmark Collection for Learning to Rank Research with Clickthrough Data</text:p>
          </table:table-cell>
          <table:table-cell table:style-name="Tabela5.B6" office:value-type="string">
            <text:p text:style-name="Table_20_Contents">Information Retrieval</text:p>
          </table:table-cell>
        </table:table-row>
        <table:table-row>
          <table:table-cell table:style-name="Tabela5.A6" office:value-type="string">
            <text:p text:style-name="Table_20_Contents">Learning to Rank using Query-Level Rules</text:p>
          </table:table-cell>
          <table:table-cell table:style-name="Tabela5.B6" office:value-type="string">
            <text:p text:style-name="Table_20_Contents">Information Retrieval</text:p>
          </table:table-cell>
        </table:table-row>
        <table:table-row>
          <table:table-cell table:style-name="Tabela5.A7" office:value-type="string">
            <text:p text:style-name="Table_20_Contents">Using Statistical Features to Find Phrasal Terms in Text Collections</text:p>
          </table:table-cell>
          <table:table-cell table:style-name="Tabela5.B7" office:value-type="string">
            <text:p text:style-name="Table_20_Contents">Information Retrieval</text:p>
          </table:table-cell>
        </table:table-row>
      </table:table>
      <text:p text:style-name="P17"/>
      <text:h text:style-name="P22" text:outline-level="1"><text:span text:style-name="T3">Questão B</text:span></text:h>
      <text:p text:style-name="P19">/*MATRICULA 2015112728</text:p>
      <text:p text:style-name="P12">QUESTÕES 1,2,3,7,4,8*/</text:p>
      <text:p text:style-name="P13"/>
      <text:p text:style-name="P12">/*QUESTAO 1*/</text:p>
      <text:p text:style-name="P3"><text:span text:style-name="T4">SELECT</text:span> artigo.titulo, <text:span text:style-name="T14">count</text:span>(artigo_id) <text:span text:style-name="T4">as</text:span> quantautores, ano <text:span text:style-name="T4">FROM</text:span> artigo <text:span text:style-name="T4">JOIN</text:span> </text:p>
      <text:p text:style-name="P11">    <text:span text:style-name="T13">sessao </text:span><text:span text:style-name="T5">ON</text:span><text:span text:style-name="T13"> sessao_id = sessao.id </text:span><text:span text:style-name="T5">JOIN</text:span><text:span text:style-name="T13"> </text:span></text:p>
      <text:p text:style-name="P3">edicao <text:span text:style-name="T4">ON</text:span> edicao_id = edicao.id <text:span text:style-name="T4">JOIN</text:span> </text:p>
      <text:p text:style-name="P3">autoria <text:span text:style-name="T4">ON</text:span> artigo.id = artigo_id </text:p>
      <text:p text:style-name="P3"><text:span text:style-name="T4">GROUP BY</text:span> artigo.id</text:p>
      <text:p text:style-name="P3"><text:span text:style-name="T4">ORDER BY</text:span> ano <text:span text:style-name="T4">ASC</text:span>, quantautores <text:span text:style-name="T4">DESC</text:span>;</text:p>
      <text:p text:style-name="P13"/>
      <text:p text:style-name="P7">RESULTADO – <text:span text:style-name="T18">617</text:span> registro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Table_20_Contents">titulo</text:p>
          </table:table-cell>
          <table:table-cell table:style-name="Tabela6.A1" office:value-type="string">
            <text:p text:style-name="Table_20_Contents">quantautores</text:p>
          </table:table-cell>
          <table:table-cell table:style-name="Tabela6.C1" office:value-type="string">
            <text:p text:style-name="Table_20_Contents">ano</text:p>
          </table:table-cell>
        </table:table-row>
        <table:table-row>
          <table:table-cell table:style-name="Tabela6.A617" office:value-type="string">
            <text:p text:style-name="Table_20_Contents">Uma Experiência de Prototipação no Ensino de Implementação de SGBDs</text:p>
          </table:table-cell>
          <table:table-cell table:style-name="Tabela6.B617" office:value-type="string">
            <text:p text:style-name="Table_20_Contents">7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O Banco de Dados Geográfico do INPE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Aplicação da Técnica de Bloqueio no Controle de Concorrência de um SGBD Centralizad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Um Esquema de Reconstrução para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Um Método para Projeto de Arquivos para o Gerenciador de Bancos de Dados Image/3000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Banco de Dados Geográfico: Uma Proposta de Especific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Um Gerenciador de Banco de Dados para Aplicações em Circuitos Integrad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6</text:p>
          </table:table-cell>
        </table:table-row>
        <table:table-row>
          <table:table-cell table:style-name="Tabela6.A617" office:value-type="string">
            <text:p text:style-name="Table_20_Contents">Uma Linguagem para um Gerenciador de Banco de Dados Relacional em Micro-computador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1987</text:p>
          </table:table-cell>
        </table:table-row>
        <text:soft-page-break/>
        <table:table-row>
          <table:table-cell table:style-name="Tabela6.A617" office:value-type="string">
            <text:p text:style-name="Table_20_Contents">Modelamento Digital de Terreno no Sistema Geográfico de Informações do INPE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O Modelo Geométrico do N-MOS/UFRG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O Consultor CHR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Projeto Integrado para Banco de Dados Dedutiv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O Projeto Engenharia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Banco de Dados para CAD de Sistemas Digit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Uma Experiência de Prototipação em PROLOG para Sistemas de Bancos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Pacote Gráfico GKS: Uma Proposta de Implement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Um Suporte para Sistemas de Gerência de Banco de Dados Baseado em Modelos de Entidad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Síntese de Cenas Através do Método "Ray-Tracing"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Proposta de um Subsistema de Restrições para um Gerenciador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Integração de Modelos Relacionais em Sistemas Geográficos de Inform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Aspectos Dinâmicos do Modelo Temporal Hierárquico – THM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Banco de Dados Não Convencionais: Uma Proposta para a Microeletrônic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GERPAC – Um SGBD para PAC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Um Sistema de Modelagem Através da Técnica por Varredura ("Sweep Representation")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Integrando Propriedades Estáticas e Dinâmicas no Esquemas Conceitual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Uso de Técnicas de Processamento de Imagens na Determinação de Vent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Um Modelo para Visões-objeto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Implementando uma Máquina de Inferências Acoplada a Banco de Dados Extensionai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7</text:p>
          </table:table-cell>
        </table:table-row>
        <table:table-row>
          <table:table-cell table:style-name="Tabela6.A617" office:value-type="string">
            <text:p text:style-name="Table_20_Contents">GUIMEL2: Um SGBDR para Microcomputadores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Base de Datos Orientadas a Objetos para Aplicaciones Educativa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DESCONT: Um Sistema para Desenvolvimento do Esquema Conceitual Baseado em Frame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Proposta de uma Linguagem de Restrição de Dado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Ferramenta de Projeto e Prototipação de um Sistema de Banco de Dados Inteligente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Ferramenta para a Definição e Verificação de Regras de Integridade em Bancos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GERME - Gerenciador de Projetos para Microeletrônic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Projeto e Implementação de Esquemas Externos Baseados no Modelo de Entidades e Relacionamen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Experiência na Modelagem de um Banco de Conheciment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Mapeamento das Operações Conceituais do Modelo THM para Operações Executáve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Sistemas para Gerenciamento de Bases de Conhecimento: Uma Evolução de SGBD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 Protótipo de Ferramenta para Projeto/Reprojeto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COPPEREL-PC: A Versão do SGBD COPPEREL para Microcomputadores <text:soft-page-break/>Tipo PC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Interface de um Modelo E-R Estendido para BD's Rela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 Modelo de Representação de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Atualização de Agregados em Visõ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Interface Orientada a Objetos para um Ambiente de CAD de Sistemas Digit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Análise de Banco de Dados Orientados par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Processamento de Consultas Recursivas: Uma Discussão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Diretório de Bases de Dad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Sistemas de Informações Cartográfica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Metodologia Centrada em Especificação Formal em Lógica para o Projeto de Sistemas de Banco de Dad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Uma Interface Orientada a Objetos para a Definição de Gatilhos em um SGBD Relacional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8</text:p>
          </table:table-cell>
        </table:table-row>
        <table:table-row>
          <table:table-cell table:style-name="Tabela6.A617" office:value-type="string">
            <text:p text:style-name="Table_20_Contents">Subprojeto em Base de Dados/Objeto/Conhecimento no Ambito do Projeto TABA</text:p>
          </table:table-cell>
          <table:table-cell table:style-name="Tabela6.B617" office:value-type="string">
            <text:p text:style-name="Table_20_Contents">18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Implementação de um Banco de Dados Não Convencional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Trivialização de Dependências de Inclusão em Esquemas Conceituais Relacionai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Avaliação de Rré-Condições das Atividades de Escritóri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Um Modelo para Projeto Físico de Bancos de Dados Relacion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OMS-EITIS: Um Sistema de Gerência de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GOLGO - Gerenciador Orientado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Restrições de Integridade no SGBDR DBGRIQUEL - II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Extensões COPPEREL Para Aplicações Não Convencion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Uma Experiência em Modelar Banco de Dados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A Framework for an Efficient Processing of Knowledge Bases on Secondary Storag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Análise de Desempenho de Bancos de Dados utilizando uma Metodologia Baseada em Benchmark Especializad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Especificação Formal do Modelo Relacionando Usando MET00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Um Método de Coleta e Documentação de Dados para a Modelagem de Sistema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Modelagem da Semântica e Dinâmica em Formulários Eletrônic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Um Ambiente para Desenvolvimento de Protóripos de Bancos de Dados Dedutivos Tempor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Preprocessamento de Atualizações em Bancos de Dados Rela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O Nível Físico Orientado a Objetos de um SGBD Multi-midi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Auto-relacionamentos de Grau Variável e Sua Implementação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Modelo E: Formalização com Redes de Petri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Um Gerador de Planos para Consultas Não Recursivas em DATALOG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89</text:p>
          </table:table-cell>
        </table:table-row>
        <table:table-row>
          <table:table-cell table:style-name="Tabela6.A617" office:value-type="string">
            <text:p text:style-name="Table_20_Contents">Considerações sobre o Signo: Um Sistema Gerenciador de Objetos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m Sistem Inteligente para Integração de Esquemas de Banco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niformização de Interfaces de Comunicação em Ambiente Multimídi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m Protótipo de Otimizador de Consultas a Banco de Dados Relacionais com Base de Conhecimento Multiníve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0</text:p>
          </table:table-cell>
        </table:table-row>
        <text:soft-page-break/>
        <table:table-row>
          <table:table-cell table:style-name="Tabela6.A617" office:value-type="string">
            <text:p text:style-name="Table_20_Contents">Uma Ferramenta de Apoio a Projeto Lógico em Banco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ma Proposta de Modelagem Integrada de Sistemas de Informaçõ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A Rule Language Compiler for an SQL Database Server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Specifying Updatable Views in the Object-Oriented Model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Ambientes para Sistemas de Inform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A Database Implementation for Image Storage System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Estudo Formal da Estrutura de um Modelo de Dados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Modelagem Conceitual Orientada a Objetos para Aplicações não Convencionais em Bancos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ma Abordagem Heurística para a Otimização Semântica de Consultas a Banco de Dados Dedutiv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Um Gerenciador de Transações no Contexto do GERPAC/UNICOSM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Implementação de um Gerenciador de Identificadores de Objetos para o GEO/MR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Efficient Processing of Window Queries in the Pyramid Data Structure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Query Processing in the EDS Parallel Database System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0</text:p>
          </table:table-cell>
        </table:table-row>
        <table:table-row>
          <table:table-cell table:style-name="Tabela6.A617" office:value-type="string">
            <text:p text:style-name="Table_20_Contents">Modificação de Comandos como Instrumento de Cooperatividade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GEOCOPPE: Um SGBD Espacia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A Requirement Analysis for Optimizing Declarative Database Languages: an Eternal Problem Revisited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OPUS: Implementando um Otimizador Extensível para o OMS-EIT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Estrutura de Dados e Métodos de Acesso para Discos Óticos de Apenas-Leitur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a Metodologia para a Especificação dos Aspectos Dinâmicos de um Sistema de Inform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 Ambiente para Descrição e Execução de Aplicações de Bancos de Dados Orientados a Objetos para Documen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a Experiência na Implementação de Operadores de Álgebra Relacional no Computador Paralelo NCP I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 Sistema de Interface Cooperativo para Modelagem em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Benchmark de Sistemas de Bancos de Dados Especializado para as Aplicações do Usuári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 Sistema de Navegação (BROWSER) para o SGBD DAMOKL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Um Sistema de Tratamento de Restrições para Aplicações de Projeto no Contexto GERPAC/UniCOSM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Transformação de um Banco de Dados Orientado a Objetos em um BD Ativ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Suporte à Cooperação em Ambiente de Projeto Assistido por Computador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GET: Um Gerenciador Dinâmico de Tipos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Gerenciamento Físico de Objetos num Sistema de Banco de Dados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GEO: Um Sistema de Gerenciamento de Bases de Dados Orientado a Objetos Estado Atual de Desenvolvimento e Implementação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B2FM: Um Protocolo de Bloqueio em Duas Fases para Transações Multinívei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CoBase: Cooperative Distributed Database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Recent Advances in Temporal Database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ext:soft-page-break/>
        <table:table-row>
          <table:table-cell table:style-name="Tabela6.A617" office:value-type="string">
            <text:p text:style-name="Table_20_Contents">Conceptual Data Modeling Using an Extended ER Model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Transaction Management and Concurrency Control in Distributed Data Base System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1</text:p>
          </table:table-cell>
        </table:table-row>
        <table:table-row>
          <table:table-cell table:style-name="Tabela6.A617" office:value-type="string">
            <text:p text:style-name="Table_20_Contents">Projeto OPUS: Evoluindo para Plataformas de SGBDOO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Contribuição do PROTOGEO ao Projeto de SGBDOO GEOTABA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The Necessity and Contours of a Catalog Standard for RM/V2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Detectando Ambiguidade em Consultas Formai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Estudo Formal das Características de Dedução e Comportamento em um Modelo de Dados Orientado a Objeto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LBF+: Uma Linguagem de Programação de Banco de Dado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POP: Pascal Orientado a Objetos Persistent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Uma Abordagem Orientada a Objetos Adaptada à Concepção de Aplicações em Banco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FeST - Uma Ferramenta para Projeto Conceitual de Banco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VITAO - Visão Integrada Automatizada Orientada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AQUARIUS: Uma Linguagem Orientada a Objetos de Nova Geraçã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Estendendo um Modelo Orientado a Objetos para Expressão de Conhecimento Dedutivo e Comportamenta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A Declarative Conceptual Modelling Languag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Armazenagem e Gerenciamento de Informações Temporais em um Modelo de Dados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Tratamento de Versões em Documentos Multimídi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Uma Abordagem para a Modelagem de Tarefas de Escritórios Usando Redes de Petri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Implementação e Análise de Métodos de Acesso a Dados Espaci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O Esquema de Versões do Modelo Temporal de Objetos (TOM)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Expressive Power of Query Languag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Geración de Aplicaciones Multi-Lenguajes e Interoperabilidad: Un Punto de Partid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Gerenciando Projeto e Cooperação Através de Passos de Projetos e Características de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Um Sistema de Regras de Produção Fortemente Acopladas a Bancos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A Model for Cooperative Transaction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Using an Object Manager in the Design of an Image Database System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Tratamento de Restrições do Modelo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Versions and Histories in Object-Oriented Application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Interactions Between Query Optimization and Concurrency Control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IQL: An Integrated Graphical User Interface for Relational Queries with Genericity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Supporting Very Large Table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PRIMA: A Testbed for Database Processing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Towards Integration of Composite Objects into Relational Query Processing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2</text:p>
          </table:table-cell>
        </table:table-row>
        <table:table-row>
          <table:table-cell table:style-name="Tabela6.A617" office:value-type="string">
            <text:p text:style-name="Table_20_Contents">Elementos Formales para Bases de Datos Orientadas a Objetos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Heros um Sistema de Bancos de Dados Heterogeneos Orientado a Objeto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Parallelism in an Object-Oriented Database Programming Language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3</text:p>
          </table:table-cell>
        </table:table-row>
        <text:soft-page-break/>
        <table:table-row>
          <table:table-cell table:style-name="Tabela6.A617" office:value-type="string">
            <text:p text:style-name="Table_20_Contents">Uma Álgebra para o SGBC KRISY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Cooperative Enviroments for Geographic Databases a Prescriptive Analys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Tratamento de Dados Multimidia num Ambiente de Bancos de Dados Orientados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Gerente de Configurações para o Ambiente STAR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Maintaining Integrity Constraints Across Versions in a DataBase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Benchmarking Object - Based Construct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Implementando um Gerente de Projeto e Cooperação sobre o Sistema de Base de Conhecimento Krisy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Relacionamentos em Modelos de Dados Orientados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Ferramenta de Auxílio para Tradução de Linguagens de Especificação no Desenvolvimento de Sistemas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S-SQL uma Interface Semântic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Representação Interna de um BD Dedutivo para Suportar o Modelo Temporal F-ORM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Quick-Germen: Um Gerador de Programas para Manutenção de Bases de Dados Voltado para o Modelo Entidade-Relacionament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Navegação e Consulta em Bancos de Dado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Consultas tipo SQL como Meio de Auxílio a Busca de Informações em um Banco de Documen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Tratamento de Múltiplos Aspectos de Projetos Através de um Gerenciador de Esquemas de Dados para Modelo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Uma Álgebra para Suportar Linguagens de SGBD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Linguagem de Métodos para um Ambiente de Banco de Dados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TOM-RULES A Uniform and Flexible Approach to Events, Constraints and Deriived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Evolução de Esquemas Utilizando Versões em Banco de Dado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Combining Hypermedia and Databases - The Portinari Project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Integration of Persistent and Relational Database Objects in Coral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TOM RULES - Um Sistema de Regras Ativas e Restrições de Integridade em um Ambiente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Versões em Bancos de Dado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Uma Metodologia para Projeto de Banco de Dados Temporal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ExtratER - Extração Semi-automática de Esquemas E-R a Partir de Tex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Distributed Transaction Processing in DCE Environment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Nova Geração de Sistemas de Gerência de Banco de Dad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Object Oriented Databases and the KBZ Approach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Active Database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Grammars and Syntax Trees in Data Base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Rule Languages: Semantics and Expressive Power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Rule Program Optimization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Query Optimization in Deducting Object-Oriented DBMS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ext:soft-page-break/>
        <table:table-row>
          <table:table-cell table:style-name="Tabela6.A617" office:value-type="string">
            <text:p text:style-name="Table_20_Contents">Projeto GDocE - Gerência de Documentos Estruturados e Multimídia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Extending Relational DBMSs to New Applications: The Starburst Project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3</text:p>
          </table:table-cell>
        </table:table-row>
        <table:table-row>
          <table:table-cell table:style-name="Tabela6.A617" office:value-type="string">
            <text:p text:style-name="Table_20_Contents">Um Modelo Ativo de Representação de Conhecimentos Orientado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C++ Persistente Suportando Vistas de Graf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A Family of Storage Methods for Geographic Dat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O Papel da Abstração de Instanciação em um Meta-modelo de Abstrações para BDO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A Centralized Communication Approach for the Parallel Shared-Nothing Evaluation of Datalog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Sobre a Manutenção da Consistência de Representações Relacionais Otimizadas de Esquemas ER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Modelo de Dados Heros - Sistema de Banco de Dados Heterogêneos Orientado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Modelo Orientado a Objetos para Modelagem de Sistemas e Banco de Dados em Tempo-Rea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Adding Conceptual Constructs to Support Distribution in an Object Oriented Model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OHypA: Um Modelo de Documentos Estruturados Multimídi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Ferramentas de Auxílio para o Desenvolvimento de Projeto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Heterogeneity in Object With Roles Conceptual Modelling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a Modelagem Orientada a Objetos para Aplicações Geográfica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Formalizando a Evolução de Esquemas em SGBD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Modeling and Design of Events and Rules in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a Linguagem Visual de Consulta para o Ambiente STAR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Incorporação do Tempo em um SGBD Orientado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Explorando o Processamento de Consultas no Servidor de Objetos GO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 Ambiente Gráfico de Consulta a um BD Temporal O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a Abordagem Orientada a Objetos para o Projeto Lógico de Bancos de Dados Rela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Processo de Transformação de Consultas para um Sistema de Gerenciamento de Banco de Dados Orientado par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 Estudo para Tratar a Dimensão de Tempo em Sistemas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Um Modelo para Representação de Atividades em Aplicações de Escritório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Refinement of Database Proces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4</text:p>
          </table:table-cell>
        </table:table-row>
        <table:table-row>
          <table:table-cell table:style-name="Tabela6.A617" office:value-type="string">
            <text:p text:style-name="Table_20_Contents">Técnica para Obtenção de Esquema E-R a partir de Texto Originado na Análise de Requisi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MODOC - Uma Metodologia para Modelagem Integrada de Documen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A System for Office Task Organisation: Architecture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Tratamento de Heterogeneidade em Esquemas Conveituais Orientados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ma Discussão sobre o Mapeamento Relacional Correto de Estruturas Complexas de Especialização em Esquemas Entidade-Relacionament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pdate Transactions for Deductive Databases with Update Rul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SABIA - Sistema de Acesso a Bases de Informações Estatística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Definição e Manipulação de Configurações em Banco de Dados Orientados a <text:soft-page-break/>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so de Versões na Garantia de Consistência em Ambientes Mistos de Projeto e Orientaçã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Incorporando Objetos Multimídia em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Operational Specification for Dynamic Functional Dependenci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Poker - Petri Net Oriented Knowledge Engineering Research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Performance Study of Method Execution Alternatives in a Distributed Oject Database System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LinGeo - Uma Linguagem de Consulta Geográfic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Visões e Transações em Banco de Dados O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ma Abordagem para a implementação de um Modelo Temporal Orientado a Objetos usando SGBD's Rela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Armazenamento Distribuído de Mapas Vetoriais em Sistemas de Geoprocessament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Performance Study of Distributed 02 Databases using 007 Benchmark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F-G a Fuzzy Algebra for Approximate Answering in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m modelo de transação para Sistemas de Gerência de Banco de Dados Heterogêni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Cooperative Transactions: a Taxonomy and a New Model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Generalização e Agregação de Atividades: Conceitos Clássicos Aplicados à Representação da Dinâmica de Aplicações de Escritório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5</text:p>
          </table:table-cell>
        </table:table-row>
        <table:table-row>
          <table:table-cell table:style-name="Tabela6.A617" office:value-type="string">
            <text:p text:style-name="Table_20_Contents">Uma Linguagem de Definição e Recuperação de Imagens Baseada em Conteúdo em uma Base de Dados Orientada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Uma Interface Cooperativa para Consultas a Banco de Dados Relacion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Especificação de um Servidor de Objetos MHEG-5 para Apluicações Multimídi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SIRIUS - Modelo de Dados Orientado a Objetos e Baseado em Abstrações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utoria de Aplicações Hipermídia Utilizando um Banco de Dados Orientado a Objet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Map-Tree: Um Método de Acesso para Mapas Long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spectos de Interoperabilidade na Arquitetura Heterogênea HIMPAR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Design and Implementation of Distributed Databases Using Estelle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Controle de Compartilhamento e acesso em GBDOO Baseado em Composição de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Parallelizing Object-Oriented Database Transaction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Um Modelo de Transações Orientado a Qualidade de Serviço Baseado na Arquitetura Multi-Agent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TFS: Um Sistema de Gerenciamento de Transações com Reservas Condi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n Architecture for the Logical Design of OO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Proposta de Extensões a Linguagem SQL para Suportar Gerenciamento de Model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spectos de Implementação de Objetos-Vídeo sobre um SGBD Relacional-Objet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On the Semantics of 'Current-Time' in Temporal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ext:soft-page-break/>
        <table:table-row>
          <table:table-cell table:style-name="Tabela6.A617" office:value-type="string">
            <text:p text:style-name="Table_20_Contents">An Efficient Strategy for Dynamic Knowledge 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Using Parallel B+-trees as a Pratical Alternative to the Classic T-tre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n Aproach to Multi-User KBMS in Workstation/Server Enviroment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Combinando Banco de Dados Ativos e Sistemas de Informação Geográfica para Manutenção de Restrições Topológica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Uso Integrado de Reconhecimento e Geração de Planos no Contexto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Formal Method for Document Cloustering Based on Their Semantics and Its Use in Information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Definindo Transações Corretas de Atualizações de Visões na Presença de Efeitos Colaterai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An Aproach to Knowledge-Discovery for Dealing with Empty Queries in Relational Database System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Checking Bonded History Temporal Constraints using a Natural History Encoding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6</text:p>
          </table:table-cell>
        </table:table-row>
        <table:table-row>
          <table:table-cell table:style-name="Tabela6.A617" office:value-type="string">
            <text:p text:style-name="Table_20_Contents">GOA++: Tecnologia, Implementação e Extensões aos Serviços de Gerência de Objetos</text:p>
          </table:table-cell>
          <table:table-cell table:style-name="Tabela6.B617" office:value-type="string">
            <text:p text:style-name="Table_20_Contents">1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Towards a Formal Object-Oriented Data Modeling: The KBZ+ Approach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Extensão de um Banco de Dados de Objetos MHEG-5 para Suportar Busca por Conteúd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Interoperabilidade em um Sistema de Banco de Dados Heterogêneos usando Padrão CORB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Acesso Integrado a Banco de Dados Distribuídos Heterogêneos utilizando CORBA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Using Formal Operators for Visual Queries in Historical Databas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Uma Interface Baseada em Campos Estrelares para Consultas a Bases de Dados Textu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Projeto / Reprojeto de Banco de Dados Relacionais: a Ferramenta DB-Too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Querying an Object-Oriented Database Using CPL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Um Modelo para Recuperação de Informação Especializada Aplicado a Bases de Dados Médicas Semi-Estruturada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MITO - Manipulation of Incomplete Temporal Object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Uma ferramenta de Apoio a Formulação de Consultas a Base de Dados na Área da Saúd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A Query Language for Retrieving Information in Eletronic Mail Enviroment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Schema Update and Restructuring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Especificação de Mediadores para Acesso e Atualização de Múltiplas Bases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SES Sistema de Extração Semântica de Informaçõ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Applying Delegation to OO Logical Design: Towards Reuse in OO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Constructing Deductive-like Object-oriented Global Schema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Sample Reconciliation of Transactions to Increase Concurrency in Historical Object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Rule Support in a Object-Oriented Data Manager for Cooperative Design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Versões em Banco de Dados para SIG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Realização Eficiente de Junções Espaciais Utilizando Hash-Join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ext:soft-page-break/>
        <table:table-row>
          <table:table-cell table:style-name="Tabela6.A617" office:value-type="string">
            <text:p text:style-name="Table_20_Contents">Um Modelo de Transações Cooperativas Integrado a um Modelo de Versõ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Paralelismo em SGBSOO com Memória Distribuída: Uma IMplementação no Pargo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Ordenação de Respostas Aproximadas Baseada no Modelo AutoClas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7</text:p>
          </table:table-cell>
        </table:table-row>
        <table:table-row>
          <table:table-cell table:style-name="Tabela6.A617" office:value-type="string">
            <text:p text:style-name="Table_20_Contents">Editor de Esquemas com suporte para Hierarquias de Classificação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Development of a Computer Aided Geographic Database Design System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Propagação e Proliferação de Versões em Modelos Conceituais Hipermídia com Composiçõe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ECHOHOOD - Constructing DBMSs Based on Framework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Ambiente de Projeto de Regras de Negócio em Banco de D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Uma técnica de Filtragem para Recuperação de Informação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Especificação de Consultas Incompletas em Banco de Dados Relacionai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Compartilhamento de Componentes com Vesões em Documentos Estruturado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Um Modelo de Suporte à Evolução de Esquemas em Banco de Dados Orientados a Objetos com o Emprego de Versõ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An Active Rule Language for an Object Management System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Enhanced Support of Relationship Semantics in Object-Relational Database System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Codificação Automática de Documentos em Bases de Dados Médicas: Um Estudo Comparativo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Usando Dados Geográficos Urbanos na Comparação de Desempenho de Métodos de Acesso Espaci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Hiper Store, um Repositivo de Objetos Baseado em Banco de Dados Residentes em Memória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Representando Exceções e Prevendo Tratamento de Falhas no Nível de Modelagem de Workflow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Métodos de Acesso em Banco de Dados Orientados a Objet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Projeto de Dados em Banco de Dados Distribuí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Generating Parallel Query Execution Plans for OQL Using a Parallelism Extraction Technique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Extensions to Decision Tree Algorithms for Classification and Data Mining in Large Databa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Sistema de Manipulação Nebulosa de Banco de Dado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Materialização/Utilização Eficientes de Visões em Data Warehous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Integração de LPOO e BDOO: Uma experiência com JAVA e GOA++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Uma Proposta para Identificação de Aspectos Temporais em SGBDs Relacion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Avaliação de Desempenho de um Modelo Bayesiano para Recuperação de Informação em Bibliotecas Digitai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Instanciating Integrated Schemas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8</text:p>
          </table:table-cell>
        </table:table-row>
        <table:table-row>
          <table:table-cell table:style-name="Tabela6.A617" office:value-type="string">
            <text:p text:style-name="Table_20_Contents">Geração de Regras de Associação Quantitativa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A Reflective Persistence Middleware over an Object Oriented Database Engine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DEByE - Uma ferramenta para Extração de Dados Semi-Estruturad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A Graphical Notebook as Interaction Metaphor for Querying Databas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ext:soft-page-break/>
        <table:table-row>
          <table:table-cell table:style-name="Tabela6.A617" office:value-type="string">
            <text:p text:style-name="Table_20_Contents">Uma Ferramenta para Gerência de Metadados em Arquiteturas Baseadas em Mediador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Utilizando Técnica de Reconhecimento de Caracteres Manuscrit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A Tecnologia Objeto-Relacional em Ambientes de Data Warehouse: Uso de Séries de Tempo como Tipo de Dado Não Convencional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Incerteza em Bancos de Dados: Tipo de Dados Nebulosos no GOA++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TDA - Um Método para Indexar Topologicamente Atributos Espaciai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Modelagem de Bancos de Dados em Tempo-real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A Scheduling Method of Database Migration for WAN Environment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Uma Avaliação Experimental sobre Técnicas de Indexação em Bancos de Dados Orientados a Objet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SNePS and Semi-Structured Databa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Recovery in Multidatabase Syste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Interactive Multistage Simulation of Goal-Driven Ag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Building Logical DVR Model of a Multidimensional Database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Tratamento de Herança em uma Interface Gráfica de Consulta a Bancos de Dados Relacionai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Uma Primitiva para dar Suporte à Obtenção de Resumos Estatísticos para Clasificação em Mineração de Dad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Compartilhamento de Módulos de Bases de Dados Heterogêneas através de Objetos Integrador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Integrando Sistemas Legados a Bancos de Dados Heterogêne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Queries to Temporal Databases Supporting Schema Version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Behavior of Active Rules within Multi-Database Syste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Integração de Sistemas de Bancos de Dados Heterogêneos Usando Framework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Towards a Knowledge Base Management System (KBMS): An Ontology-Aware Database Management System (DBMS)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Data-driven Active Rules for the Maintenance of Derived Data and Integrity Constraints in User Interfaces to Databa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Supporting Cooperation with Integrated Transaction and Session Facilitie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1999</text:p>
          </table:table-cell>
        </table:table-row>
        <table:table-row>
          <table:table-cell table:style-name="Tabela6.A617" office:value-type="string">
            <text:p text:style-name="Table_20_Contents">Avaliação do Algoritmo de Coerência de Cache de Disco DSMIO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An Architecture for Data Warehouse Systems Using a Heterogeneous Database Management System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A Raster Approximation for Processing of Polyline Joi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Mining Temporal Constraints in Databases Using Genetic Programming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Fast Feature Selection Using Fractal Dimension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ASByE: uma Ferramenta Baseada em Exemplos para Especificação de Agentes para Coleta de Documentos Web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Using Quantitative Information for Efficient Association Rule Generation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Uma Interface Gráfica para Consulta a Fontes de Dados XM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Investigando a Variação do Desempenho de Métodos de Acesso Multidimensionais em Função da Distribuição Espacial dos Dad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Parallel Processing Evaluation of Path Expression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Topographic Combination of Images and Text for Information Discovery in a <text:soft-page-break/>Digital Library Context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Modelo de Custos para Seleção Dinâmica de Agregados a Materializar em Data Warehou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Implementing a Metadata Database for an Environmental Informatuin System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Past-directed Evaluation of Dynamic Integrity Constraints in Temporal Databa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Self-Maintenance of Match Classes in Materialized Integrated View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Heterogeneous Database Interoperability Using the WWW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An Investigation on Factors that Affect the Performance of Spatial Join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Construção Eficiente de Índices para Bases de Dados Textuai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Modeling of an Object-Oriented Data Mart for Knowledge Discovery in Multimedia Metadata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GeoVisual Interface - A Visual Query Interface for Geographic Information Syste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Distribuindo os Dados do Data Warehouse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Query Optimization in KESS - An Ontology-Based KB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Temporal Serialization Graph Testing: An Approach to Control Concurrency in Broadcast Environ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A Methodology Targeted at the Insertion of Data Warehouse Technology in Corporation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Mail-by-Example: A Visual Query Interface for Managing Large Volumes of Data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Implementing a Temporal Database on Top of a Conventional Database: Mapping of the Data Model and Data Definition Management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0</text:p>
          </table:table-cell>
        </table:table-row>
        <table:table-row>
          <table:table-cell table:style-name="Tabela6.A617" office:value-type="string">
            <text:p text:style-name="Table_20_Contents">Visualização de Dados em Sistemas de Bases de Dados Relacionai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Mineração Incremental de Regras de Associação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Recuperação de Informação em Coleções Médicas Utilizando Categorização Automática de Documento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Gerenciamento Temporal de Versões para Evolução de Esquemas em BDOO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Documenting Changes in a Spatiotemporal Database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Modelagem Vetorial Estendida por Regras de Associação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Ad hoc Query Support for Very Large Scientific Data: the Metadata Approach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Recuperação de Imagens na Web Baseada em Múltiplas Evidências Textuai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Consultas por Similaridade em Dados Multimídi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Processamento Eficiente de Junções Espaçotemporai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Using Agents for Generation and Maintenance of Mediators in a Data Integration System on the Web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Matchsimile: A Flexible Approximate Matching Tool for Personal Names Searching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A Metadata Approach to Manage and Organize Electronic Documents and Collections on the Web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Uma Abordagem para Armazenamento de Dados Semi-Estruturados em Bancos de Dados Relacionai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ARCOJP: Uma Arquitetura para Comparação de Junções Paralel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The Dimension-Join: A New Index for Data Warehou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ext:soft-page-break/>
        <table:table-row>
          <table:table-cell table:style-name="Tabela6.A617" office:value-type="string">
            <text:p text:style-name="Table_20_Contents">Incorporating Deviation-Detection Functionality into the OLAP Paradigm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Estendendo o Modelo de Relacionamentos do OpenGIS para Garantir Restrições Espaciais Topológica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Semantic Integration of Tourism Enterprises: an Ontological Approach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Implementação em Java de um Algoritmo de Árvore de Decisão Acoplado a um SGBD Relaciona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Recuperação de Documentos Jurídicos Baseada em um Tesauro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Applying Rules for Partitioned Parallelism in OODBMS within an Optimizer Generator Framework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Constraints for XM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Data Management in eCommerce: The Good, the Bad, and the Ugly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Gerência de Dados na Web (Web Data Management)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1</text:p>
          </table:table-cell>
        </table:table-row>
        <table:table-row>
          <table:table-cell table:style-name="Tabela6.A617" office:value-type="string">
            <text:p text:style-name="Table_20_Contents">Consultando Bancos de Dados Disponíveis na Web Usando Palavras-Chave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Recuperação de Informação Médica Interlíngua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rquitetura de Software para Construção de Banco de Dados Geográficos com SGBD Objeto-Relacionai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Format-Independent Change Detection and Propagation in Support of Mobile Computing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valiação de Sistemas de Coerência de Cache em Arquiteturas ODBMs Cliente-Servidor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iFP-growth: Um Algoritmo Incremental para Determinar Regras de Associação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Mining Reliable Models of Associations in Dynamic Databas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TV_ODMG: Uma Extensão do Padrão ODMG com Suporte para Tempo e Versõ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XVerter: Armazenamento e Consulta de Dados XML em SGBD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 Multi-User Key and Data Exchange Protocol to Manage a Secure Database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Expansão de Consultas Utilizando Indexação Semântica Latente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MPA: Knowledge Management in Analytical-based Decision Process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DIG: Mm Serviço de Custos e Estatísticas para o Processamento Distribuído de Consult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Uma Abordagem Top-Down para Geração das Correspondências entre XML Schemas Semântic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Semiautomatic Generation of Data-Extraction Ontologies from Relational Databa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n Overview of Genomic Databases Research Issu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MDB: An Approach for Sharing Mobile Databases in Dynamically Configurable Environ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Personalized Keyword Search with Partial-Order Preferenc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Diretrizes para a Modelagem Incremental de Data Mar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Competitive Online Comparison for Parallel Join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Avaliação de Estratégias para o Processamento de Expressões de Caminho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Mineração Eficiente de Regras de Classificação com Sistemas de Banco de Dados Objeto-Relaciona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ToX, the Toronto XML Server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ext:soft-page-break/>
        <table:table-row>
          <table:table-cell table:style-name="Tabela6.A617" office:value-type="string">
            <text:p text:style-name="Table_20_Contents">Pesquisa e Desenvolvimento em Bancos de Dado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Data Mining Methods for Large Database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The Semantic Web: Fundamentals, Technologies, Trend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Indexing and Mining Time Serie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Mining Data Streams: Applications and Method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2</text:p>
          </table:table-cell>
        </table:table-row>
        <table:table-row>
          <table:table-cell table:style-name="Tabela6.A617" office:value-type="string">
            <text:p text:style-name="Table_20_Contents">Using Domain Ontologies to Help Track Data Provenance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Enforcement of Business Rules in Relational Databases Using Constraint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Informação de Links no Modelo Vetorial Usando uma Estrutura Funciona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locação de Dados em Bancos de Dados Distribuído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 Data Mart Approach for Monitoring Web Services Usage and Evaluating Quality of Servic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Operadores de Seleção por Similaridade para Sistemas de Gerenciamento de Bases de Dados Relacionai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Efficient, Accurate and Privacy-Preserving Data Mining for Frequent Itemsets in Distributed Databas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Data Modification Language for Full Support of Temporal Schema Versioning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Workflow Execution in Disconnected Environment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Uma Proposta para Gerenciamento de Metadados nos Padrões XML e DTD em Repositórios MOF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Integrating Biological Databas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UXQuery: Building Updatable XML Views over Relational Databas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n Improved Approach in Data Warehousing ETLM Process for Detection of Changes in Source Dat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Uma Máquina Extensível para Suporte a Novos Modelos de Execução de Consult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 Nearest-Neighbor Method as a Data Preparation Tool for a Clustering Genetic Algorithm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Cherry Picking: A Semantic Query Processing Strategy for the Evaluation of Expensive Predicat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umento da Eficiência das Estruturas de Indexação Métricas com Uso de Conceitos da Lógica Nebulos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Performance and Quality Evaluation of a Personalized Route Planning System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Mining Class-Dependent Rules Using the Concept of Generalization/Specialization Hierarchi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Towards an Intelligent Information System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Fragmentation of XML Docu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Can Ontologies Improve Web Search Engine Effectiveness Before the Advent of the Semantic Web?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Verificação Automática da Qualidade de Dados Extraídos da Web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Generating Mediation Queries for XML-based Data Integration Syste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The Nuts and Bolts of DBMS Construction: Building your Own Prototype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Usando Critérios de Qualidade para Materialização Seletiva de Dad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Privacy Preserving Clustering by Data Transformation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 Gentle Introduction to Machine Learning and Data Mining for the Database Community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3</text:p>
          </table:table-cell>
        </table:table-row>
        <text:soft-page-break/>
        <table:table-row>
          <table:table-cell table:style-name="Tabela6.A617" office:value-type="string">
            <text:p text:style-name="Table_20_Contents">XML: From Practice to Theory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Database Tuning: Principles, Experiments, and Guidance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Implementing and Evaluating Warehouses and Summaries Over a Cluster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Activist Data Mining for Computational Science: Tools and Application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3</text:p>
          </table:table-cell>
        </table:table-row>
        <table:table-row>
          <table:table-cell table:style-name="Tabela6.A617" office:value-type="string">
            <text:p text:style-name="Table_20_Contents">Providing Multidimensional and Geographical Integration Based on a GDW and Metamodel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Visual Analysis of Feature Selection for Data Mining Processe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 Pull-Based Approach for Incremental View Maintenance in Mobile DW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FramePersist: An Object Persistence Framework for Mobile Device Application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On Coding Navigation Paths for In-Memory Navigation in Persistent Object Stor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Modelagem de Bibliotecas Digitais usando a Abordagem 5S: Um Estudo de Caso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 Framework for Data Quality Evaluation in a Data Integration System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Classificação de Restrições de Integridade em Bancos de Dados Temporais de Versõ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DBM-Tree: A Dynamic Metric Access Method Sensitive to Local Density Data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ctive XML, Security and Access Contro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n Apriori-based Approach for First-Order Temporal Pattern Mining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daptive Virtual Partitioning for OLAP Query Processing in a Database Cluster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Towards Cost-based Optimization for Data-intensive Web Service Computation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Dependence among Terms in Vector Space Model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Twisting the Metric Space to Achieve Better Metric Tre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 Hypotheses-based Method for Identifying Skewed Itemse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Web Semântica e Serviços Web: Automatizando a Integração de Recursos na Web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Integrating Heterogeneous Data Sources in Flexible and Dynamic Environ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QUAWARE: A Data Quality Support Environment for Data Warehous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plicação de um Filtro Seletivo para a Otimização de Consultas Paralelas Usando o Agrupamento Prévio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Siphoning Hidden-Web Data through Keyword-Based Interfac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Computing the Dependency Basis for Nested List Attribut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Query Processing in ROSA Data Mode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Optimizing Ranking Calculation in Web Search Engines: a Case Study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Matching of XML Schemas and Relational Schema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A Lock Manager for Collaborative Processing of Natively Stored XML Docu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Mineração do Uso da Web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i-FoX: Um Índice Eficiente e Compacto para Dados XM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XML Query Processing: Storage and Query Model Interplay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4</text:p>
          </table:table-cell>
        </table:table-row>
        <text:soft-page-break/>
        <table:table-row>
          <table:table-cell table:style-name="Tabela6.A617" office:value-type="string">
            <text:p text:style-name="Table_20_Contents">The EDAM Project: Exploratory Data Analysis and Management at Wisconsin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Narratives over Real-life and Fictional Domain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4</text:p>
          </table:table-cell>
        </table:table-row>
        <table:table-row>
          <table:table-cell table:style-name="Tabela6.A617" office:value-type="string">
            <text:p text:style-name="Table_20_Contents">Uma Biblioteca Digital Georreferenciada para Dados Ecológicos.</text:p>
          </table:table-cell>
          <table:table-cell table:style-name="Tabela6.B617" office:value-type="string">
            <text:p text:style-name="Table_20_Contents">7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Detecção de Réplicas Utilizando Conteúdo e Estrutura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DeweyIDs - The Key to Fine-Grained Management of XML Document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TVCL - Temporal Versioned Constraint Language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Extending Relational Algebra to express one-to-many data transformatio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Querying complex objects by similarity in SQ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Geração Automática de Visões de Objeto de Dados Relacionai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A Geographic Knowledge Base for Semantic Web Application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Algoritmos Genéticos para Consultas por Similaridade Aproximad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Peer-To-Peer Databases for e-Science: a Biodiversity Case Study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Uma Arquitetura Eficiente para Armazenamento, Compressão e Acesso a Dados em Dispositivos Móveis com Recursos Computacionais Limitad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SSDM: A Semantically Similar Data Mining Algorithm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Remoção de Ambiguidades na Identificação de Autoria de Objetos Bibliográfic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A Domain Integrity Constraint Control for XML Docume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First-Order Temporal Pattern Mining with Regular Expression Constraint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Warping the Time on Data Strea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Mapeamento de Definições XML Schema para SQL: 1999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Self Describing Components: Searching for Digital Artifacts on the Web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Design and Implementation of a Global Self-tuning Architecture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Integração de Objetos de Aprendizagem no Sistema ROSA-P2P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Rule Generation and Rule Selection Techniques for Cost-Sensitive Associative Classification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Business Process Optimization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Desafios na Gerência de Dados Distribuídos: Web, Clusters e Grid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Approximate Query Processing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Integrating Information for On Demand Computing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Mining Time Series Data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Bibliotecas Digitais/Digital Librarie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5</text:p>
          </table:table-cell>
        </table:table-row>
        <table:table-row>
          <table:table-cell table:style-name="Tabela6.A617" office:value-type="string">
            <text:p text:style-name="Table_20_Contents">Um Framework para Concepção de Ferramentas de Apoio à Decisão Baseadas em Ontologias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DAGA - ADaptive AGgregation Algorithm for Sensor Network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On RDBMS and Workflow Support for Componentized Digital Librari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Extracting and Searching Useful Information Available on Web FAQ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n Efficient Approach to Scale up k-medoid based Algorithms in Large Databas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 Query Language for a Versioned Object Oriented Database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Extração de Dados e Metadados em Textos Semi-estruturados usando HMM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Data Management in P2P System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Towards Autonomic Index Maintenance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ext:soft-page-break/>
        <table:table-row>
          <table:table-cell table:style-name="Tabela6.A617" office:value-type="string">
            <text:p text:style-name="Table_20_Contents">ROSA+: Um Repositório de Objetos de Aprendizagem com Suporte a Inferência e Regr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Melhorando o Desempenho do Processamento de Consultas Drill-Across em Ambientes de Data Warehousing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EIT - Escalonador Inteligente de Transaçõ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Using Fuzzy Ontologies to Extend Semantically Similar Data Mining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Geração Eficiente de Planos de Materialização para Documentos XML Ativ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utomatic Generation of SQL/XML View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utomatic Inconsistency Treatment in Case-Based Reasoning System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YAQCX: A Word-based Query-aware Compressor for XML Dat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OM: A Tunable Framework for Optimizing Continuous Queries over Data Strea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Ferramenta para Geração de Modelo Dimensional para Data Warehou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On the Complexity of Process Pipeline Schedul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plicação de Banco de Dados Orientado a Objetos na Modelagem Multidimensiona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Query Driven Sequence Pattern Min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n Introduction to Data Grid Management Systems (DGMS)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Data Stream Query Processing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6</text:p>
          </table:table-cell>
        </table:table-row>
        <table:table-row>
          <table:table-cell table:style-name="Tabela6.A617" office:value-type="string">
            <text:p text:style-name="Table_20_Contents">A Hypergraph Model for Computing Page Reputation on Web Collections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Querying Geographical Data Warehouses With GeoMDQL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A Component-Based Digital Library Service for Finding Missing Document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EDACluster: An Evolucionary Density and Grid-Based Clustering Algorithm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Constrained Aggregate Similarity Queries in Metric Space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Towards Efficient Horizontal Multimedia Database Fragmentation using Semantic-based Predicates Implication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RepliX: Um Mecanismo para a Replicação de Dados XM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Similarity and Analogy over Application Domai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Um Metamodelo para a Especificação de Data Warehouses Geográfico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Mining Temporal Relational Patterns over Databases with Hybrid Time Domai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Constraint-based Tree Pattern Mining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A Heuristic-based Hierarchical Clustering Method for Author Name Disambiguation in Digital Librari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Efficient XML Structural Similarity Detection using Sub-tree Commonalitie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Sistema FOQuE para Expansão Semântica de Consultas Baseada em Ontologias Difus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A new approach for similarity queries using neighborhood graph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Uma Estratégia baseada em Técnicas de KDD para apoiar o Projeto Físico em SGBDs XML Nativ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Bulk-loading Dynamic Metric Access Method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Storing AXML documents with ARAX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Peer-to-Peer Information Search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Data Clustering Paradigm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AJAX - Adaptive Join Algorithm for Extreme Restriction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ext:soft-page-break/>
        <table:table-row>
          <table:table-cell table:style-name="Tabela6.A617" office:value-type="string">
            <text:p text:style-name="Table_20_Contents">MDAG-Cubing: A Reduced Star-Cubing Approach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Assisting XML Schema Evolution that Preserves Validity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Utilização de Chaves em Algoritmos de Diff para XM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Embedding Similarity Joins into Native XML Databas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Efficient on-demand Opinion Min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The Role of Structural Summaries for XML Retrieval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Schema Matching Revisited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Service-based Data Management for High Parallelism and Agressive Sharing on Chip Multiprocessor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Provenance Management: Challenges and Opportunitie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Dataspaces: A New Paradigm for Data Integration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7</text:p>
          </table:table-cell>
        </table:table-row>
        <table:table-row>
          <table:table-cell table:style-name="Tabela6.A617" office:value-type="string">
            <text:p text:style-name="Table_20_Contents">Especificação e Avaliação de Algoritmos para Processamento Multidimensional-Geográfico.</text:p>
          </table:table-cell>
          <table:table-cell table:style-name="Tabela6.B617" office:value-type="string">
            <text:p text:style-name="Table_20_Contents">7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Aprimorando Processos de Imputação Multivariada de Dados com Workflows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Um Padrão Canônico para Controle de Paralelização em Aplicações de e-Science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Paginação de Resultados em Consultas por Abrangência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Indexing Internal Memory with Minimal Perfect Hash Functio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Automatic Threshold Estimation for Data Matching Application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The Impact of Parameters Setup on a Genetic Programming Approach to Record Deduplication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Mining Software Repositories for Software Change Impact Analysis: A Case Study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Image Retrieval with Relevance Feedback based on Genetic Programming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D-Bioflow: Uma Abordagem para Distribuição de Dados em Workflows de Bioinformática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Ontologias Emergentes: Uma nova Abordagem para Integração de Ontologia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Um Controle de Concorrência Distribuído para Dados XML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Uma Abordagem Efetiva e Eficiente para Deduplicação de Metadados Bibliográficos de Objetos Digitai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Reconciliando Dados de Cunho Acadêmico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BizPro: Um Sistema de Análise para Dados Financeir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Calibrated Lazy Associative Classification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Agregação e Predição de Dados Em Rede com Precisão Ajustável no Processamento de Consultas em Redes de Sensores Sem Fio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A Model for XML Instance Level Integration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Computing Data Cubes without Redundant Aggregated Nodes and Single Graph Paths: The Sequential MCG Approach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Gerência de Workflows Científicos: Oportunidades de pesquisa em bancos de dado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Estudo de Caso de Mineração de Dados Multi-Relacional: Aplicação do Algoritmo ConnetionBlock em um Problema da Agroindústria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Uma Plataforma de Serviços de Recomendação para Bibliotecas Digitai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Spatial and Spatio-temporal Data Mining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8</text:p>
          </table:table-cell>
        </table:table-row>
        <table:table-row>
          <table:table-cell table:style-name="Tabela6.A617" office:value-type="string">
            <text:p text:style-name="Table_20_Contents">Aplicando Fusão de Dados em Redes de Sensores sem Fio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8</text:p>
          </table:table-cell>
        </table:table-row>
        <text:soft-page-break/>
        <table:table-row>
          <table:table-cell table:style-name="Tabela6.A617" office:value-type="string">
            <text:p text:style-name="Table_20_Contents">Classificação Automática de Documentos Robusta Temporalmente.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Mining Climate and Remote Sensing Time Series to Discover the Most Relevant Climate Patterns.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Efficient Decision Procedures for Query Containment and Related Problem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Seleção Automática de Exemplos de Treino para um Método de Deduplicação de Registros baseado em Programação Genética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Blocagem Adaptativa e Flexível para o Pareamento Aproximado de Registro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Sequential Medical Treatment Mining for Survival Analysi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Recuperação de Imagens da Web Utilizando Múltiplas Evidências Textuais e Programação Genética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Incorporating Metric Access Methods for Similarity Searching on Oracle Database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Um Framework para Integração Materializada de Documentos XBRL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Reindexação Automática em SGBDs Relacionais.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Functional Dependencies in OWL ABOX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Processamento de Alto Desempenho em Consultas sobre Bases de Dados Geoestatísticas Usando Replicação Parcial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Automatic Generated Tag Cloud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Doctor OLAP: Ambiente para Análise Multifacetada de Prontuários Médic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Replicação Assíncrona em Modelagem Evolutiva de Banco de Dados.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A Taxonomy of SOLAP Operator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Similarity Search and Indexing for High-Dimensional Data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Evaluating the Use of Social Networks in Author Name Disambiguation in Digital Libraries.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A Tutorial on Social Network Analysis for Database Practitioner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Using Probabilistic Views for Large-Scale Statistical Inference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Large Scale, Distributed Databases at Google: Challenges and Application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De SGBD a Gerência de Dado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Towards a Distributed Search Engine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Self-tuning e outros Self-* em SGBDs.</text:p>
          </table:table-cell>
          <table:table-cell table:style-name="Tabela6.B617" office:value-type="string">
            <text:p text:style-name="Table_20_Contents">1</text:p>
          </table:table-cell>
          <table:table-cell table:style-name="Tabela6.C617" office:value-type="string">
            <text:p text:style-name="Table_20_Contents">2009</text:p>
          </table:table-cell>
        </table:table-row>
        <table:table-row>
          <table:table-cell table:style-name="Tabela6.A617" office:value-type="string">
            <text:p text:style-name="Table_20_Contents">Towards Automatic Generation of Application Ontologies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A Multi-view Approach for Detecting Non-Cooperative Users in Online Video Sharing Systems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Estimating the Credibility of Examples in Automatic Document Classification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WCL2R: A Benchmark Collection for Learning to Rank Research with Clickthrough Data</text:p>
          </table:table-cell>
          <table:table-cell table:style-name="Tabela6.B617" office:value-type="string">
            <text:p text:style-name="Table_20_Contents">6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Adding Knowledge Extracted by Association Rules into Similarity Queries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How Does the Spatial Data Redundancy Affect Query Performance in Geographic Data Warehouses?</text:p>
          </table:table-cell>
          <table:table-cell table:style-name="Tabela6.B617" office:value-type="string">
            <text:p text:style-name="Table_20_Contents">5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DAHC-tree: An Effective Index for Approximate Search in High-Dimensional Metric Space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Learning to Rank using Query-Level Rules</text:p>
          </table:table-cell>
          <table:table-cell table:style-name="Tabela6.B617" office:value-type="string">
            <text:p text:style-name="Table_20_Contents">4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RDBMS as an Efficient Tool to Mine Cliques on Complex Network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An Evaluation Study of Search Algorithms for XML Stream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Indexing Web Form Constraint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ext:soft-page-break/>
        <table:table-row>
          <table:table-cell table:style-name="Tabela6.A617" office:value-type="string">
            <text:p text:style-name="Table_20_Contents">Supporting Temporal Queries on XML Keyword Search Engin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A Context-Dependent Supervised Learning Approach to Sentiment Detection in Large Textual Databas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Processing Queries over Distributed XML Database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Using Statistical Features to Find Phrasal Terms in Text Collections</text:p>
          </table:table-cell>
          <table:table-cell table:style-name="Tabela6.B617" office:value-type="string">
            <text:p text:style-name="Table_20_Contents">3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Evaluation of Conditional Preference Queries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7" office:value-type="string">
            <text:p text:style-name="Table_20_Contents">An Adaptive Multi-level Hashing Structure for Fast Approximate Similarity Search</text:p>
          </table:table-cell>
          <table:table-cell table:style-name="Tabela6.B617" office:value-type="string">
            <text:p text:style-name="Table_20_Contents">2</text:p>
          </table:table-cell>
          <table:table-cell table:style-name="Tabela6.C617" office:value-type="string">
            <text:p text:style-name="Table_20_Contents">2010</text:p>
          </table:table-cell>
        </table:table-row>
        <table:table-row>
          <table:table-cell table:style-name="Tabela6.A618" office:value-type="string">
            <text:p text:style-name="Table_20_Contents">HiSP-GC: A Classification Method Based on Probabilistic Analysis of Patterns</text:p>
          </table:table-cell>
          <table:table-cell table:style-name="Tabela6.B618" office:value-type="string">
            <text:p text:style-name="Table_20_Contents">2</text:p>
          </table:table-cell>
          <table:table-cell table:style-name="Tabela6.C618" office:value-type="string">
            <text:p text:style-name="Table_20_Contents">2010</text:p>
          </table:table-cell>
        </table:table-row>
      </table:table>
      <text:p text:style-name="P7"/>
      <text:p text:style-name="P13"><text:span text:style-name="T12">/*QUESTAO 2*/</text:span></text:p>
      <text:p text:style-name="P3"><text:span text:style-name="T4">SELECT</text:span> <text:span text:style-name="T14">AVG</text:span>(numartigos) <text:span text:style-name="T4">FROM</text:span> (</text:p>
      <text:p text:style-name="P11">    <text:span text:style-name="T5">SELECT</text:span><text:span text:style-name="T13"> </text:span><text:span text:style-name="T15">COUNT</text:span><text:span text:style-name="T13">(artigo.id) </text:span><text:span text:style-name="T5">AS</text:span><text:span text:style-name="T13"> numartigos </text:span><text:span text:style-name="T5">FROM</text:span><text:span text:style-name="T13"> artigo </text:span><text:span text:style-name="T5">JOIN</text:span><text:span text:style-name="T13"> </text:span></text:p>
      <text:p text:style-name="P11">        <text:span text:style-name="T13">sessao </text:span><text:span text:style-name="T5">ON</text:span><text:span text:style-name="T13"> sessao_id = sessao.id </text:span><text:span text:style-name="T5">JOIN</text:span><text:span text:style-name="T13"> </text:span></text:p>
      <text:p text:style-name="P11">        <text:span text:style-name="T13">edicao </text:span><text:span text:style-name="T5">ON</text:span><text:span text:style-name="T13"> edicao_id = edicao.id</text:span></text:p>
      <text:p text:style-name="P11">    <text:span text:style-name="T5">GROUP BY</text:span><text:span text:style-name="T13"> edicao.id) </text:span><text:span text:style-name="T5">AS</text:span><text:span text:style-name="T13"> temp;</text:span></text:p>
      <text:p text:style-name="P13"/>
      <text:p text:style-name="P7">RESULTADO – <text:span text:style-name="T18">1</text:span> registro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Table_20_Contents">AVG(numartigos)</text:p>
          </table:table-cell>
        </table:table-row>
        <table:table-row>
          <table:table-cell table:style-name="Tabela7.A2" office:value-type="string">
            <text:p text:style-name="Table_20_Contents">24.6800</text:p>
          </table:table-cell>
        </table:table-row>
      </table:table>
      <text:p text:style-name="P15"/>
      <text:p text:style-name="P12">/*QUESTAO 3*/</text:p>
      <text:p text:style-name="P3"><text:span text:style-name="T4">SELECT</text:span> ano, edicao_num, cidade.nome <text:span text:style-name="T4">AS</text:span> cidade, estado.nome <text:span text:style-name="T4">AS</text:span> estado, pais.nome <text:span text:style-name="T4">AS</text:span> pais, <text:span text:style-name="T14">count</text:span>(artigo.id) <text:span text:style-name="T4">FROM</text:span> artigo <text:span text:style-name="T4">JOIN</text:span></text:p>
      <text:p text:style-name="P11">    <text:span text:style-name="T13">sessao </text:span><text:span text:style-name="T5">ON</text:span><text:span text:style-name="T13"> sessao_id = sessao.id </text:span><text:span text:style-name="T5">JOIN</text:span></text:p>
      <text:p text:style-name="P3">edicao <text:span text:style-name="T4">ON</text:span> edicao_id = edicao.id <text:span text:style-name="T4">JOIN</text:span></text:p>
      <text:p text:style-name="P3">cidade <text:span text:style-name="T4">ON</text:span> cidade_id = cidade.id <text:span text:style-name="T4">JOIN</text:span></text:p>
      <text:p text:style-name="P3">estado <text:span text:style-name="T4">ON</text:span> estado_id = estado.id <text:span text:style-name="T4">JOIN</text:span></text:p>
      <text:p text:style-name="P3">pais <text:span text:style-name="T4">ON</text:span> pais_id = pais.id</text:p>
      <text:p text:style-name="P3"><text:span text:style-name="T4">GROUP BY</text:span> edicao.id <text:span text:style-name="T4">ORDER BY</text:span> ano;</text:p>
      <text:p text:style-name="P13"/>
      <text:p text:style-name="P7">RESULTADO – <text:span text:style-name="T18">25</text:span> registros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office:value-type="string">
            <text:p text:style-name="Table_20_Contents">ano</text:p>
          </table:table-cell>
          <table:table-cell table:style-name="Tabela8.A1" office:value-type="string">
            <text:p text:style-name="Table_20_Contents">edicao_num</text:p>
          </table:table-cell>
          <table:table-cell table:style-name="Tabela8.A1" office:value-type="string">
            <text:p text:style-name="Table_20_Contents">cidade</text:p>
          </table:table-cell>
          <table:table-cell table:style-name="Tabela8.A1" office:value-type="string">
            <text:p text:style-name="Table_20_Contents">estado</text:p>
          </table:table-cell>
          <table:table-cell table:style-name="Tabela8.A1" office:value-type="string">
            <text:p text:style-name="Table_20_Contents">pais</text:p>
          </table:table-cell>
          <table:table-cell table:style-name="Tabela8.F1" office:value-type="string">
            <text:p text:style-name="Table_20_Contents">count(artigo.id)</text:p>
          </table:table-cell>
        </table:table-row>
        <table:table-row>
          <table:table-cell table:style-name="Tabela8.A25" office:value-type="string">
            <text:p text:style-name="Table_20_Contents">1986</text:p>
          </table:table-cell>
          <table:table-cell table:style-name="Tabela8.B25" office:value-type="string">
            <text:p text:style-name="Table_20_Contents">1</text:p>
          </table:table-cell>
          <table:table-cell table:style-name="Tabela8.C25" office:value-type="string">
            <text:p text:style-name="Table_20_Contents">Rio de Janeiro</text:p>
          </table:table-cell>
          <table:table-cell table:style-name="Tabela8.D25" office:value-type="string">
            <text:p text:style-name="Table_20_Contents">Rio de Janeir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7</text:p>
          </table:table-cell>
        </table:table-row>
        <table:table-row>
          <table:table-cell table:style-name="Tabela8.A25" office:value-type="string">
            <text:p text:style-name="Table_20_Contents">1987</text:p>
          </table:table-cell>
          <table:table-cell table:style-name="Tabela8.B25" office:value-type="string">
            <text:p text:style-name="Table_20_Contents">2</text:p>
          </table:table-cell>
          <table:table-cell table:style-name="Tabela8.C25" office:value-type="string">
            <text:p text:style-name="Table_20_Contents">Porto Alegre</text:p>
          </table:table-cell>
          <table:table-cell table:style-name="Tabela8.D25" office:value-type="string">
            <text:p text:style-name="Table_20_Contents">Rio Grande do Sul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1</text:p>
          </table:table-cell>
        </table:table-row>
        <table:table-row>
          <table:table-cell table:style-name="Tabela8.A25" office:value-type="string">
            <text:p text:style-name="Table_20_Contents">1988</text:p>
          </table:table-cell>
          <table:table-cell table:style-name="Tabela8.B25" office:value-type="string">
            <text:p text:style-name="Table_20_Contents">3</text:p>
          </table:table-cell>
          <table:table-cell table:style-name="Tabela8.C25" office:value-type="string">
            <text:p text:style-name="Table_20_Contents">Recife</text:p>
          </table:table-cell>
          <table:table-cell table:style-name="Tabela8.D25" office:value-type="string">
            <text:p text:style-name="Table_20_Contents">Pernambuc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3</text:p>
          </table:table-cell>
        </table:table-row>
        <table:table-row>
          <table:table-cell table:style-name="Tabela8.A25" office:value-type="string">
            <text:p text:style-name="Table_20_Contents">1989</text:p>
          </table:table-cell>
          <table:table-cell table:style-name="Tabela8.B25" office:value-type="string">
            <text:p text:style-name="Table_20_Contents">4</text:p>
          </table:table-cell>
          <table:table-cell table:style-name="Tabela8.C25" office:value-type="string">
            <text:p text:style-name="Table_20_Contents">Campinas</text:p>
          </table:table-cell>
          <table:table-cell table:style-name="Tabela8.D25" office:value-type="string">
            <text:p text:style-name="Table_20_Contents">São Paul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1</text:p>
          </table:table-cell>
        </table:table-row>
        <table:table-row>
          <table:table-cell table:style-name="Tabela8.A25" office:value-type="string">
            <text:p text:style-name="Table_20_Contents">1990</text:p>
          </table:table-cell>
          <table:table-cell table:style-name="Tabela8.B25" office:value-type="string">
            <text:p text:style-name="Table_20_Contents">5</text:p>
          </table:table-cell>
          <table:table-cell table:style-name="Tabela8.C25" office:value-type="string">
            <text:p text:style-name="Table_20_Contents">Rio de Janeiro</text:p>
          </table:table-cell>
          <table:table-cell table:style-name="Tabela8.D25" office:value-type="string">
            <text:p text:style-name="Table_20_Contents">Rio de Janeir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17</text:p>
          </table:table-cell>
        </table:table-row>
        <table:table-row>
          <table:table-cell table:style-name="Tabela8.A25" office:value-type="string">
            <text:p text:style-name="Table_20_Contents">1991</text:p>
          </table:table-cell>
          <table:table-cell table:style-name="Tabela8.B25" office:value-type="string">
            <text:p text:style-name="Table_20_Contents">6</text:p>
          </table:table-cell>
          <table:table-cell table:style-name="Tabela8.C25" office:value-type="string">
            <text:p text:style-name="Table_20_Contents">Manaus</text:p>
          </table:table-cell>
          <table:table-cell table:style-name="Tabela8.D25" office:value-type="string">
            <text:p text:style-name="Table_20_Contents">Amazonas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2</text:p>
          </table:table-cell>
        </table:table-row>
        <table:table-row>
          <table:table-cell table:style-name="Tabela8.A25" office:value-type="string">
            <text:p text:style-name="Table_20_Contents">1992</text:p>
          </table:table-cell>
          <table:table-cell table:style-name="Tabela8.B25" office:value-type="string">
            <text:p text:style-name="Table_20_Contents">7</text:p>
          </table:table-cell>
          <table:table-cell table:style-name="Tabela8.C25" office:value-type="string">
            <text:p text:style-name="Table_20_Contents">Porto Alegre</text:p>
          </table:table-cell>
          <table:table-cell table:style-name="Tabela8.D25" office:value-type="string">
            <text:p text:style-name="Table_20_Contents">Rio Grande do Sul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31</text:p>
          </table:table-cell>
        </table:table-row>
        <table:table-row>
          <table:table-cell table:style-name="Tabela8.A25" office:value-type="string">
            <text:p text:style-name="Table_20_Contents">1993</text:p>
          </table:table-cell>
          <table:table-cell table:style-name="Tabela8.B25" office:value-type="string">
            <text:p text:style-name="Table_20_Contents">8</text:p>
          </table:table-cell>
          <table:table-cell table:style-name="Tabela8.C25" office:value-type="string">
            <text:p text:style-name="Table_20_Contents">Campina Grande</text:p>
          </table:table-cell>
          <table:table-cell table:style-name="Tabela8.D25" office:value-type="string">
            <text:p text:style-name="Table_20_Contents">Paraíba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38</text:p>
          </table:table-cell>
        </table:table-row>
        <table:table-row>
          <table:table-cell table:style-name="Tabela8.A25" office:value-type="string">
            <text:p text:style-name="Table_20_Contents">1994</text:p>
          </table:table-cell>
          <table:table-cell table:style-name="Tabela8.B25" office:value-type="string">
            <text:p text:style-name="Table_20_Contents">9</text:p>
          </table:table-cell>
          <table:table-cell table:style-name="Tabela8.C25" office:value-type="string">
            <text:p text:style-name="Table_20_Contents">São Carlos</text:p>
          </table:table-cell>
          <table:table-cell table:style-name="Tabela8.D25" office:value-type="string">
            <text:p text:style-name="Table_20_Contents">São Paul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4</text:p>
          </table:table-cell>
        </table:table-row>
        <table:table-row>
          <table:table-cell table:style-name="Tabela8.A25" office:value-type="string">
            <text:p text:style-name="Table_20_Contents">1995</text:p>
          </table:table-cell>
          <table:table-cell table:style-name="Tabela8.B25" office:value-type="string">
            <text:p text:style-name="Table_20_Contents">10</text:p>
          </table:table-cell>
          <table:table-cell table:style-name="Tabela8.C25" office:value-type="string">
            <text:p text:style-name="Table_20_Contents">Recife</text:p>
          </table:table-cell>
          <table:table-cell table:style-name="Tabela8.D25" office:value-type="string">
            <text:p text:style-name="Table_20_Contents">Pernambuc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2</text:p>
          </table:table-cell>
        </table:table-row>
        <table:table-row>
          <table:table-cell table:style-name="Tabela8.A25" office:value-type="string">
            <text:p text:style-name="Table_20_Contents">1996</text:p>
          </table:table-cell>
          <table:table-cell table:style-name="Tabela8.B25" office:value-type="string">
            <text:p text:style-name="Table_20_Contents">11</text:p>
          </table:table-cell>
          <table:table-cell table:style-name="Tabela8.C25" office:value-type="string">
            <text:p text:style-name="Table_20_Contents">São Carlos</text:p>
          </table:table-cell>
          <table:table-cell table:style-name="Tabela8.D25" office:value-type="string">
            <text:p text:style-name="Table_20_Contents">São Paul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5</text:p>
          </table:table-cell>
        </table:table-row>
        <table:table-row>
          <table:table-cell table:style-name="Tabela8.A25" office:value-type="string">
            <text:p text:style-name="Table_20_Contents">1997</text:p>
          </table:table-cell>
          <table:table-cell table:style-name="Tabela8.B25" office:value-type="string">
            <text:p text:style-name="Table_20_Contents">12</text:p>
          </table:table-cell>
          <table:table-cell table:style-name="Tabela8.C25" office:value-type="string">
            <text:p text:style-name="Table_20_Contents">Fortaleza</text:p>
          </table:table-cell>
          <table:table-cell table:style-name="Tabela8.D25" office:value-type="string">
            <text:p text:style-name="Table_20_Contents">Ceará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5</text:p>
          </table:table-cell>
        </table:table-row>
        <table:table-row>
          <table:table-cell table:style-name="Tabela8.A25" office:value-type="string">
            <text:p text:style-name="Table_20_Contents">1998</text:p>
          </table:table-cell>
          <table:table-cell table:style-name="Tabela8.B25" office:value-type="string">
            <text:p text:style-name="Table_20_Contents">13</text:p>
          </table:table-cell>
          <table:table-cell table:style-name="Tabela8.C25" office:value-type="string">
            <text:p text:style-name="Table_20_Contents">Maringá</text:p>
          </table:table-cell>
          <table:table-cell table:style-name="Tabela8.D25" office:value-type="string">
            <text:p text:style-name="Table_20_Contents">Paraná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5</text:p>
          </table:table-cell>
        </table:table-row>
        <text:soft-page-break/>
        <table:table-row>
          <table:table-cell table:style-name="Tabela8.A25" office:value-type="string">
            <text:p text:style-name="Table_20_Contents">1999</text:p>
          </table:table-cell>
          <table:table-cell table:style-name="Tabela8.B25" office:value-type="string">
            <text:p text:style-name="Table_20_Contents">14</text:p>
          </table:table-cell>
          <table:table-cell table:style-name="Tabela8.C25" office:value-type="string">
            <text:p text:style-name="Table_20_Contents">Florianópolis</text:p>
          </table:table-cell>
          <table:table-cell table:style-name="Tabela8.D25" office:value-type="string">
            <text:p text:style-name="Table_20_Contents">Santa Catarina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6</text:p>
          </table:table-cell>
        </table:table-row>
        <table:table-row>
          <table:table-cell table:style-name="Tabela8.A25" office:value-type="string">
            <text:p text:style-name="Table_20_Contents">2000</text:p>
          </table:table-cell>
          <table:table-cell table:style-name="Tabela8.B25" office:value-type="string">
            <text:p text:style-name="Table_20_Contents">15</text:p>
          </table:table-cell>
          <table:table-cell table:style-name="Tabela8.C25" office:value-type="string">
            <text:p text:style-name="Table_20_Contents">João Pessoa</text:p>
          </table:table-cell>
          <table:table-cell table:style-name="Tabela8.D25" office:value-type="string">
            <text:p text:style-name="Table_20_Contents">Paraíba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6</text:p>
          </table:table-cell>
        </table:table-row>
        <table:table-row>
          <table:table-cell table:style-name="Tabela8.A25" office:value-type="string">
            <text:p text:style-name="Table_20_Contents">2001</text:p>
          </table:table-cell>
          <table:table-cell table:style-name="Tabela8.B25" office:value-type="string">
            <text:p text:style-name="Table_20_Contents">16</text:p>
          </table:table-cell>
          <table:table-cell table:style-name="Tabela8.C25" office:value-type="string">
            <text:p text:style-name="Table_20_Contents">Rio de Janeiro</text:p>
          </table:table-cell>
          <table:table-cell table:style-name="Tabela8.D25" office:value-type="string">
            <text:p text:style-name="Table_20_Contents">Rio de Janeir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5</text:p>
          </table:table-cell>
        </table:table-row>
        <table:table-row>
          <table:table-cell table:style-name="Tabela8.A25" office:value-type="string">
            <text:p text:style-name="Table_20_Contents">2002</text:p>
          </table:table-cell>
          <table:table-cell table:style-name="Tabela8.B25" office:value-type="string">
            <text:p text:style-name="Table_20_Contents">17</text:p>
          </table:table-cell>
          <table:table-cell table:style-name="Tabela8.C25" office:value-type="string">
            <text:p text:style-name="Table_20_Contents">Gramado</text:p>
          </table:table-cell>
          <table:table-cell table:style-name="Tabela8.D25" office:value-type="string">
            <text:p text:style-name="Table_20_Contents">Rio Grande do Sul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8</text:p>
          </table:table-cell>
        </table:table-row>
        <table:table-row>
          <table:table-cell table:style-name="Tabela8.A25" office:value-type="string">
            <text:p text:style-name="Table_20_Contents">2003</text:p>
          </table:table-cell>
          <table:table-cell table:style-name="Tabela8.B25" office:value-type="string">
            <text:p text:style-name="Table_20_Contents">18</text:p>
          </table:table-cell>
          <table:table-cell table:style-name="Tabela8.C25" office:value-type="string">
            <text:p text:style-name="Table_20_Contents">Manaus</text:p>
          </table:table-cell>
          <table:table-cell table:style-name="Tabela8.D25" office:value-type="string">
            <text:p text:style-name="Table_20_Contents">Amazonas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32</text:p>
          </table:table-cell>
        </table:table-row>
        <table:table-row>
          <table:table-cell table:style-name="Tabela8.A25" office:value-type="string">
            <text:p text:style-name="Table_20_Contents">2004</text:p>
          </table:table-cell>
          <table:table-cell table:style-name="Tabela8.B25" office:value-type="string">
            <text:p text:style-name="Table_20_Contents">19</text:p>
          </table:table-cell>
          <table:table-cell table:style-name="Tabela8.C25" office:value-type="string">
            <text:p text:style-name="Table_20_Contents">Brasília</text:p>
          </table:table-cell>
          <table:table-cell table:style-name="Tabela8.D25" office:value-type="string">
            <text:p text:style-name="Table_20_Contents">Distrito Federal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31</text:p>
          </table:table-cell>
        </table:table-row>
        <table:table-row>
          <table:table-cell table:style-name="Tabela8.A25" office:value-type="string">
            <text:p text:style-name="Table_20_Contents">2005</text:p>
          </table:table-cell>
          <table:table-cell table:style-name="Tabela8.B25" office:value-type="string">
            <text:p text:style-name="Table_20_Contents">20</text:p>
          </table:table-cell>
          <table:table-cell table:style-name="Tabela8.C25" office:value-type="string">
            <text:p text:style-name="Table_20_Contents">Uberlândia</text:p>
          </table:table-cell>
          <table:table-cell table:style-name="Tabela8.D25" office:value-type="string">
            <text:p text:style-name="Table_20_Contents">Minas Gerais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7</text:p>
          </table:table-cell>
        </table:table-row>
        <table:table-row>
          <table:table-cell table:style-name="Tabela8.A25" office:value-type="string">
            <text:p text:style-name="Table_20_Contents">2006</text:p>
          </table:table-cell>
          <table:table-cell table:style-name="Tabela8.B25" office:value-type="string">
            <text:p text:style-name="Table_20_Contents">21</text:p>
          </table:table-cell>
          <table:table-cell table:style-name="Tabela8.C25" office:value-type="string">
            <text:p text:style-name="Table_20_Contents">Florianópolis</text:p>
          </table:table-cell>
          <table:table-cell table:style-name="Tabela8.D25" office:value-type="string">
            <text:p text:style-name="Table_20_Contents">Santa Catarina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4</text:p>
          </table:table-cell>
        </table:table-row>
        <table:table-row>
          <table:table-cell table:style-name="Tabela8.A25" office:value-type="string">
            <text:p text:style-name="Table_20_Contents">2007</text:p>
          </table:table-cell>
          <table:table-cell table:style-name="Tabela8.B25" office:value-type="string">
            <text:p text:style-name="Table_20_Contents">22</text:p>
          </table:table-cell>
          <table:table-cell table:style-name="Tabela8.C25" office:value-type="string">
            <text:p text:style-name="Table_20_Contents">João Pessoa</text:p>
          </table:table-cell>
          <table:table-cell table:style-name="Tabela8.D25" office:value-type="string">
            <text:p text:style-name="Table_20_Contents">Paraíba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31</text:p>
          </table:table-cell>
        </table:table-row>
        <table:table-row>
          <table:table-cell table:style-name="Tabela8.A25" office:value-type="string">
            <text:p text:style-name="Table_20_Contents">2008</text:p>
          </table:table-cell>
          <table:table-cell table:style-name="Tabela8.B25" office:value-type="string">
            <text:p text:style-name="Table_20_Contents">23</text:p>
          </table:table-cell>
          <table:table-cell table:style-name="Tabela8.C25" office:value-type="string">
            <text:p text:style-name="Table_20_Contents">Campinas</text:p>
          </table:table-cell>
          <table:table-cell table:style-name="Tabela8.D25" office:value-type="string">
            <text:p text:style-name="Table_20_Contents">São Paulo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4</text:p>
          </table:table-cell>
        </table:table-row>
        <table:table-row>
          <table:table-cell table:style-name="Tabela8.A25" office:value-type="string">
            <text:p text:style-name="Table_20_Contents">2009</text:p>
          </table:table-cell>
          <table:table-cell table:style-name="Tabela8.B25" office:value-type="string">
            <text:p text:style-name="Table_20_Contents">24</text:p>
          </table:table-cell>
          <table:table-cell table:style-name="Tabela8.C25" office:value-type="string">
            <text:p text:style-name="Table_20_Contents">Fortaleza</text:p>
          </table:table-cell>
          <table:table-cell table:style-name="Tabela8.D25" office:value-type="string">
            <text:p text:style-name="Table_20_Contents">Ceará</text:p>
          </table:table-cell>
          <table:table-cell table:style-name="Tabela8.E25" office:value-type="string">
            <text:p text:style-name="Table_20_Contents">Brasil</text:p>
          </table:table-cell>
          <table:table-cell table:style-name="Tabela8.F25" office:value-type="string">
            <text:p text:style-name="Table_20_Contents">24</text:p>
          </table:table-cell>
        </table:table-row>
        <table:table-row>
          <table:table-cell table:style-name="Tabela8.A26" office:value-type="string">
            <text:p text:style-name="Table_20_Contents">2010</text:p>
          </table:table-cell>
          <table:table-cell table:style-name="Tabela8.B26" office:value-type="string">
            <text:p text:style-name="Table_20_Contents">25</text:p>
          </table:table-cell>
          <table:table-cell table:style-name="Tabela8.C26" office:value-type="string">
            <text:p text:style-name="Table_20_Contents">Belo Horizonte</text:p>
          </table:table-cell>
          <table:table-cell table:style-name="Tabela8.D26" office:value-type="string">
            <text:p text:style-name="Table_20_Contents">Minas Gerais</text:p>
          </table:table-cell>
          <table:table-cell table:style-name="Tabela8.E26" office:value-type="string">
            <text:p text:style-name="Table_20_Contents">Brasil</text:p>
          </table:table-cell>
          <table:table-cell table:style-name="Tabela8.F26" office:value-type="string">
            <text:p text:style-name="Table_20_Contents">18</text:p>
          </table:table-cell>
        </table:table-row>
      </table:table>
      <text:p text:style-name="P13"/>
      <text:p text:style-name="P13"><text:span text:style-name="T12">/*QUESTAO 4*/</text:span></text:p>
      <text:p text:style-name="P3"><text:span text:style-name="T4">SELECT</text:span> pais.nome, <text:span text:style-name="T14">count</text:span>(pesquisador.id) <text:span text:style-name="T4">AS</text:span> quantpesquisadores <text:span text:style-name="T4">FROM</text:span> pesquisador <text:span text:style-name="T4">JOIN</text:span> (</text:p>
      <text:p text:style-name="P11">    <text:span text:style-name="T5">SELECT</text:span><text:span text:style-name="T13"> id, nome </text:span><text:span text:style-name="T5">FROM</text:span><text:span text:style-name="T13"> pais </text:span><text:span text:style-name="T5">WHERE</text:span><text:span text:style-name="T13"> pais.nome != </text:span><text:span text:style-name="T11">'brasil'</text:span><text:span text:style-name="T13">) </text:span><text:span text:style-name="T5">as</text:span><text:span text:style-name="T13"> pais</text:span></text:p>
      <text:p text:style-name="P3"><text:span text:style-name="T4">ON</text:span> pais_id = pais.id <text:span text:style-name="T4">GROUP BY</text:span> pais_id <text:span text:style-name="T4">ORDER BY</text:span> quantpesquisadores <text:span text:style-name="T4">DESC</text:span>;</text:p>
      <text:p text:style-name="P13"/>
      <text:p text:style-name="P7">RESULTADO – <text:span text:style-name="T18">5</text:span> registros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nome</text:p>
          </table:table-cell>
          <table:table-cell table:style-name="Tabela9.B1" office:value-type="string">
            <text:p text:style-name="Table_20_Contents">quantpesquisadores</text:p>
          </table:table-cell>
        </table:table-row>
        <table:table-row>
          <table:table-cell table:style-name="Tabela9.A5" office:value-type="string">
            <text:p text:style-name="Table_20_Contents">Estados Unidos da América</text:p>
          </table:table-cell>
          <table:table-cell table:style-name="Tabela9.B5" office:value-type="string">
            <text:p text:style-name="Table_20_Contents">24</text:p>
          </table:table-cell>
        </table:table-row>
        <table:table-row>
          <table:table-cell table:style-name="Tabela9.A5" office:value-type="string">
            <text:p text:style-name="Table_20_Contents">França</text:p>
          </table:table-cell>
          <table:table-cell table:style-name="Tabela9.B5" office:value-type="string">
            <text:p text:style-name="Table_20_Contents">20</text:p>
          </table:table-cell>
        </table:table-row>
        <table:table-row>
          <table:table-cell table:style-name="Tabela9.A5" office:value-type="string">
            <text:p text:style-name="Table_20_Contents">Alemanha</text:p>
          </table:table-cell>
          <table:table-cell table:style-name="Tabela9.B5" office:value-type="string">
            <text:p text:style-name="Table_20_Contents">4</text:p>
          </table:table-cell>
        </table:table-row>
        <table:table-row>
          <table:table-cell table:style-name="Tabela9.A5" office:value-type="string">
            <text:p text:style-name="Table_20_Contents">Holanda</text:p>
          </table:table-cell>
          <table:table-cell table:style-name="Tabela9.B5" office:value-type="string">
            <text:p text:style-name="Table_20_Contents">4</text:p>
          </table:table-cell>
        </table:table-row>
        <table:table-row>
          <table:table-cell table:style-name="Tabela9.A6" office:value-type="string">
            <text:p text:style-name="Table_20_Contents">Uruguai</text:p>
          </table:table-cell>
          <table:table-cell table:style-name="Tabela9.B6" office:value-type="string">
            <text:p text:style-name="Table_20_Contents">3</text:p>
          </table:table-cell>
        </table:table-row>
      </table:table>
      <text:p text:style-name="P7"/>
      <text:p text:style-name="P12">/*QUESTAO 7*/</text:p>
      <text:p text:style-name="P3"><text:span text:style-name="T4">SELECT</text:span> ano, edicao_num, <text:span text:style-name="T14">count</text:span>(instituicao_id) <text:span text:style-name="T4">FROM</text:span> edicao <text:span text:style-name="T4">JOIN</text:span> </text:p>
      <text:p text:style-name="P11">    <text:span text:style-name="T13">sessao </text:span><text:span text:style-name="T5">ON</text:span><text:span text:style-name="T13"> edicao.id = edicao_id </text:span><text:span text:style-name="T5">JOIN</text:span></text:p>
      <text:p text:style-name="P3">artigo <text:span text:style-name="T4">ON</text:span> sessao.id = sessao_id <text:span text:style-name="T4">JOIN</text:span></text:p>
      <text:p text:style-name="P3">autoria <text:span text:style-name="T4">ON</text:span> artigo.id = artigo_id <text:span text:style-name="T4">JOIN</text:span></text:p>
      <text:p text:style-name="P3">autor <text:span text:style-name="T4">ON</text:span> autor_id = autor.id</text:p>
      <text:p text:style-name="P3"><text:span text:style-name="T4">GROUP BY</text:span> edicao.id <text:span text:style-name="T4">ORDER BY</text:span> ano;</text:p>
      <text:p text:style-name="P13"/>
      <text:p text:style-name="P8">RESULTADO – <text:span text:style-name="T19">25</text:span> registros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Table_20_Contents">ano</text:p>
          </table:table-cell>
          <table:table-cell table:style-name="Tabela10.A1" office:value-type="string">
            <text:p text:style-name="Table_20_Contents">edicao_num</text:p>
          </table:table-cell>
          <table:table-cell table:style-name="Tabela10.C1" office:value-type="string">
            <text:p text:style-name="Table_20_Contents">count(instituicao_id)</text:p>
          </table:table-cell>
        </table:table-row>
        <table:table-row>
          <table:table-cell table:style-name="Tabela10.A25" office:value-type="string">
            <text:p text:style-name="Table_20_Contents">1986</text:p>
          </table:table-cell>
          <table:table-cell table:style-name="Tabela10.B25" office:value-type="string">
            <text:p text:style-name="Table_20_Contents">1</text:p>
          </table:table-cell>
          <table:table-cell table:style-name="Tabela10.C25" office:value-type="string">
            <text:p text:style-name="Table_20_Contents">22</text:p>
          </table:table-cell>
        </table:table-row>
        <table:table-row>
          <table:table-cell table:style-name="Tabela10.A25" office:value-type="string">
            <text:p text:style-name="Table_20_Contents">1987</text:p>
          </table:table-cell>
          <table:table-cell table:style-name="Tabela10.B25" office:value-type="string">
            <text:p text:style-name="Table_20_Contents">2</text:p>
          </table:table-cell>
          <table:table-cell table:style-name="Tabela10.C25" office:value-type="string">
            <text:p text:style-name="Table_20_Contents">48</text:p>
          </table:table-cell>
        </table:table-row>
        <table:table-row>
          <table:table-cell table:style-name="Tabela10.A25" office:value-type="string">
            <text:p text:style-name="Table_20_Contents">1988</text:p>
          </table:table-cell>
          <table:table-cell table:style-name="Tabela10.B25" office:value-type="string">
            <text:p text:style-name="Table_20_Contents">3</text:p>
          </table:table-cell>
          <table:table-cell table:style-name="Tabela10.C25" office:value-type="string">
            <text:p text:style-name="Table_20_Contents">55</text:p>
          </table:table-cell>
        </table:table-row>
        <table:table-row>
          <table:table-cell table:style-name="Tabela10.A25" office:value-type="string">
            <text:p text:style-name="Table_20_Contents">1989</text:p>
          </table:table-cell>
          <table:table-cell table:style-name="Tabela10.B25" office:value-type="string">
            <text:p text:style-name="Table_20_Contents">4</text:p>
          </table:table-cell>
          <table:table-cell table:style-name="Tabela10.C25" office:value-type="string">
            <text:p text:style-name="Table_20_Contents">63</text:p>
          </table:table-cell>
        </table:table-row>
        <table:table-row>
          <table:table-cell table:style-name="Tabela10.A25" office:value-type="string">
            <text:p text:style-name="Table_20_Contents">1990</text:p>
          </table:table-cell>
          <table:table-cell table:style-name="Tabela10.B25" office:value-type="string">
            <text:p text:style-name="Table_20_Contents">5</text:p>
          </table:table-cell>
          <table:table-cell table:style-name="Tabela10.C25" office:value-type="string">
            <text:p text:style-name="Table_20_Contents">39</text:p>
          </table:table-cell>
        </table:table-row>
        <table:table-row>
          <table:table-cell table:style-name="Tabela10.A25" office:value-type="string">
            <text:p text:style-name="Table_20_Contents">1991</text:p>
          </table:table-cell>
          <table:table-cell table:style-name="Tabela10.B25" office:value-type="string">
            <text:p text:style-name="Table_20_Contents">6</text:p>
          </table:table-cell>
          <table:table-cell table:style-name="Tabela10.C25" office:value-type="string">
            <text:p text:style-name="Table_20_Contents">40</text:p>
          </table:table-cell>
        </table:table-row>
        <table:table-row>
          <table:table-cell table:style-name="Tabela10.A25" office:value-type="string">
            <text:p text:style-name="Table_20_Contents">1992</text:p>
          </table:table-cell>
          <table:table-cell table:style-name="Tabela10.B25" office:value-type="string">
            <text:p text:style-name="Table_20_Contents">7</text:p>
          </table:table-cell>
          <table:table-cell table:style-name="Tabela10.C25" office:value-type="string">
            <text:p text:style-name="Table_20_Contents">75</text:p>
          </table:table-cell>
        </table:table-row>
        <table:table-row>
          <table:table-cell table:style-name="Tabela10.A25" office:value-type="string">
            <text:p text:style-name="Table_20_Contents">1993</text:p>
          </table:table-cell>
          <table:table-cell table:style-name="Tabela10.B25" office:value-type="string">
            <text:p text:style-name="Table_20_Contents">8</text:p>
          </table:table-cell>
          <table:table-cell table:style-name="Tabela10.C25" office:value-type="string">
            <text:p text:style-name="Table_20_Contents">83</text:p>
          </table:table-cell>
        </table:table-row>
        <table:table-row>
          <table:table-cell table:style-name="Tabela10.A25" office:value-type="string">
            <text:p text:style-name="Table_20_Contents">1994</text:p>
          </table:table-cell>
          <table:table-cell table:style-name="Tabela10.B25" office:value-type="string">
            <text:p text:style-name="Table_20_Contents">9</text:p>
          </table:table-cell>
          <table:table-cell table:style-name="Tabela10.C25" office:value-type="string">
            <text:p text:style-name="Table_20_Contents">54</text:p>
          </table:table-cell>
        </table:table-row>
        <text:soft-page-break/>
        <table:table-row>
          <table:table-cell table:style-name="Tabela10.A25" office:value-type="string">
            <text:p text:style-name="Table_20_Contents">1995</text:p>
          </table:table-cell>
          <table:table-cell table:style-name="Tabela10.B25" office:value-type="string">
            <text:p text:style-name="Table_20_Contents">10</text:p>
          </table:table-cell>
          <table:table-cell table:style-name="Tabela10.C25" office:value-type="string">
            <text:p text:style-name="Table_20_Contents">49</text:p>
          </table:table-cell>
        </table:table-row>
        <table:table-row>
          <table:table-cell table:style-name="Tabela10.A25" office:value-type="string">
            <text:p text:style-name="Table_20_Contents">1996</text:p>
          </table:table-cell>
          <table:table-cell table:style-name="Tabela10.B25" office:value-type="string">
            <text:p text:style-name="Table_20_Contents">11</text:p>
          </table:table-cell>
          <table:table-cell table:style-name="Tabela10.C25" office:value-type="string">
            <text:p text:style-name="Table_20_Contents">55</text:p>
          </table:table-cell>
        </table:table-row>
        <table:table-row>
          <table:table-cell table:style-name="Tabela10.A25" office:value-type="string">
            <text:p text:style-name="Table_20_Contents">1997</text:p>
          </table:table-cell>
          <table:table-cell table:style-name="Tabela10.B25" office:value-type="string">
            <text:p text:style-name="Table_20_Contents">12</text:p>
          </table:table-cell>
          <table:table-cell table:style-name="Tabela10.C25" office:value-type="string">
            <text:p text:style-name="Table_20_Contents">71</text:p>
          </table:table-cell>
        </table:table-row>
        <table:table-row>
          <table:table-cell table:style-name="Tabela10.A25" office:value-type="string">
            <text:p text:style-name="Table_20_Contents">1998</text:p>
          </table:table-cell>
          <table:table-cell table:style-name="Tabela10.B25" office:value-type="string">
            <text:p text:style-name="Table_20_Contents">13</text:p>
          </table:table-cell>
          <table:table-cell table:style-name="Tabela10.C25" office:value-type="string">
            <text:p text:style-name="Table_20_Contents">63</text:p>
          </table:table-cell>
        </table:table-row>
        <table:table-row>
          <table:table-cell table:style-name="Tabela10.A25" office:value-type="string">
            <text:p text:style-name="Table_20_Contents">1999</text:p>
          </table:table-cell>
          <table:table-cell table:style-name="Tabela10.B25" office:value-type="string">
            <text:p text:style-name="Table_20_Contents">14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0</text:p>
          </table:table-cell>
          <table:table-cell table:style-name="Tabela10.B25" office:value-type="string">
            <text:p text:style-name="Table_20_Contents">15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1</text:p>
          </table:table-cell>
          <table:table-cell table:style-name="Tabela10.B25" office:value-type="string">
            <text:p text:style-name="Table_20_Contents">16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2</text:p>
          </table:table-cell>
          <table:table-cell table:style-name="Tabela10.B25" office:value-type="string">
            <text:p text:style-name="Table_20_Contents">17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3</text:p>
          </table:table-cell>
          <table:table-cell table:style-name="Tabela10.B25" office:value-type="string">
            <text:p text:style-name="Table_20_Contents">18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4</text:p>
          </table:table-cell>
          <table:table-cell table:style-name="Tabela10.B25" office:value-type="string">
            <text:p text:style-name="Table_20_Contents">19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5</text:p>
          </table:table-cell>
          <table:table-cell table:style-name="Tabela10.B25" office:value-type="string">
            <text:p text:style-name="Table_20_Contents">20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6</text:p>
          </table:table-cell>
          <table:table-cell table:style-name="Tabela10.B25" office:value-type="string">
            <text:p text:style-name="Table_20_Contents">21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7</text:p>
          </table:table-cell>
          <table:table-cell table:style-name="Tabela10.B25" office:value-type="string">
            <text:p text:style-name="Table_20_Contents">22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8</text:p>
          </table:table-cell>
          <table:table-cell table:style-name="Tabela10.B25" office:value-type="string">
            <text:p text:style-name="Table_20_Contents">23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5" office:value-type="string">
            <text:p text:style-name="Table_20_Contents">2009</text:p>
          </table:table-cell>
          <table:table-cell table:style-name="Tabela10.B25" office:value-type="string">
            <text:p text:style-name="Table_20_Contents">24</text:p>
          </table:table-cell>
          <table:table-cell table:style-name="Tabela10.C25" office:value-type="string">
            <text:p text:style-name="Table_20_Contents">0</text:p>
          </table:table-cell>
        </table:table-row>
        <table:table-row>
          <table:table-cell table:style-name="Tabela10.A26" office:value-type="string">
            <text:p text:style-name="Table_20_Contents">2010</text:p>
          </table:table-cell>
          <table:table-cell table:style-name="Tabela10.B26" office:value-type="string">
            <text:p text:style-name="Table_20_Contents">25</text:p>
          </table:table-cell>
          <table:table-cell table:style-name="Tabela10.C26" office:value-type="string">
            <text:p text:style-name="Table_20_Contents">8</text:p>
          </table:table-cell>
        </table:table-row>
      </table:table>
      <text:p text:style-name="P13"/>
      <text:p text:style-name="P13"><text:span text:style-name="T12">/*QUESTAO 8*/</text:span></text:p>
      <text:p text:style-name="P3"><text:span text:style-name="T4">SELECT</text:span> instituicao.nome, <text:span text:style-name="T14">count</text:span>(pesquisador_id) <text:span text:style-name="T4">AS</text:span> c <text:span text:style-name="T4">FROM</text:span> instituicao <text:span text:style-name="T4">JOIN</text:span> </text:p>
      <text:p text:style-name="P11">    <text:span text:style-name="T13">autor </text:span><text:span text:style-name="T5">ON</text:span><text:span text:style-name="T13"> instituicao.id = instituicao_id</text:span></text:p>
      <text:p text:style-name="P3"><text:span text:style-name="T4">GROUP BY</text:span> instituicao.id <text:span text:style-name="T4">ORDER BY</text:span> c <text:span text:style-name="T4">DESC</text:span>;</text:p>
      <text:p text:style-name="P2"/>
      <text:p text:style-name="P21">RESULTADO – <text:span text:style-name="T19">89</text:span> registros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nome</text:p>
          </table:table-cell>
          <table:table-cell table:style-name="Tabela11.B1" office:value-type="string">
            <text:p text:style-name="Table_20_Contents">c</text:p>
          </table:table-cell>
        </table:table-row>
        <table:table-row>
          <table:table-cell table:style-name="Tabela11.A89" office:value-type="string">
            <text:p text:style-name="Table_20_Contents">Universidade Federal do Rio Grande do Sul</text:p>
          </table:table-cell>
          <table:table-cell table:style-name="Tabela11.B89" office:value-type="string">
            <text:p text:style-name="Table_20_Contents">49</text:p>
          </table:table-cell>
        </table:table-row>
        <table:table-row>
          <table:table-cell table:style-name="Tabela11.A89" office:value-type="string">
            <text:p text:style-name="Table_20_Contents">Universidade Federal do Rio de Janeiro</text:p>
          </table:table-cell>
          <table:table-cell table:style-name="Tabela11.B89" office:value-type="string">
            <text:p text:style-name="Table_20_Contents">46</text:p>
          </table:table-cell>
        </table:table-row>
        <table:table-row>
          <table:table-cell table:style-name="Tabela11.A89" office:value-type="string">
            <text:p text:style-name="Table_20_Contents">Universidade Federal do Pernambuco</text:p>
          </table:table-cell>
          <table:table-cell table:style-name="Tabela11.B89" office:value-type="string">
            <text:p text:style-name="Table_20_Contents">33</text:p>
          </table:table-cell>
        </table:table-row>
        <table:table-row>
          <table:table-cell table:style-name="Tabela11.A89" office:value-type="string">
            <text:p text:style-name="Table_20_Contents">Pontifícia Universidade Católica</text:p>
          </table:table-cell>
          <table:table-cell table:style-name="Tabela11.B89" office:value-type="string">
            <text:p text:style-name="Table_20_Contents">33</text:p>
          </table:table-cell>
        </table:table-row>
        <table:table-row>
          <table:table-cell table:style-name="Tabela11.A89" office:value-type="string">
            <text:p text:style-name="Table_20_Contents">Universidade Estadual de Campinas</text:p>
          </table:table-cell>
          <table:table-cell table:style-name="Tabela11.B89" office:value-type="string">
            <text:p text:style-name="Table_20_Contents">28</text:p>
          </table:table-cell>
        </table:table-row>
        <table:table-row>
          <table:table-cell table:style-name="Tabela11.A89" office:value-type="string">
            <text:p text:style-name="Table_20_Contents">UFMG</text:p>
          </table:table-cell>
          <table:table-cell table:style-name="Tabela11.B89" office:value-type="string">
            <text:p text:style-name="Table_20_Contents">24</text:p>
          </table:table-cell>
        </table:table-row>
        <table:table-row>
          <table:table-cell table:style-name="Tabela11.A89" office:value-type="string">
            <text:p text:style-name="Table_20_Contents">Universidade Federal da Paraíba</text:p>
          </table:table-cell>
          <table:table-cell table:style-name="Tabela11.B89" office:value-type="string">
            <text:p text:style-name="Table_20_Contents">21</text:p>
          </table:table-cell>
        </table:table-row>
        <table:table-row>
          <table:table-cell table:style-name="Tabela11.A89" office:value-type="string">
            <text:p text:style-name="Table_20_Contents">Instituto Militar de Engenharia</text:p>
          </table:table-cell>
          <table:table-cell table:style-name="Tabela11.B89" office:value-type="string">
            <text:p text:style-name="Table_20_Contents">14</text:p>
          </table:table-cell>
        </table:table-row>
        <table:table-row>
          <table:table-cell table:style-name="Tabela11.A89" office:value-type="string">
            <text:p text:style-name="Table_20_Contents">Universidade de São Paulo</text:p>
          </table:table-cell>
          <table:table-cell table:style-name="Tabela11.B89" office:value-type="string">
            <text:p text:style-name="Table_20_Contents">13</text:p>
          </table:table-cell>
        </table:table-row>
        <table:table-row>
          <table:table-cell table:style-name="Tabela11.A89" office:value-type="string">
            <text:p text:style-name="Table_20_Contents">International Business Machines</text:p>
          </table:table-cell>
          <table:table-cell table:style-name="Tabela11.B89" office:value-type="string">
            <text:p text:style-name="Table_20_Contents">10</text:p>
          </table:table-cell>
        </table:table-row>
        <table:table-row>
          <table:table-cell table:style-name="Tabela11.A89" office:value-type="string">
            <text:p text:style-name="Table_20_Contents">Universidade Federal de São Carlos</text:p>
          </table:table-cell>
          <table:table-cell table:style-name="Tabela11.B89" office:value-type="string">
            <text:p text:style-name="Table_20_Contents">7</text:p>
          </table:table-cell>
        </table:table-row>
        <table:table-row>
          <table:table-cell table:style-name="Tabela11.A89" office:value-type="string">
            <text:p text:style-name="Table_20_Contents">Universidad Nacional de La Plata</text:p>
          </table:table-cell>
          <table:table-cell table:style-name="Tabela11.B89" office:value-type="string">
            <text:p text:style-name="Table_20_Contents">6</text:p>
          </table:table-cell>
        </table:table-row>
        <table:table-row>
          <table:table-cell table:style-name="Tabela11.A89" office:value-type="string">
            <text:p text:style-name="Table_20_Contents">University of Grenoble</text:p>
          </table:table-cell>
          <table:table-cell table:style-name="Tabela11.B89" office:value-type="string">
            <text:p text:style-name="Table_20_Contents">5</text:p>
          </table:table-cell>
        </table:table-row>
        <table:table-row>
          <table:table-cell table:style-name="Tabela11.A89" office:value-type="string">
            <text:p text:style-name="Table_20_Contents">Projeto Fábrica de Software</text:p>
          </table:table-cell>
          <table:table-cell table:style-name="Tabela11.B89" office:value-type="string">
            <text:p text:style-name="Table_20_Contents">5</text:p>
          </table:table-cell>
        </table:table-row>
        <table:table-row>
          <table:table-cell table:style-name="Tabela11.A89" office:value-type="string">
            <text:p text:style-name="Table_20_Contents">National Institute for Research in Computer Science and Control</text:p>
          </table:table-cell>
          <table:table-cell table:style-name="Tabela11.B89" office:value-type="string">
            <text:p text:style-name="Table_20_Contents">5</text:p>
          </table:table-cell>
        </table:table-row>
        <table:table-row>
          <table:table-cell table:style-name="Tabela11.A89" office:value-type="string">
            <text:p text:style-name="Table_20_Contents">Ministério da Ciência e Tecnologia</text:p>
          </table:table-cell>
          <table:table-cell table:style-name="Tabela11.B89" office:value-type="string">
            <text:p text:style-name="Table_20_Contents">5</text:p>
          </table:table-cell>
        </table:table-row>
        <table:table-row>
          <table:table-cell table:style-name="Tabela11.A89" office:value-type="string">
            <text:p text:style-name="Table_20_Contents">Ecole Nationale Supérieure des Télécommunications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University of Grenoble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Vrije Universiteit</text:p>
          </table:table-cell>
          <table:table-cell table:style-name="Tabela11.B89" office:value-type="string">
            <text:p text:style-name="Table_20_Contents">4</text:p>
          </table:table-cell>
        </table:table-row>
        <text:soft-page-break/>
        <table:table-row>
          <table:table-cell table:style-name="Tabela11.A89" office:value-type="string">
            <text:p text:style-name="Table_20_Contents">Universidade Federal do Ceará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University of Kaiserslautern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Universidad Nacional de La Plata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Universidade Federal do Maranão</text:p>
          </table:table-cell>
          <table:table-cell table:style-name="Tabela11.B89" office:value-type="string">
            <text:p text:style-name="Table_20_Contents">4</text:p>
          </table:table-cell>
        </table:table-row>
        <table:table-row>
          <table:table-cell table:style-name="Tabela11.A89" office:value-type="string">
            <text:p text:style-name="Table_20_Contents">University of Pensylvania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té Paris 11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ty of California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Pontifícia Universidade do Rio Grande do Sul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dad de la Republica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Telebrás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Instituto Nacional de Pesquisas Espaciais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CPQD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ty of Southern California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dade Estadual Paulista</text:p>
          </table:table-cell>
          <table:table-cell table:style-name="Tabela11.B89" office:value-type="string">
            <text:p text:style-name="Table_20_Contents">3</text:p>
          </table:table-cell>
        </table:table-row>
        <table:table-row>
          <table:table-cell table:style-name="Tabela11.A89" office:value-type="string">
            <text:p text:style-name="Table_20_Contents">Universität Karlsruhe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ty of Manitoba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dade Federal da Bahia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Technical University of Chemnitz-Zwickau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Purdue University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MODUL University Vienna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Technische Universität Kaiserslautern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Southern Methodist University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Fédération IMAG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dade de Caixias do Sul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ty of Illinois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té Henri Poincaré Nancy</text:p>
          </table:table-cell>
          <table:table-cell table:style-name="Tabela11.B89" office:value-type="string">
            <text:p text:style-name="Table_20_Contents">2</text:p>
          </table:table-cell>
        </table:table-row>
        <table:table-row>
          <table:table-cell table:style-name="Tabela11.A89" office:value-type="string">
            <text:p text:style-name="Table_20_Contents">Universidad de Costa Ric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King's College London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de Uberlândi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o Rio Grande do Norte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Technical University of Poznan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é de Nice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. Darmstadt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Banesp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. Manchester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e Viços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é Paris IX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East Angli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Promon Engenhari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à Degli Studi di Rom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San Diego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da Região da Campanh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Leme Informática</text:p>
          </table:table-cell>
          <table:table-cell table:style-name="Tabela11.B89" office:value-type="string">
            <text:p text:style-name="Table_20_Contents">1</text:p>
          </table:table-cell>
        </table:table-row>
        <text:soft-page-break/>
        <table:table-row>
          <table:table-cell table:style-name="Tabela11.A89" office:value-type="string">
            <text:p text:style-name="Table_20_Contents">University Würtzburg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e Ouro Preto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Utah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do Minho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Eletronic Data Systems do Brasil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o Estado do Rio de Janeiro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MASI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Georgia Institute of Technology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é de Versailles Saint-Quentin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o Acre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Maryland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o Amazonas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dade Federal do Pará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Price Watterhouse Coopers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Transarc Coorporation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Vienna University of Economics and Business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Empresa Brasileira de Telecomunicações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Twente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Colorado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Florid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é Montpellier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y of Alabama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Université Paris XIII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TeleGoiás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Faculdade de Engenharia de Guaratinguetá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89" office:value-type="string">
            <text:p text:style-name="Table_20_Contents">Integrated Publication and Information Systems Institute</text:p>
          </table:table-cell>
          <table:table-cell table:style-name="Tabela11.B89" office:value-type="string">
            <text:p text:style-name="Table_20_Contents">1</text:p>
          </table:table-cell>
        </table:table-row>
        <table:table-row>
          <table:table-cell table:style-name="Tabela11.A90" office:value-type="string">
            <text:p text:style-name="Table_20_Contents">University of Texas</text:p>
          </table:table-cell>
          <table:table-cell table:style-name="Tabela11.B90" office:value-type="string">
            <text:p text:style-name="Table_20_Contents">1</text:p>
          </table:table-cell>
        </table:table-row>
      </table:table>
      <text:p text:style-name="P21"/>
      <text:h text:style-name="P22" text:outline-level="1"><text:span text:style-name="T3">Questão C</text:span></text:h>
      <text:p text:style-name="P19">/*QUESTAO 1*/</text:p>
      <text:p text:style-name="P3"><text:span text:style-name="T4">SELECT DISTINCT</text:span> ano, edicao_num <text:span text:style-name="T4">FROM</text:span> edicao <text:span text:style-name="T4">JOIN</text:span></text:p>
      <text:p text:style-name="P11">    <text:span text:style-name="T13">sessao </text:span><text:span text:style-name="T5">ON</text:span><text:span text:style-name="T13"> edicao.id = edicao_id </text:span><text:span text:style-name="T5">JOIN</text:span></text:p>
      <text:p text:style-name="P3">artigo <text:span text:style-name="T4">ON</text:span> sessao.id = sessao_id <text:span text:style-name="T4">JOIN</text:span></text:p>
      <text:p text:style-name="P3">autoria <text:span text:style-name="T4">ON</text:span> artigo.id = artigo_id <text:span text:style-name="T4">JOIN</text:span></text:p>
      <text:p text:style-name="P3">autor <text:span text:style-name="T4">ON</text:span> autor.id = autor_id <text:span text:style-name="T4">JOIN</text:span> (</text:p>
      <text:p text:style-name="P11">        <text:span text:style-name="T5">SELECT</text:span><text:span text:style-name="T13"> instituicao.id </text:span><text:span text:style-name="T5">FROM</text:span><text:span text:style-name="T13"> instituicao </text:span><text:span text:style-name="T5">JOIN</text:span></text:p>
      <text:p text:style-name="P11">            <text:span text:style-name="T13">pais </text:span><text:span text:style-name="T5">ON</text:span><text:span text:style-name="T13"> pais_id = pais.id</text:span></text:p>
      <text:p text:style-name="P11">        <text:span text:style-name="T5">WHERE</text:span><text:span text:style-name="T13"> pais.nome != </text:span><text:span text:style-name="T11">'brasil'</text:span><text:span text:style-name="T13">)</text:span></text:p>
      <text:p text:style-name="P3"><text:span text:style-name="T4">AS</text:span> instituicao <text:span text:style-name="T4">ON</text:span> instituicao_id = instituicao.id</text:p>
      <text:p text:style-name="P3"><text:span text:style-name="T4">ORDER BY</text:span> edicao_num;</text:p>
      <text:p text:style-name="P13"/>
      <text:p text:style-name="P9">RESULTADO – <text:span text:style-name="T20">12</text:span> registros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ano</text:p>
          </table:table-cell>
          <table:table-cell table:style-name="Tabela12.B1" office:value-type="string">
            <text:p text:style-name="Table_20_Contents">edicao_num</text:p>
          </table:table-cell>
        </table:table-row>
        <table:table-row>
          <table:table-cell table:style-name="Tabela12.A12" office:value-type="string">
            <text:p text:style-name="Table_20_Contents">1988</text:p>
          </table:table-cell>
          <table:table-cell table:style-name="Tabela12.B12" office:value-type="string">
            <text:p text:style-name="Table_20_Contents">3</text:p>
          </table:table-cell>
        </table:table-row>
        <text:soft-page-break/>
        <table:table-row>
          <table:table-cell table:style-name="Tabela12.A12" office:value-type="string">
            <text:p text:style-name="Table_20_Contents">1989</text:p>
          </table:table-cell>
          <table:table-cell table:style-name="Tabela12.B12" office:value-type="string">
            <text:p text:style-name="Table_20_Contents">4</text:p>
          </table:table-cell>
        </table:table-row>
        <table:table-row>
          <table:table-cell table:style-name="Tabela12.A12" office:value-type="string">
            <text:p text:style-name="Table_20_Contents">1990</text:p>
          </table:table-cell>
          <table:table-cell table:style-name="Tabela12.B12" office:value-type="string">
            <text:p text:style-name="Table_20_Contents">5</text:p>
          </table:table-cell>
        </table:table-row>
        <table:table-row>
          <table:table-cell table:style-name="Tabela12.A12" office:value-type="string">
            <text:p text:style-name="Table_20_Contents">1991</text:p>
          </table:table-cell>
          <table:table-cell table:style-name="Tabela12.B12" office:value-type="string">
            <text:p text:style-name="Table_20_Contents">6</text:p>
          </table:table-cell>
        </table:table-row>
        <table:table-row>
          <table:table-cell table:style-name="Tabela12.A12" office:value-type="string">
            <text:p text:style-name="Table_20_Contents">1992</text:p>
          </table:table-cell>
          <table:table-cell table:style-name="Tabela12.B12" office:value-type="string">
            <text:p text:style-name="Table_20_Contents">7</text:p>
          </table:table-cell>
        </table:table-row>
        <table:table-row>
          <table:table-cell table:style-name="Tabela12.A12" office:value-type="string">
            <text:p text:style-name="Table_20_Contents">1993</text:p>
          </table:table-cell>
          <table:table-cell table:style-name="Tabela12.B12" office:value-type="string">
            <text:p text:style-name="Table_20_Contents">8</text:p>
          </table:table-cell>
        </table:table-row>
        <table:table-row>
          <table:table-cell table:style-name="Tabela12.A12" office:value-type="string">
            <text:p text:style-name="Table_20_Contents">1994</text:p>
          </table:table-cell>
          <table:table-cell table:style-name="Tabela12.B12" office:value-type="string">
            <text:p text:style-name="Table_20_Contents">9</text:p>
          </table:table-cell>
        </table:table-row>
        <table:table-row>
          <table:table-cell table:style-name="Tabela12.A12" office:value-type="string">
            <text:p text:style-name="Table_20_Contents">1995</text:p>
          </table:table-cell>
          <table:table-cell table:style-name="Tabela12.B12" office:value-type="string">
            <text:p text:style-name="Table_20_Contents">10</text:p>
          </table:table-cell>
        </table:table-row>
        <table:table-row>
          <table:table-cell table:style-name="Tabela12.A12" office:value-type="string">
            <text:p text:style-name="Table_20_Contents">1996</text:p>
          </table:table-cell>
          <table:table-cell table:style-name="Tabela12.B12" office:value-type="string">
            <text:p text:style-name="Table_20_Contents">11</text:p>
          </table:table-cell>
        </table:table-row>
        <table:table-row>
          <table:table-cell table:style-name="Tabela12.A12" office:value-type="string">
            <text:p text:style-name="Table_20_Contents">1997</text:p>
          </table:table-cell>
          <table:table-cell table:style-name="Tabela12.B12" office:value-type="string">
            <text:p text:style-name="Table_20_Contents">12</text:p>
          </table:table-cell>
        </table:table-row>
        <table:table-row>
          <table:table-cell table:style-name="Tabela12.A12" office:value-type="string">
            <text:p text:style-name="Table_20_Contents">1998</text:p>
          </table:table-cell>
          <table:table-cell table:style-name="Tabela12.B12" office:value-type="string">
            <text:p text:style-name="Table_20_Contents">13</text:p>
          </table:table-cell>
        </table:table-row>
        <table:table-row>
          <table:table-cell table:style-name="Tabela12.A13" office:value-type="string">
            <text:p text:style-name="Table_20_Contents">2010</text:p>
          </table:table-cell>
          <table:table-cell table:style-name="Tabela12.B13" office:value-type="string">
            <text:p text:style-name="Table_20_Contents">25</text:p>
          </table:table-cell>
        </table:table-row>
      </table:table>
      <text:p text:style-name="P9"/>
      <text:p text:style-name="P12">/*QUESTAO 2*/</text:p>
      <text:p text:style-name="P3"><text:span text:style-name="T4">SELECT</text:span> * <text:span text:style-name="T4">FROM</text:span> (</text:p>
      <text:p text:style-name="P11">    <text:span text:style-name="T5">SELECT</text:span><text:span text:style-name="T13"> nome, </text:span><text:span text:style-name="T15">count</text:span><text:span text:style-name="T13">(nome) </text:span><text:span text:style-name="T5">AS</text:span><text:span text:style-name="T13"> c </text:span><text:span text:style-name="T5">FROM</text:span><text:span text:style-name="T13"> (</text:span></text:p>
      <text:p text:style-name="P11">        <text:span text:style-name="T5">SELECT</text:span><text:span text:style-name="T13"> pesquisador_id, nome, </text:span><text:span text:style-name="T15">count</text:span><text:span text:style-name="T13">(pesquisador_id) </text:span><text:span text:style-name="T5">FROM</text:span><text:span text:style-name="T13"> sessao </text:span><text:span text:style-name="T5">JOIN</text:span></text:p>
      <text:p text:style-name="P11">            <text:span text:style-name="T13">artigo </text:span><text:span text:style-name="T5">ON</text:span><text:span text:style-name="T13"> sessao.id = sessao_id </text:span><text:span text:style-name="T5">JOIN</text:span></text:p>
      <text:p text:style-name="P11">            <text:span text:style-name="T13">autoria </text:span><text:span text:style-name="T5">ON</text:span><text:span text:style-name="T13"> artigo.id = artigo_id </text:span><text:span text:style-name="T5">JOIN</text:span></text:p>
      <text:p text:style-name="P11">            <text:span text:style-name="T13">autor </text:span><text:span text:style-name="T5">ON</text:span><text:span text:style-name="T13"> autor.id = autor_id </text:span><text:span text:style-name="T5">JOIN</text:span><text:span text:style-name="T13"> </text:span></text:p>
      <text:p text:style-name="P11">            <text:span text:style-name="T13">pesquisador </text:span><text:span text:style-name="T5">ON</text:span><text:span text:style-name="T13"> pesquisador.id = pesquisador_id</text:span></text:p>
      <text:p text:style-name="P11">        <text:span text:style-name="T5">GROUP BY</text:span><text:span text:style-name="T13"> sessao.titulo, pesquisador_id) </text:span><text:span text:style-name="T5">as</text:span><text:span text:style-name="T13"> temp</text:span></text:p>
      <text:p text:style-name="P11">    <text:span text:style-name="T5">GROUP BY</text:span><text:span text:style-name="T13"> pesquisador_id</text:span></text:p>
      <text:p text:style-name="P11">    <text:span text:style-name="T5">ORDER BY</text:span><text:span text:style-name="T13"> c </text:span><text:span text:style-name="T5">DESC</text:span><text:span text:style-name="T13"> </text:span><text:span text:style-name="T5">LIMIT</text:span><text:span text:style-name="T13"> </text:span><text:span text:style-name="T16">3</text:span><text:span text:style-name="T13">) </text:span><text:span text:style-name="T5">as</text:span><text:span text:style-name="T13"> temp2</text:span></text:p>
      <text:p text:style-name="P3"><text:span text:style-name="T4">ORDER BY</text:span> c, nome;</text:p>
      <text:p text:style-name="P13"/>
      <text:p text:style-name="P16"><text:span text:style-name="T8">RESULTADO – </text:span><text:span text:style-name="T9">3</text:span><text:span text:style-name="T8"> registros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nome</text:p>
          </table:table-cell>
          <table:table-cell table:style-name="Tabela13.B1" office:value-type="string">
            <text:p text:style-name="Table_20_Contents">c</text:p>
          </table:table-cell>
        </table:table-row>
        <table:table-row>
          <table:table-cell table:style-name="Tabela13.A3" office:value-type="string">
            <text:p text:style-name="Table_20_Contents">Alberto Henrique Frade Laender</text:p>
          </table:table-cell>
          <table:table-cell table:style-name="Tabela13.B3" office:value-type="string">
            <text:p text:style-name="Table_20_Contents">22</text:p>
          </table:table-cell>
        </table:table-row>
        <table:table-row>
          <table:table-cell table:style-name="Tabela13.A3" office:value-type="string">
            <text:p text:style-name="Table_20_Contents">Marta Lima de Queirós Mattoso</text:p>
          </table:table-cell>
          <table:table-cell table:style-name="Tabela13.B3" office:value-type="string">
            <text:p text:style-name="Table_20_Contents">22</text:p>
          </table:table-cell>
        </table:table-row>
        <table:table-row>
          <table:table-cell table:style-name="Tabela13.A4" office:value-type="string">
            <text:p text:style-name="Table_20_Contents">Caetano Traina Jr.</text:p>
          </table:table-cell>
          <table:table-cell table:style-name="Tabela13.B4" office:value-type="string">
            <text:p text:style-name="Table_20_Contents">23</text:p>
          </table:table-cell>
        </table:table-row>
      </table:table>
      <text:p text:style-name="P13"/>
      <text:p text:style-name="P12">/*QUESTAO 3*/</text:p>
      <text:p text:style-name="P3"><text:span text:style-name="T4">SELECT</text:span> titulo, <text:span text:style-name="T14">AVG</text:span>(c) <text:span text:style-name="T4">FROM</text:span> (</text:p>
      <text:p text:style-name="P11">    <text:span text:style-name="T5">SELECT</text:span><text:span text:style-name="T13"> sessao.titulo, </text:span><text:span text:style-name="T15">count</text:span><text:span text:style-name="T13">(artigo.id) </text:span><text:span text:style-name="T5">AS</text:span><text:span text:style-name="T13"> c </text:span><text:span text:style-name="T5">FROM</text:span><text:span text:style-name="T13"> sessao </text:span><text:span text:style-name="T5">JOIN</text:span></text:p>
      <text:p text:style-name="P3">artigo <text:span text:style-name="T4">ON</text:span> sessao.id = sessao_id</text:p>
      <text:p text:style-name="P3"><text:span text:style-name="T4">GROUP BY</text:span> sessao_id)</text:p>
      <text:p text:style-name="P3"><text:span text:style-name="T4">AS</text:span> temp <text:span text:style-name="T4">GROUP BY</text:span> titulo;</text:p>
      <text:p text:style-name="P13"/>
      <text:p text:style-name="P9">RESULTADO – <text:span text:style-name="T20">122</text:span> registros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titulo</text:p>
          </table:table-cell>
          <table:table-cell table:style-name="Tabela14.B1" office:value-type="string">
            <text:p text:style-name="Table_20_Contents">AVG(c)</text:p>
          </table:table-cell>
        </table:table-row>
        <table:table-row>
          <table:table-cell table:style-name="Tabela14.A122" office:value-type="string">
            <text:p text:style-name="Table_20_Contents">Algoritmos para Similaridade/Similarity Algorithm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plicações de Mineração de Dados/Data Mining Application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plicações Médica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Aplicações Não-Convencionai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pproximate and similarity search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rmazenamento e Consistência de Dados/Storage and Data Consistency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rmazéns de Dados/Data Warehousing</text:p>
          </table:table-cell>
          <table:table-cell table:style-name="Tabela14.B122" office:value-type="string">
            <text:p text:style-name="Table_20_Contents">3.0000</text:p>
          </table:table-cell>
        </table:table-row>
        <text:soft-page-break/>
        <table:table-row>
          <table:table-cell table:style-name="Tabela14.A122" office:value-type="string">
            <text:p text:style-name="Table_20_Contents">Arquitetura para Banco de Dados e Data Warehouse/Architecture for Database and Data Warehouse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Artigos Técnicos</text:p>
          </table:table-cell>
          <table:table-cell table:style-name="Tabela14.B122" office:value-type="string">
            <text:p text:style-name="Table_20_Contents">14.6667</text:p>
          </table:table-cell>
        </table:table-row>
        <table:table-row>
          <table:table-cell table:style-name="Tabela14.A122" office:value-type="string">
            <text:p text:style-name="Table_20_Contents">Aspectos de Implementação</text:p>
          </table:table-cell>
          <table:table-cell table:style-name="Tabela14.B122" office:value-type="string">
            <text:p text:style-name="Table_20_Contents">2.5000</text:p>
          </table:table-cell>
        </table:table-row>
        <table:table-row>
          <table:table-cell table:style-name="Tabela14.A122" office:value-type="string">
            <text:p text:style-name="Table_20_Contents">Aspectos de Implementação/Implementation Issu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Aspectos de Modelagem de Dados/Data Modeling Issu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Aspectos Formais de BD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Banco de Dados Orientado a Objeto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 de Dados Orientado a Objetos: Paralelismo e Regra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 de Dados Temporai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Banco de Dados – Artigos</text:p>
          </table:table-cell>
          <table:table-cell table:style-name="Tabela14.B122" office:value-type="string">
            <text:p text:style-name="Table_20_Contents">11.0000</text:p>
          </table:table-cell>
        </table:table-row>
        <table:table-row>
          <table:table-cell table:style-name="Tabela14.A122" office:value-type="string">
            <text:p text:style-name="Table_20_Contents">Banco de Dados – Comunicaçõ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s de Dados Dedutivo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Distribuídos e Móveis/Distributed and Mobile Databas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Distribuídos e Ontologias/Distributed Databases and Ontologi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Espaciais e Temporais/Spatial and Temporal Databas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Espaciais/Spatial Databas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Geográficos e Ontologias/Geographical Databases and Ontologi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s de Dados Heterogêneos e Metadados/Heterogeneous Databases and Metadado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s de Dados Móveis e Não-Convencionais/Non-Conventional and Mobile Databas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s de Dados Orientados a Objeto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Bancos de Dados Temporais/Espaciais e Índices/Temporal/Spatial Databases and Index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ncos de Dados XML/XML Databas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ases de Conhecimento e Regras Ativas (Sessão International I)/Knowledge Bases &amp; Active Rules (International Session I)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Bibliotecas Digitais e Similaridade/Digital Libraries and Similarity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Computação Gráfica – Artig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Computação Gráfica – Comunicaçõ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Comunicações de Projeto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Consultas e Visões/Queries and View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Consultas na Web/Web Querying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Core Databas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dos Heterogêneos/Heterogeneous Data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dos Semi-Estruturados e Web Semântica/Semi-Structured Data and Semantic Web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ta Mining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ta Mining &amp; KDD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ta Warehouse</text:p>
          </table:table-cell>
          <table:table-cell table:style-name="Tabela14.B122" office:value-type="string">
            <text:p text:style-name="Table_20_Contents">3.5000</text:p>
          </table:table-cell>
        </table:table-row>
        <table:table-row>
          <table:table-cell table:style-name="Tabela14.A122" office:value-type="string">
            <text:p text:style-name="Table_20_Contents">Data Warehouse e Metadados/Data Warehouse &amp; Metadata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Data Warehouse e Processamento Paralelo de Consultas/Data Warehouse and Parallel Query Processing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Data Warehousing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Data Warehousing e Processamento de Consultas/Data Warehousing and Query Processing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Eliminação de Duplicatas e Ambiguidades/Deduplication and Disambiguation</text:p>
          </table:table-cell>
          <table:table-cell table:style-name="Tabela14.B122" office:value-type="string">
            <text:p text:style-name="Table_20_Contents">3.0000</text:p>
          </table:table-cell>
        </table:table-row>
        <text:soft-page-break/>
        <table:table-row>
          <table:table-cell table:style-name="Tabela14.A122" office:value-type="string">
            <text:p text:style-name="Table_20_Contents">Ferramentas de Apoio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Implementação de SGBD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Incerteza e Cooperação/Uncertainty and Cooperativenes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Information Retrieva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Integração de Dados/Data Integration</text:p>
          </table:table-cell>
          <table:table-cell table:style-name="Tabela14.B122" office:value-type="string">
            <text:p text:style-name="Table_20_Contents">3.5000</text:p>
          </table:table-cell>
        </table:table-row>
        <table:table-row>
          <table:table-cell table:style-name="Tabela14.A122" office:value-type="string">
            <text:p text:style-name="Table_20_Contents">Integração de Informações e Metadados/Information Integration and Metadata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Integridade e Versionamento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Interfaces Cooperativa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Interfaces e Dados Semi-Estruturados/Interfaces &amp; Semi-Structured Data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Interoperabilidade / Integração de Múltiplas Bases de Dado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Learning Objects, Recuperação de Informação e Controle de Concorrência/Learning Objects, Information Retrieval and Concurrency Contro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Linguagens de BD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Linguagens de Consulta e Otimização de Consultas/Query Languages and Optimization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Linguagens para Banco de Dado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Manutenção, Persistência e Migração (Sessão Internacional II)/Maintenance, Persistence and Migration (International Session II)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Melhor Artigo do SBBD'99/SBBD'99 Best Paper</text:p>
          </table:table-cell>
          <table:table-cell table:style-name="Tabela14.B122" office:value-type="string">
            <text:p text:style-name="Table_20_Contents">1.0000</text:p>
          </table:table-cell>
        </table:table-row>
        <table:table-row>
          <table:table-cell table:style-name="Tabela14.A122" office:value-type="string">
            <text:p text:style-name="Table_20_Contents">Métodos de Acesso e Indexação/Access Methods and Indexing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Métodos de Acesso/Access Method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ineração de Dados e Recuperação de Informação/Data Mining and Information Retrieva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ineração de Dados e Restrições Temporais/Data Mining and Temporal Constraint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ineração de Dados/Data Mining</text:p>
          </table:table-cell>
          <table:table-cell table:style-name="Tabela14.B122" office:value-type="string">
            <text:p text:style-name="Table_20_Contents">3.6667</text:p>
          </table:table-cell>
        </table:table-row>
        <table:table-row>
          <table:table-cell table:style-name="Tabela14.A122" office:value-type="string">
            <text:p text:style-name="Table_20_Contents">Miscelanea/Miscellaneou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iscellaneou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odelagem Conceitua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Modelagem de Banco de Dad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Modelos Orientados a Objeto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alestras Convidada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Palestras Convidadas/Invited Talk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êmio José Mauro Volkmer Castilho/José Mauro Volkmer Castilho Award</text:p>
          </table:table-cell>
          <table:table-cell table:style-name="Tabela14.B122" office:value-type="string">
            <text:p text:style-name="Table_20_Contents">1.0000</text:p>
          </table:table-cell>
        </table:table-row>
        <table:table-row>
          <table:table-cell table:style-name="Tabela14.A122" office:value-type="string">
            <text:p text:style-name="Table_20_Contents">Processamento de Consulta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ocessamento de Consultas &amp; Otimização/Query Processing &amp; Otimization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ocessamento de Consultas Distribuídas e Paralelas/Parallel and Distributed Query Processing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ocessamento de Consultas e Linguagens/Query Processing and Languag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ocessamento de Consultas/Query Processing</text:p>
          </table:table-cell>
          <table:table-cell table:style-name="Tabela14.B122" office:value-type="string">
            <text:p text:style-name="Table_20_Contents">3.5000</text:p>
          </table:table-cell>
        </table:table-row>
        <table:table-row>
          <table:table-cell table:style-name="Tabela14.A122" office:value-type="string">
            <text:p text:style-name="Table_20_Contents">Processamento e Otimização de Consultas/Query Processing and Optimization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Projeto de Banco de Dado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Projeto de Banco de Dados / Evolução de Esquema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Projeto e Otimização/Database Design and Optimization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Recuperação de Informação / Banco de Dados Multimídia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Recuperação de Informação e Banco de Dados/Information Retrieval and Database</text:p>
          </table:table-cell>
          <table:table-cell table:style-name="Tabela14.B122" office:value-type="string">
            <text:p text:style-name="Table_20_Contents">4.0000</text:p>
          </table:table-cell>
        </table:table-row>
        <text:soft-page-break/>
        <table:table-row>
          <table:table-cell table:style-name="Tabela14.A122" office:value-type="string">
            <text:p text:style-name="Table_20_Contents">Recuperação de Informação e Bibliotecas Digitais/Information Retrieval and Digital Librari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Recuperação de Informação e Mineração de Dados/Information Retrieval and Data Mining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Recuperação de Informação/Information Retrieva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Recuperação de Informações, Bibliotecas Digitais e Indexação/Information Retrieval, Digital Libraries and Indexing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Relatórios de Projetos</text:p>
          </table:table-cell>
          <table:table-cell table:style-name="Tabela14.B122" office:value-type="string">
            <text:p text:style-name="Table_20_Contents">7.0000</text:p>
          </table:table-cell>
        </table:table-row>
        <table:table-row>
          <table:table-cell table:style-name="Tabela14.A122" office:value-type="string">
            <text:p text:style-name="Table_20_Contents">Serviços na Web e Versões/Web Services and Version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essão Técnica Internacional</text:p>
          </table:table-cell>
          <table:table-cell table:style-name="Tabela14.B122" office:value-type="string">
            <text:p text:style-name="Table_20_Contents">5.0000</text:p>
          </table:table-cell>
        </table:table-row>
        <table:table-row>
          <table:table-cell table:style-name="Tabela14.A122" office:value-type="string">
            <text:p text:style-name="Table_20_Contents">Sessão Técnica: Métodos e Estruturas de Acesso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essão Técnica: Modelagem e Projeto de Banco de Dados - Técnicas e Ferramentas</text:p>
          </table:table-cell>
          <table:table-cell table:style-name="Tabela14.B122" office:value-type="string">
            <text:p text:style-name="Table_20_Contents">5.0000</text:p>
          </table:table-cell>
        </table:table-row>
        <table:table-row>
          <table:table-cell table:style-name="Tabela14.A122" office:value-type="string">
            <text:p text:style-name="Table_20_Contents">Sessão Técnica: Paralelismo e Sistemas Geográfic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Sessão Técnica: Processamento de Consultas e Linguagem de Acesso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essão Técnica: Recuperação de Informação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essão Técnica: Visões e Versõe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Sessões Técnicas</text:p>
          </table:table-cell>
          <table:table-cell table:style-name="Tabela14.B122" office:value-type="string">
            <text:p text:style-name="Table_20_Contents">23.3333</text:p>
          </table:table-cell>
        </table:table-row>
        <table:table-row>
          <table:table-cell table:style-name="Tabela14.A122" office:value-type="string">
            <text:p text:style-name="Table_20_Contents">Sistemas Distribuídos e Móveis/Mobile and Distributed System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istemas Peer-to-peer e Sistemas Móveis/Peer-to-peer and Mobile System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Sistemas Web/Web System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écnicas de Indexação e Agrupamento/Indexing and Clustering Techniqu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écnicas e Aplicações de Data Warehouse/Data Warehouse Techniques and Application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écnicas para Recuperação de Informação/Information Retrieval Techniqu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rabalhos Convidad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Trabalhos Selecionados</text:p>
          </table:table-cell>
          <table:table-cell table:style-name="Tabela14.B122" office:value-type="string">
            <text:p text:style-name="Table_20_Contents">15.0000</text:p>
          </table:table-cell>
        </table:table-row>
        <table:table-row>
          <table:table-cell table:style-name="Tabela14.A122" office:value-type="string">
            <text:p text:style-name="Table_20_Contents">Transaçõe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Transações / Versões / Banco de Dados Multimídia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ratamento de Versõ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utoriai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Tutoriais Convidad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Tutoriais Selecionados</text:p>
          </table:table-cell>
          <table:table-cell table:style-name="Tabela14.B122" office:value-type="string">
            <text:p text:style-name="Table_20_Contents">2.0000</text:p>
          </table:table-cell>
        </table:table-row>
        <table:table-row>
          <table:table-cell table:style-name="Tabela14.A122" office:value-type="string">
            <text:p text:style-name="Table_20_Contents">Tutoriais/Tutorials</text:p>
          </table:table-cell>
          <table:table-cell table:style-name="Tabela14.B122" office:value-type="string">
            <text:p text:style-name="Table_20_Contents">3.3750</text:p>
          </table:table-cell>
        </table:table-row>
        <table:table-row>
          <table:table-cell table:style-name="Tabela14.A122" office:value-type="string">
            <text:p text:style-name="Table_20_Contents">Tutorials</text:p>
          </table:table-cell>
          <table:table-cell table:style-name="Tabela14.B122" office:value-type="string">
            <text:p text:style-name="Table_20_Contents">4.0000</text:p>
          </table:table-cell>
        </table:table-row>
        <table:table-row>
          <table:table-cell table:style-name="Tabela14.A122" office:value-type="string">
            <text:p text:style-name="Table_20_Contents">Versionamento de Esquemas e Semântica de Dados/Schema Versioning and Data Semantic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Web Application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WWW &amp; Digital Libraries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2" office:value-type="string">
            <text:p text:style-name="Table_20_Contents">XML</text:p>
          </table:table-cell>
          <table:table-cell table:style-name="Tabela14.B122" office:value-type="string">
            <text:p text:style-name="Table_20_Contents">3.0000</text:p>
          </table:table-cell>
        </table:table-row>
        <table:table-row>
          <table:table-cell table:style-name="Tabela14.A123" office:value-type="string">
            <text:p text:style-name="Table_20_Contents">XML e Gerência de Dados da Web/XML and Web Data Management</text:p>
          </table:table-cell>
          <table:table-cell table:style-name="Tabela14.B123" office:value-type="string">
            <text:p text:style-name="Table_20_Contents">3.0000</text:p>
          </table:table-cell>
        </table:table-row>
      </table:table>
      <text:p text:style-name="P16"/>
      <text:p text:style-name="P12">/*QUESTAO 4*/</text:p>
      <text:p text:style-name="P3"><text:span text:style-name="T4">SELECT</text:span> artigo.titulo, ano <text:span text:style-name="T4">FROM</text:span> artigo <text:span text:style-name="T4">JOIN</text:span></text:p>
      <text:p text:style-name="P11">    <text:span text:style-name="T13">sessao </text:span><text:span text:style-name="T5">ON</text:span><text:span text:style-name="T13"> sessao_id = sessao.id </text:span><text:span text:style-name="T5">JOIN</text:span></text:p>
      <text:p text:style-name="P11">    <text:span text:style-name="T13">edicao </text:span><text:span text:style-name="T5">ON</text:span><text:span text:style-name="T13"> edicao_id = edicao.id </text:span><text:span text:style-name="T5">WHERE</text:span><text:span text:style-name="T13"> sessao_id = (</text:span></text:p>
      <text:p text:style-name="P11">        <text:span text:style-name="T5">SELECT</text:span><text:span text:style-name="T13"> id </text:span><text:span text:style-name="T5">FROM</text:span><text:span text:style-name="T13"> sessao </text:span><text:span text:style-name="T5">WHERE</text:span><text:span text:style-name="T13"> titulo = </text:span><text:span text:style-name="T11">'XML'</text:span><text:span text:style-name="T13"> </text:span><text:span text:style-name="T5">ORDER BY</text:span><text:span text:style-name="T13"> edicao_id </text:span><text:span text:style-name="T5">DESC</text:span><text:span text:style-name="T13"> </text:span><text:span text:style-name="T5">LIMIT</text:span><text:span text:style-name="T13"> </text:span><text:span text:style-name="T16">1</text:span><text:span text:style-name="T13">)</text:span></text:p>
      <text:p text:style-name="P3"><text:soft-page-break/><text:span text:style-name="T4">ORDER BY</text:span> artigo.titulo;</text:p>
      <text:p text:style-name="P3"/>
      <text:p text:style-name="P16"><text:span text:style-name="T8">RESULTADO – </text:span><text:span text:style-name="T9">3</text:span><text:span text:style-name="T8"> registros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titulo</text:p>
          </table:table-cell>
          <table:table-cell table:style-name="Tabela15.B1" office:value-type="string">
            <text:p text:style-name="Table_20_Contents">ano</text:p>
          </table:table-cell>
        </table:table-row>
        <table:table-row>
          <table:table-cell table:style-name="Tabela15.A3" office:value-type="string">
            <text:p text:style-name="Table_20_Contents">An Evaluation Study of Search Algorithms for XML Streams</text:p>
          </table:table-cell>
          <table:table-cell table:style-name="Tabela15.B3" office:value-type="string">
            <text:p text:style-name="Table_20_Contents">2010</text:p>
          </table:table-cell>
        </table:table-row>
        <table:table-row>
          <table:table-cell table:style-name="Tabela15.A3" office:value-type="string">
            <text:p text:style-name="Table_20_Contents">Processing Queries over Distributed XML Databases</text:p>
          </table:table-cell>
          <table:table-cell table:style-name="Tabela15.B3" office:value-type="string">
            <text:p text:style-name="Table_20_Contents">2010</text:p>
          </table:table-cell>
        </table:table-row>
        <table:table-row>
          <table:table-cell table:style-name="Tabela15.A4" office:value-type="string">
            <text:p text:style-name="Table_20_Contents">Supporting Temporal Queries on XML Keyword Search Engines</text:p>
          </table:table-cell>
          <table:table-cell table:style-name="Tabela15.B4" office:value-type="string">
            <text:p text:style-name="Table_20_Contents">2010</text:p>
          </table:table-cell>
        </table:table-row>
      </table:table>
      <text:p text:style-name="P13"/>
      <text:p text:style-name="P12">/*QUESTAO 5*/</text:p>
      <text:p text:style-name="P3"><text:span text:style-name="T4">SELECT</text:span> ano, edicao_num, sexo, <text:span text:style-name="T14">COUNT</text:span>(pesquisador_id) <text:span text:style-name="T4">FROM</text:span> edicao <text:span text:style-name="T4">JOIN</text:span></text:p>
      <text:p text:style-name="P11">    <text:span text:style-name="T13">sessao </text:span><text:span text:style-name="T5">ON</text:span><text:span text:style-name="T13"> edicao.id = edicao_id </text:span><text:span text:style-name="T5">JOIN</text:span></text:p>
      <text:p text:style-name="P3">artigo <text:span text:style-name="T4">ON</text:span> sessao.id = sessao_id <text:span text:style-name="T4">JOIN</text:span></text:p>
      <text:p text:style-name="P3">autoria <text:span text:style-name="T4">ON</text:span> artigo.id = artigo_id <text:span text:style-name="T4">JOIN</text:span></text:p>
      <text:p text:style-name="P3">autor <text:span text:style-name="T4">ON</text:span> autor.id = autor_id <text:span text:style-name="T4">JOIN</text:span> </text:p>
      <text:p text:style-name="P11">    <text:span text:style-name="T13">pesquisador </text:span><text:span text:style-name="T5">ON</text:span><text:span text:style-name="T13"> pesquisador.id = pesquisador_id</text:span></text:p>
      <text:p text:style-name="P3"><text:span text:style-name="T4">GROUP BY</text:span> sexo, edicao_num</text:p>
      <text:p text:style-name="P13"><text:span text:style-name="T6">ORDER BY</text:span><text:span text:style-name="T7"> ano;</text:span></text:p>
      <text:p text:style-name="P13"><text:span text:style-name="T7"/></text:p>
      <text:p text:style-name="P10">RESULTADO – <text:span text:style-name="T21">50</text:span> registros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ano</text:p>
          </table:table-cell>
          <table:table-cell table:style-name="Tabela16.A1" office:value-type="string">
            <text:p text:style-name="Table_20_Contents">edicao_num</text:p>
          </table:table-cell>
          <table:table-cell table:style-name="Tabela16.A1" office:value-type="string">
            <text:p text:style-name="Table_20_Contents">sexo</text:p>
          </table:table-cell>
          <table:table-cell table:style-name="Tabela16.D1" office:value-type="string">
            <text:p text:style-name="Table_20_Contents">COUNT(pesquisador_id)</text:p>
          </table:table-cell>
        </table:table-row>
        <table:table-row>
          <table:table-cell table:style-name="Tabela16.A50" office:value-type="string">
            <text:p text:style-name="Table_20_Contents">1986</text:p>
          </table:table-cell>
          <table:table-cell table:style-name="Tabela16.B50" office:value-type="string">
            <text:p text:style-name="Table_20_Contents">1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18</text:p>
          </table:table-cell>
        </table:table-row>
        <table:table-row>
          <table:table-cell table:style-name="Tabela16.A50" office:value-type="string">
            <text:p text:style-name="Table_20_Contents">1986</text:p>
          </table:table-cell>
          <table:table-cell table:style-name="Tabela16.B50" office:value-type="string">
            <text:p text:style-name="Table_20_Contents">1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4</text:p>
          </table:table-cell>
        </table:table-row>
        <table:table-row>
          <table:table-cell table:style-name="Tabela16.A50" office:value-type="string">
            <text:p text:style-name="Table_20_Contents">1987</text:p>
          </table:table-cell>
          <table:table-cell table:style-name="Tabela16.B50" office:value-type="string">
            <text:p text:style-name="Table_20_Contents">2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6</text:p>
          </table:table-cell>
        </table:table-row>
        <table:table-row>
          <table:table-cell table:style-name="Tabela16.A50" office:value-type="string">
            <text:p text:style-name="Table_20_Contents">1987</text:p>
          </table:table-cell>
          <table:table-cell table:style-name="Tabela16.B50" office:value-type="string">
            <text:p text:style-name="Table_20_Contents">2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32</text:p>
          </table:table-cell>
        </table:table-row>
        <table:table-row>
          <table:table-cell table:style-name="Tabela16.A50" office:value-type="string">
            <text:p text:style-name="Table_20_Contents">1988</text:p>
          </table:table-cell>
          <table:table-cell table:style-name="Tabela16.B50" office:value-type="string">
            <text:p text:style-name="Table_20_Contents">3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8</text:p>
          </table:table-cell>
        </table:table-row>
        <table:table-row>
          <table:table-cell table:style-name="Tabela16.A50" office:value-type="string">
            <text:p text:style-name="Table_20_Contents">1988</text:p>
          </table:table-cell>
          <table:table-cell table:style-name="Tabela16.B50" office:value-type="string">
            <text:p text:style-name="Table_20_Contents">3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37</text:p>
          </table:table-cell>
        </table:table-row>
        <table:table-row>
          <table:table-cell table:style-name="Tabela16.A50" office:value-type="string">
            <text:p text:style-name="Table_20_Contents">1989</text:p>
          </table:table-cell>
          <table:table-cell table:style-name="Tabela16.B50" office:value-type="string">
            <text:p text:style-name="Table_20_Contents">4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9</text:p>
          </table:table-cell>
        </table:table-row>
        <table:table-row>
          <table:table-cell table:style-name="Tabela16.A50" office:value-type="string">
            <text:p text:style-name="Table_20_Contents">1989</text:p>
          </table:table-cell>
          <table:table-cell table:style-name="Tabela16.B50" office:value-type="string">
            <text:p text:style-name="Table_20_Contents">4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7</text:p>
          </table:table-cell>
        </table:table-row>
        <table:table-row>
          <table:table-cell table:style-name="Tabela16.A50" office:value-type="string">
            <text:p text:style-name="Table_20_Contents">1990</text:p>
          </table:table-cell>
          <table:table-cell table:style-name="Tabela16.B50" office:value-type="string">
            <text:p text:style-name="Table_20_Contents">5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29</text:p>
          </table:table-cell>
        </table:table-row>
        <table:table-row>
          <table:table-cell table:style-name="Tabela16.A50" office:value-type="string">
            <text:p text:style-name="Table_20_Contents">1990</text:p>
          </table:table-cell>
          <table:table-cell table:style-name="Tabela16.B50" office:value-type="string">
            <text:p text:style-name="Table_20_Contents">5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0</text:p>
          </table:table-cell>
        </table:table-row>
        <table:table-row>
          <table:table-cell table:style-name="Tabela16.A50" office:value-type="string">
            <text:p text:style-name="Table_20_Contents">1991</text:p>
          </table:table-cell>
          <table:table-cell table:style-name="Tabela16.B50" office:value-type="string">
            <text:p text:style-name="Table_20_Contents">6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28</text:p>
          </table:table-cell>
        </table:table-row>
        <table:table-row>
          <table:table-cell table:style-name="Tabela16.A50" office:value-type="string">
            <text:p text:style-name="Table_20_Contents">1991</text:p>
          </table:table-cell>
          <table:table-cell table:style-name="Tabela16.B50" office:value-type="string">
            <text:p text:style-name="Table_20_Contents">6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2</text:p>
          </table:table-cell>
        </table:table-row>
        <table:table-row>
          <table:table-cell table:style-name="Tabela16.A50" office:value-type="string">
            <text:p text:style-name="Table_20_Contents">1992</text:p>
          </table:table-cell>
          <table:table-cell table:style-name="Tabela16.B50" office:value-type="string">
            <text:p text:style-name="Table_20_Contents">7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7</text:p>
          </table:table-cell>
        </table:table-row>
        <table:table-row>
          <table:table-cell table:style-name="Tabela16.A50" office:value-type="string">
            <text:p text:style-name="Table_20_Contents">1992</text:p>
          </table:table-cell>
          <table:table-cell table:style-name="Tabela16.B50" office:value-type="string">
            <text:p text:style-name="Table_20_Contents">7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8</text:p>
          </table:table-cell>
        </table:table-row>
        <table:table-row>
          <table:table-cell table:style-name="Tabela16.A50" office:value-type="string">
            <text:p text:style-name="Table_20_Contents">1993</text:p>
          </table:table-cell>
          <table:table-cell table:style-name="Tabela16.B50" office:value-type="string">
            <text:p text:style-name="Table_20_Contents">8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61</text:p>
          </table:table-cell>
        </table:table-row>
        <table:table-row>
          <table:table-cell table:style-name="Tabela16.A50" office:value-type="string">
            <text:p text:style-name="Table_20_Contents">1993</text:p>
          </table:table-cell>
          <table:table-cell table:style-name="Tabela16.B50" office:value-type="string">
            <text:p text:style-name="Table_20_Contents">8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2</text:p>
          </table:table-cell>
        </table:table-row>
        <table:table-row>
          <table:table-cell table:style-name="Tabela16.A50" office:value-type="string">
            <text:p text:style-name="Table_20_Contents">1994</text:p>
          </table:table-cell>
          <table:table-cell table:style-name="Tabela16.B50" office:value-type="string">
            <text:p text:style-name="Table_20_Contents">9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32</text:p>
          </table:table-cell>
        </table:table-row>
        <table:table-row>
          <table:table-cell table:style-name="Tabela16.A50" office:value-type="string">
            <text:p text:style-name="Table_20_Contents">1994</text:p>
          </table:table-cell>
          <table:table-cell table:style-name="Tabela16.B50" office:value-type="string">
            <text:p text:style-name="Table_20_Contents">9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2</text:p>
          </table:table-cell>
        </table:table-row>
        <table:table-row>
          <table:table-cell table:style-name="Tabela16.A50" office:value-type="string">
            <text:p text:style-name="Table_20_Contents">1995</text:p>
          </table:table-cell>
          <table:table-cell table:style-name="Tabela16.B50" office:value-type="string">
            <text:p text:style-name="Table_20_Contents">10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36</text:p>
          </table:table-cell>
        </table:table-row>
        <table:table-row>
          <table:table-cell table:style-name="Tabela16.A50" office:value-type="string">
            <text:p text:style-name="Table_20_Contents">1995</text:p>
          </table:table-cell>
          <table:table-cell table:style-name="Tabela16.B50" office:value-type="string">
            <text:p text:style-name="Table_20_Contents">10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3</text:p>
          </table:table-cell>
        </table:table-row>
        <table:table-row>
          <table:table-cell table:style-name="Tabela16.A50" office:value-type="string">
            <text:p text:style-name="Table_20_Contents">1996</text:p>
          </table:table-cell>
          <table:table-cell table:style-name="Tabela16.B50" office:value-type="string">
            <text:p text:style-name="Table_20_Contents">11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1</text:p>
          </table:table-cell>
        </table:table-row>
        <table:table-row>
          <table:table-cell table:style-name="Tabela16.A50" office:value-type="string">
            <text:p text:style-name="Table_20_Contents">1996</text:p>
          </table:table-cell>
          <table:table-cell table:style-name="Tabela16.B50" office:value-type="string">
            <text:p text:style-name="Table_20_Contents">11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4</text:p>
          </table:table-cell>
        </table:table-row>
        <table:table-row>
          <table:table-cell table:style-name="Tabela16.A50" office:value-type="string">
            <text:p text:style-name="Table_20_Contents">1997</text:p>
          </table:table-cell>
          <table:table-cell table:style-name="Tabela16.B50" office:value-type="string">
            <text:p text:style-name="Table_20_Contents">12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5</text:p>
          </table:table-cell>
        </table:table-row>
        <table:table-row>
          <table:table-cell table:style-name="Tabela16.A50" office:value-type="string">
            <text:p text:style-name="Table_20_Contents">1997</text:p>
          </table:table-cell>
          <table:table-cell table:style-name="Tabela16.B50" office:value-type="string">
            <text:p text:style-name="Table_20_Contents">12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6</text:p>
          </table:table-cell>
        </table:table-row>
        <table:table-row>
          <table:table-cell table:style-name="Tabela16.A50" office:value-type="string">
            <text:p text:style-name="Table_20_Contents">1998</text:p>
          </table:table-cell>
          <table:table-cell table:style-name="Tabela16.B50" office:value-type="string">
            <text:p text:style-name="Table_20_Contents">13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7</text:p>
          </table:table-cell>
        </table:table-row>
        <text:soft-page-break/>
        <table:table-row>
          <table:table-cell table:style-name="Tabela16.A50" office:value-type="string">
            <text:p text:style-name="Table_20_Contents">1998</text:p>
          </table:table-cell>
          <table:table-cell table:style-name="Tabela16.B50" office:value-type="string">
            <text:p text:style-name="Table_20_Contents">13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6</text:p>
          </table:table-cell>
        </table:table-row>
        <table:table-row>
          <table:table-cell table:style-name="Tabela16.A50" office:value-type="string">
            <text:p text:style-name="Table_20_Contents">1999</text:p>
          </table:table-cell>
          <table:table-cell table:style-name="Tabela16.B50" office:value-type="string">
            <text:p text:style-name="Table_20_Contents">14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2</text:p>
          </table:table-cell>
        </table:table-row>
        <table:table-row>
          <table:table-cell table:style-name="Tabela16.A50" office:value-type="string">
            <text:p text:style-name="Table_20_Contents">1999</text:p>
          </table:table-cell>
          <table:table-cell table:style-name="Tabela16.B50" office:value-type="string">
            <text:p text:style-name="Table_20_Contents">14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2</text:p>
          </table:table-cell>
        </table:table-row>
        <table:table-row>
          <table:table-cell table:style-name="Tabela16.A50" office:value-type="string">
            <text:p text:style-name="Table_20_Contents">2000</text:p>
          </table:table-cell>
          <table:table-cell table:style-name="Tabela16.B50" office:value-type="string">
            <text:p text:style-name="Table_20_Contents">15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7</text:p>
          </table:table-cell>
        </table:table-row>
        <table:table-row>
          <table:table-cell table:style-name="Tabela16.A50" office:value-type="string">
            <text:p text:style-name="Table_20_Contents">2000</text:p>
          </table:table-cell>
          <table:table-cell table:style-name="Tabela16.B50" office:value-type="string">
            <text:p text:style-name="Table_20_Contents">15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6</text:p>
          </table:table-cell>
        </table:table-row>
        <table:table-row>
          <table:table-cell table:style-name="Tabela16.A50" office:value-type="string">
            <text:p text:style-name="Table_20_Contents">2001</text:p>
          </table:table-cell>
          <table:table-cell table:style-name="Tabela16.B50" office:value-type="string">
            <text:p text:style-name="Table_20_Contents">16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1</text:p>
          </table:table-cell>
        </table:table-row>
        <table:table-row>
          <table:table-cell table:style-name="Tabela16.A50" office:value-type="string">
            <text:p text:style-name="Table_20_Contents">2001</text:p>
          </table:table-cell>
          <table:table-cell table:style-name="Tabela16.B50" office:value-type="string">
            <text:p text:style-name="Table_20_Contents">16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3</text:p>
          </table:table-cell>
        </table:table-row>
        <table:table-row>
          <table:table-cell table:style-name="Tabela16.A50" office:value-type="string">
            <text:p text:style-name="Table_20_Contents">2002</text:p>
          </table:table-cell>
          <table:table-cell table:style-name="Tabela16.B50" office:value-type="string">
            <text:p text:style-name="Table_20_Contents">17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5</text:p>
          </table:table-cell>
        </table:table-row>
        <table:table-row>
          <table:table-cell table:style-name="Tabela16.A50" office:value-type="string">
            <text:p text:style-name="Table_20_Contents">2002</text:p>
          </table:table-cell>
          <table:table-cell table:style-name="Tabela16.B50" office:value-type="string">
            <text:p text:style-name="Table_20_Contents">17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9</text:p>
          </table:table-cell>
        </table:table-row>
        <table:table-row>
          <table:table-cell table:style-name="Tabela16.A50" office:value-type="string">
            <text:p text:style-name="Table_20_Contents">2003</text:p>
          </table:table-cell>
          <table:table-cell table:style-name="Tabela16.B50" office:value-type="string">
            <text:p text:style-name="Table_20_Contents">18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67</text:p>
          </table:table-cell>
        </table:table-row>
        <table:table-row>
          <table:table-cell table:style-name="Tabela16.A50" office:value-type="string">
            <text:p text:style-name="Table_20_Contents">2003</text:p>
          </table:table-cell>
          <table:table-cell table:style-name="Tabela16.B50" office:value-type="string">
            <text:p text:style-name="Table_20_Contents">18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0</text:p>
          </table:table-cell>
        </table:table-row>
        <table:table-row>
          <table:table-cell table:style-name="Tabela16.A50" office:value-type="string">
            <text:p text:style-name="Table_20_Contents">2004</text:p>
          </table:table-cell>
          <table:table-cell table:style-name="Tabela16.B50" office:value-type="string">
            <text:p text:style-name="Table_20_Contents">19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6</text:p>
          </table:table-cell>
        </table:table-row>
        <table:table-row>
          <table:table-cell table:style-name="Tabela16.A50" office:value-type="string">
            <text:p text:style-name="Table_20_Contents">2004</text:p>
          </table:table-cell>
          <table:table-cell table:style-name="Tabela16.B50" office:value-type="string">
            <text:p text:style-name="Table_20_Contents">19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62</text:p>
          </table:table-cell>
        </table:table-row>
        <table:table-row>
          <table:table-cell table:style-name="Tabela16.A50" office:value-type="string">
            <text:p text:style-name="Table_20_Contents">2005</text:p>
          </table:table-cell>
          <table:table-cell table:style-name="Tabela16.B50" office:value-type="string">
            <text:p text:style-name="Table_20_Contents">20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4</text:p>
          </table:table-cell>
        </table:table-row>
        <table:table-row>
          <table:table-cell table:style-name="Tabela16.A50" office:value-type="string">
            <text:p text:style-name="Table_20_Contents">2005</text:p>
          </table:table-cell>
          <table:table-cell table:style-name="Tabela16.B50" office:value-type="string">
            <text:p text:style-name="Table_20_Contents">20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8</text:p>
          </table:table-cell>
        </table:table-row>
        <table:table-row>
          <table:table-cell table:style-name="Tabela16.A50" office:value-type="string">
            <text:p text:style-name="Table_20_Contents">2006</text:p>
          </table:table-cell>
          <table:table-cell table:style-name="Tabela16.B50" office:value-type="string">
            <text:p text:style-name="Table_20_Contents">21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1</text:p>
          </table:table-cell>
        </table:table-row>
        <table:table-row>
          <table:table-cell table:style-name="Tabela16.A50" office:value-type="string">
            <text:p text:style-name="Table_20_Contents">2006</text:p>
          </table:table-cell>
          <table:table-cell table:style-name="Tabela16.B50" office:value-type="string">
            <text:p text:style-name="Table_20_Contents">21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2</text:p>
          </table:table-cell>
        </table:table-row>
        <table:table-row>
          <table:table-cell table:style-name="Tabela16.A50" office:value-type="string">
            <text:p text:style-name="Table_20_Contents">2007</text:p>
          </table:table-cell>
          <table:table-cell table:style-name="Tabela16.B50" office:value-type="string">
            <text:p text:style-name="Table_20_Contents">22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66</text:p>
          </table:table-cell>
        </table:table-row>
        <table:table-row>
          <table:table-cell table:style-name="Tabela16.A50" office:value-type="string">
            <text:p text:style-name="Table_20_Contents">2007</text:p>
          </table:table-cell>
          <table:table-cell table:style-name="Tabela16.B50" office:value-type="string">
            <text:p text:style-name="Table_20_Contents">22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27</text:p>
          </table:table-cell>
        </table:table-row>
        <table:table-row>
          <table:table-cell table:style-name="Tabela16.A50" office:value-type="string">
            <text:p text:style-name="Table_20_Contents">2008</text:p>
          </table:table-cell>
          <table:table-cell table:style-name="Tabela16.B50" office:value-type="string">
            <text:p text:style-name="Table_20_Contents">23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62</text:p>
          </table:table-cell>
        </table:table-row>
        <table:table-row>
          <table:table-cell table:style-name="Tabela16.A50" office:value-type="string">
            <text:p text:style-name="Table_20_Contents">2008</text:p>
          </table:table-cell>
          <table:table-cell table:style-name="Tabela16.B50" office:value-type="string">
            <text:p text:style-name="Table_20_Contents">23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9</text:p>
          </table:table-cell>
        </table:table-row>
        <table:table-row>
          <table:table-cell table:style-name="Tabela16.A50" office:value-type="string">
            <text:p text:style-name="Table_20_Contents">2009</text:p>
          </table:table-cell>
          <table:table-cell table:style-name="Tabela16.B50" office:value-type="string">
            <text:p text:style-name="Table_20_Contents">24</text:p>
          </table:table-cell>
          <table:table-cell table:style-name="Tabela16.C50" office:value-type="string">
            <text:p text:style-name="Table_20_Contents">F</text:p>
          </table:table-cell>
          <table:table-cell table:style-name="Tabela16.D50" office:value-type="string">
            <text:p text:style-name="Table_20_Contents">17</text:p>
          </table:table-cell>
        </table:table-row>
        <table:table-row>
          <table:table-cell table:style-name="Tabela16.A50" office:value-type="string">
            <text:p text:style-name="Table_20_Contents">2009</text:p>
          </table:table-cell>
          <table:table-cell table:style-name="Tabela16.B50" office:value-type="string">
            <text:p text:style-name="Table_20_Contents">24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53</text:p>
          </table:table-cell>
        </table:table-row>
        <table:table-row>
          <table:table-cell table:style-name="Tabela16.A50" office:value-type="string">
            <text:p text:style-name="Table_20_Contents">2010</text:p>
          </table:table-cell>
          <table:table-cell table:style-name="Tabela16.B50" office:value-type="string">
            <text:p text:style-name="Table_20_Contents">25</text:p>
          </table:table-cell>
          <table:table-cell table:style-name="Tabela16.C50" office:value-type="string">
            <text:p text:style-name="Table_20_Contents">M</text:p>
          </table:table-cell>
          <table:table-cell table:style-name="Tabela16.D50" office:value-type="string">
            <text:p text:style-name="Table_20_Contents">47</text:p>
          </table:table-cell>
        </table:table-row>
        <table:table-row>
          <table:table-cell table:style-name="Tabela16.A51" office:value-type="string">
            <text:p text:style-name="Table_20_Contents">2010</text:p>
          </table:table-cell>
          <table:table-cell table:style-name="Tabela16.B51" office:value-type="string">
            <text:p text:style-name="Table_20_Contents">25</text:p>
          </table:table-cell>
          <table:table-cell table:style-name="Tabela16.C51" office:value-type="string">
            <text:p text:style-name="Table_20_Contents">F</text:p>
          </table:table-cell>
          <table:table-cell table:style-name="Tabela16.D51" office:value-type="string">
            <text:p text:style-name="Table_20_Contents">22</text:p>
          </table:table-cell>
        </table:table-row>
      </table:table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0-09T22:07:40.889000000</dc:date>
    <meta:editing-duration>PT19H31M27S</meta:editing-duration>
    <meta:editing-cycles>291</meta:editing-cycles>
    <meta:generator>LibreOffice/5.4.2.2$Windows_X86_64 LibreOffice_project/22b09f6418e8c2d508a9eaf86b2399209b0990f4</meta:generator>
    <dc:title>Documentação TP1 de IBD</dc:title>
    <dc:creator>Douglas Rodrigues de Almeida</dc:creator>
    <meta:document-statistic meta:table-count="16" meta:image-count="0" meta:object-count="0" meta:page-count="33" meta:paragraph-count="3047" meta:word-count="10358" meta:character-count="65369" meta:non-whitespace-character-count="57838"/>
  </office:meta>
</office:document-meta>
</file>